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0.7in"/>
    </style:style>
    <style:style style:name="co22" style:family="table-column">
      <style:table-column-properties fo:break-before="auto" style:column-width="1.1472in"/>
    </style:style>
    <style:style style:name="co23" style:family="table-column">
      <style:table-column-properties fo:break-before="auto" style:column-width="1.211in"/>
    </style:style>
    <style:style style:name="co24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0.3457in"/>
    </style:style>
    <style:style style:name="co26" style:family="table-column">
      <style:table-column-properties fo:break-before="auto" style:column-width="0.4752in"/>
    </style:style>
    <style:style style:name="co27" style:family="table-column">
      <style:table-column-properties fo:break-before="auto" style:column-width="0.6898in"/>
    </style:style>
    <style:style style:name="co28" style:family="table-column">
      <style:table-column-properties fo:break-before="auto" style:column-width="0.6138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5283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1.2646in"/>
    </style:style>
    <style:style style:name="co33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machine16-few-loaders-5-400-interleave0.01-sanitiz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50:48</text:p>
          </table:table-cell>
          <table:table-cell office:value-type="float" office:value="59631240" calcext:value-type="float">
            <text:p>596312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465" calcext:value-type="float">
            <text:p>14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7352" calcext:value-type="float">
            <text:p>3797352</text:p>
          </table:table-cell>
          <table:table-cell office:value-type="float" office:value="104684" calcext:value-type="float">
            <text:p>104684</text:p>
          </table:table-cell>
          <table:table-cell office:value-type="float" office:value="75336" calcext:value-type="float">
            <text:p>75336</text:p>
          </table:table-cell>
          <table:table-cell office:value-type="float" office:value="29348" calcext:value-type="float">
            <text:p>29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67" calcext:value-type="float">
            <text:p>3767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0:49</text:p>
          </table:table-cell>
          <table:table-cell office:value-type="float" office:value="59283296" calcext:value-type="float">
            <text:p>592832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193040" calcext:value-type="float">
            <text:p>193040</text:p>
          </table:table-cell>
          <table:table-cell office:value-type="float" office:value="155392" calcext:value-type="float">
            <text:p>155392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303" calcext:value-type="float">
            <text:p>303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657" calcext:value-type="float">
            <text:p>31657</text:p>
          </table:table-cell>
          <table:table-cell office:value-type="float" office:value="15296" calcext:value-type="float">
            <text:p>15296</text:p>
          </table:table-cell>
          <table:table-cell office:value-type="float" office:value="15112" calcext:value-type="float">
            <text:p>15112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0</text:p>
          </table:table-cell>
          <table:table-cell office:value-type="float" office:value="59046328" calcext:value-type="float">
            <text:p>5904632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36012" calcext:value-type="float">
            <text:p>236012</text:p>
          </table:table-cell>
          <table:table-cell office:value-type="float" office:value="198364" calcext:value-type="float">
            <text:p>198364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623" calcext:value-type="float">
            <text:p>32623</text:p>
          </table:table-cell>
          <table:table-cell office:value-type="float" office:value="16000" calcext:value-type="float">
            <text:p>16000</text:p>
          </table:table-cell>
          <table:table-cell office:value-type="float" office:value="15808" calcext:value-type="float">
            <text:p>1580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5680" calcext:value-type="float">
            <text:p>156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1</text:p>
          </table:table-cell>
          <table:table-cell office:value-type="float" office:value="58989320" calcext:value-type="float">
            <text:p>589893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44252" calcext:value-type="float">
            <text:p>244252</text:p>
          </table:table-cell>
          <table:table-cell office:value-type="float" office:value="206604" calcext:value-type="float">
            <text:p>206604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27" calcext:value-type="float">
            <text:p>252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175" calcext:value-type="float">
            <text:p>42175</text:p>
          </table:table-cell>
          <table:table-cell office:value-type="float" office:value="16512" calcext:value-type="float">
            <text:p>16512</text:p>
          </table:table-cell>
          <table:table-cell office:value-type="float" office:value="16292" calcext:value-type="float">
            <text:p>16292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6960" calcext:value-type="float">
            <text:p>169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2</text:p>
          </table:table-cell>
          <table:table-cell office:value-type="float" office:value="58964292" calcext:value-type="float">
            <text:p>589642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6" calcext:value-type="float">
            <text:p>14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580" calcext:value-type="float">
            <text:p>250580</text:p>
          </table:table-cell>
          <table:table-cell office:value-type="float" office:value="212872" calcext:value-type="float">
            <text:p>212872</text:p>
          </table:table-cell>
          <table:table-cell office:value-type="float" office:value="37708" calcext:value-type="float">
            <text:p>37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37" calcext:value-type="float">
            <text:p>3337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687" calcext:value-type="float">
            <text:p>18687</text:p>
          </table:table-cell>
          <table:table-cell office:value-type="float" office:value="16896" calcext:value-type="float">
            <text:p>16896</text:p>
          </table:table-cell>
          <table:table-cell office:value-type="float" office:value="16702" calcext:value-type="float">
            <text:p>16702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1248" calcext:value-type="float">
            <text:p>2124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24" calcext:value-type="float">
            <text:p>359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3</text:p>
          </table:table-cell>
          <table:table-cell office:value-type="float" office:value="58980904" calcext:value-type="float">
            <text:p>589809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16" calcext:value-type="float">
            <text:p>250716</text:p>
          </table:table-cell>
          <table:table-cell office:value-type="float" office:value="212856" calcext:value-type="float">
            <text:p>212856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7" calcext:value-type="float">
            <text:p>142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8" calcext:value-type="float">
            <text:p>8018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40" calcext:value-type="float">
            <text:p>3284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4</text:p>
          </table:table-cell>
          <table:table-cell office:value-type="float" office:value="58983972" calcext:value-type="float">
            <text:p>589839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1" calcext:value-type="float">
            <text:p>802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5</text:p>
          </table:table-cell>
          <table:table-cell office:value-type="float" office:value="58983532" calcext:value-type="float">
            <text:p>589835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1" calcext:value-type="float">
            <text:p>802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6</text:p>
          </table:table-cell>
          <table:table-cell office:value-type="float" office:value="58982808" calcext:value-type="float">
            <text:p>58982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4" calcext:value-type="float">
            <text:p>8024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7</text:p>
          </table:table-cell>
          <table:table-cell office:value-type="float" office:value="58982808" calcext:value-type="float">
            <text:p>58982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4" calcext:value-type="float">
            <text:p>8024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8</text:p>
          </table:table-cell>
          <table:table-cell office:value-type="float" office:value="58982304" calcext:value-type="float">
            <text:p>589823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6" calcext:value-type="float">
            <text:p>8026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9</text:p>
          </table:table-cell>
          <table:table-cell office:value-type="float" office:value="58982308" calcext:value-type="float">
            <text:p>589823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9" calcext:value-type="float">
            <text:p>802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0</text:p>
          </table:table-cell>
          <table:table-cell office:value-type="float" office:value="58982432" calcext:value-type="float">
            <text:p>589824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9" calcext:value-type="float">
            <text:p>802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1</text:p>
          </table:table-cell>
          <table:table-cell office:value-type="float" office:value="58982560" calcext:value-type="float">
            <text:p>589825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1" calcext:value-type="float">
            <text:p>803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2</text:p>
          </table:table-cell>
          <table:table-cell office:value-type="float" office:value="58951484" calcext:value-type="float">
            <text:p>589514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1" calcext:value-type="float">
            <text:p>803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3</text:p>
          </table:table-cell>
          <table:table-cell office:value-type="float" office:value="58601100" calcext:value-type="float">
            <text:p>586011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39944" calcext:value-type="float">
            <text:p>339944</text:p>
          </table:table-cell>
          <table:table-cell office:value-type="float" office:value="302084" calcext:value-type="float">
            <text:p>302084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36" calcext:value-type="float">
            <text:p>20836</text:p>
          </table:table-cell>
          <table:table-cell office:value-type="float" office:value="105920" calcext:value-type="float">
            <text:p>105920</text:p>
          </table:table-cell>
          <table:table-cell office:value-type="float" office:value="104782" calcext:value-type="float">
            <text:p>104782</text:p>
          </table:table-cell>
          <table:table-cell office:value-type="float" office:value="8256" calcext:value-type="float">
            <text:p>8256</text:p>
          </table:table-cell>
          <table:table-cell office:value-type="float" office:value="7847" calcext:value-type="float">
            <text:p>7847</text:p>
          </table:table-cell>
          <table:table-cell office:value-type="float" office:value="136896" calcext:value-type="float">
            <text:p>13689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1729" calcext:value-type="float">
            <text:p>11729</text:p>
          </table:table-cell>
          <table:table-cell office:value-type="float" office:value="8282" calcext:value-type="float">
            <text:p>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4</text:p>
          </table:table-cell>
          <table:table-cell office:value-type="float" office:value="58156984" calcext:value-type="float">
            <text:p>581569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68" calcext:value-type="float">
            <text:p>11468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office:value-type="float" office:value="11719" calcext:value-type="float">
            <text:p>1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5</text:p>
          </table:table-cell>
          <table:table-cell office:value-type="float" office:value="58108436" calcext:value-type="float">
            <text:p>581084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6</text:p>
          </table:table-cell>
          <table:table-cell office:value-type="float" office:value="58107600" calcext:value-type="float">
            <text:p>58107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7</text:p>
          </table:table-cell>
          <table:table-cell office:value-type="float" office:value="58106924" calcext:value-type="float">
            <text:p>581069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8</text:p>
          </table:table-cell>
          <table:table-cell office:value-type="float" office:value="58106624" calcext:value-type="float">
            <text:p>581066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9</text:p>
          </table:table-cell>
          <table:table-cell office:value-type="float" office:value="58106280" calcext:value-type="float">
            <text:p>581062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0</text:p>
          </table:table-cell>
          <table:table-cell office:value-type="float" office:value="58106360" calcext:value-type="float">
            <text:p>581063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1</text:p>
          </table:table-cell>
          <table:table-cell office:value-type="float" office:value="58105904" calcext:value-type="float">
            <text:p>581059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2</text:p>
          </table:table-cell>
          <table:table-cell office:value-type="float" office:value="58105460" calcext:value-type="float">
            <text:p>581054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3</text:p>
          </table:table-cell>
          <table:table-cell office:value-type="float" office:value="58105816" calcext:value-type="float">
            <text:p>581058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4</text:p>
          </table:table-cell>
          <table:table-cell office:value-type="float" office:value="58104688" calcext:value-type="float">
            <text:p>581046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1" calcext:value-type="float">
            <text:p>11111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5</text:p>
          </table:table-cell>
          <table:table-cell office:value-type="float" office:value="58104400" calcext:value-type="float">
            <text:p>581044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4" calcext:value-type="float">
            <text:p>11114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6</text:p>
          </table:table-cell>
          <table:table-cell office:value-type="float" office:value="58104176" calcext:value-type="float">
            <text:p>581041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4" calcext:value-type="float">
            <text:p>11114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7</text:p>
          </table:table-cell>
          <table:table-cell office:value-type="float" office:value="58124488" calcext:value-type="float">
            <text:p>581244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4" calcext:value-type="float">
            <text:p>10754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8</text:p>
          </table:table-cell>
          <table:table-cell office:value-type="float" office:value="58125044" calcext:value-type="float">
            <text:p>581250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9</text:p>
          </table:table-cell>
          <table:table-cell office:value-type="float" office:value="58125240" calcext:value-type="float">
            <text:p>58125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0</text:p>
          </table:table-cell>
          <table:table-cell office:value-type="float" office:value="58141068" calcext:value-type="float">
            <text:p>581410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98" calcext:value-type="float">
            <text:p>10398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1</text:p>
          </table:table-cell>
          <table:table-cell office:value-type="float" office:value="58141068" calcext:value-type="float">
            <text:p>581410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2</text:p>
          </table:table-cell>
          <table:table-cell office:value-type="float" office:value="58141364" calcext:value-type="float">
            <text:p>581413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3</text:p>
          </table:table-cell>
          <table:table-cell office:value-type="float" office:value="58166040" calcext:value-type="float">
            <text:p>581660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1" calcext:value-type="float">
            <text:p>10041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4</text:p>
          </table:table-cell>
          <table:table-cell office:value-type="float" office:value="58166040" calcext:value-type="float">
            <text:p>581660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3" calcext:value-type="float">
            <text:p>10043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5</text:p>
          </table:table-cell>
          <table:table-cell office:value-type="float" office:value="58165912" calcext:value-type="float">
            <text:p>581659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3" calcext:value-type="float">
            <text:p>10043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6</text:p>
          </table:table-cell>
          <table:table-cell office:value-type="float" office:value="58182676" calcext:value-type="float">
            <text:p>581826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4" calcext:value-type="float">
            <text:p>9684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7</text:p>
          </table:table-cell>
          <table:table-cell office:value-type="float" office:value="58182816" calcext:value-type="float">
            <text:p>581828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7" calcext:value-type="float">
            <text:p>9687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8</text:p>
          </table:table-cell>
          <table:table-cell office:value-type="float" office:value="58182428" calcext:value-type="float">
            <text:p>581824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7" calcext:value-type="float">
            <text:p>9687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9</text:p>
          </table:table-cell>
          <table:table-cell office:value-type="float" office:value="58207124" calcext:value-type="float">
            <text:p>582071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27" calcext:value-type="float">
            <text:p>9327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0</text:p>
          </table:table-cell>
          <table:table-cell office:value-type="float" office:value="58206872" calcext:value-type="float">
            <text:p>582068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30" calcext:value-type="float">
            <text:p>9330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1</text:p>
          </table:table-cell>
          <table:table-cell office:value-type="float" office:value="58206880" calcext:value-type="float">
            <text:p>582068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30" calcext:value-type="float">
            <text:p>9330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2</text:p>
          </table:table-cell>
          <table:table-cell office:value-type="float" office:value="58224380" calcext:value-type="float">
            <text:p>582243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1" calcext:value-type="float">
            <text:p>8971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3</text:p>
          </table:table-cell>
          <table:table-cell office:value-type="float" office:value="58223288" calcext:value-type="float">
            <text:p>58223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3" calcext:value-type="float">
            <text:p>8973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4</text:p>
          </table:table-cell>
          <table:table-cell office:value-type="float" office:value="58222108" calcext:value-type="float">
            <text:p>582221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3" calcext:value-type="float">
            <text:p>8973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5</text:p>
          </table:table-cell>
          <table:table-cell office:value-type="float" office:value="58246240" calcext:value-type="float">
            <text:p>58246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4" calcext:value-type="float">
            <text:p>8614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6</text:p>
          </table:table-cell>
          <table:table-cell office:value-type="float" office:value="58245988" calcext:value-type="float">
            <text:p>582459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7" calcext:value-type="float">
            <text:p>8617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7</text:p>
          </table:table-cell>
          <table:table-cell office:value-type="float" office:value="58245484" calcext:value-type="float">
            <text:p>58245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7" calcext:value-type="float">
            <text:p>8617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8</text:p>
          </table:table-cell>
          <table:table-cell office:value-type="float" office:value="58261700" calcext:value-type="float">
            <text:p>582617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57" calcext:value-type="float">
            <text:p>8257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5" calcext:value-type="float">
            <text:p>38035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9</text:p>
          </table:table-cell>
          <table:table-cell office:value-type="float" office:value="58262152" calcext:value-type="float">
            <text:p>582621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0</text:p>
          </table:table-cell>
          <table:table-cell office:value-type="float" office:value="58261660" calcext:value-type="float">
            <text:p>58261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1</text:p>
          </table:table-cell>
          <table:table-cell office:value-type="float" office:value="58261408" calcext:value-type="float">
            <text:p>582614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2</text:p>
          </table:table-cell>
          <table:table-cell office:value-type="float" office:value="58261396" calcext:value-type="float">
            <text:p>582613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3</text:p>
          </table:table-cell>
          <table:table-cell office:value-type="float" office:value="58261272" calcext:value-type="float">
            <text:p>582612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4</text:p>
          </table:table-cell>
          <table:table-cell office:value-type="float" office:value="58261168" calcext:value-type="float">
            <text:p>58261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5</text:p>
          </table:table-cell>
          <table:table-cell office:value-type="float" office:value="58260972" calcext:value-type="float">
            <text:p>582609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6</text:p>
          </table:table-cell>
          <table:table-cell office:value-type="float" office:value="58261164" calcext:value-type="float">
            <text:p>58261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7</text:p>
          </table:table-cell>
          <table:table-cell office:value-type="float" office:value="58261164" calcext:value-type="float">
            <text:p>58261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8</text:p>
          </table:table-cell>
          <table:table-cell office:value-type="float" office:value="58261188" calcext:value-type="float">
            <text:p>582611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9</text:p>
          </table:table-cell>
          <table:table-cell office:value-type="float" office:value="58259732" calcext:value-type="float">
            <text:p>58259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0</text:p>
          </table:table-cell>
          <table:table-cell office:value-type="float" office:value="58261260" calcext:value-type="float">
            <text:p>582612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1</text:p>
          </table:table-cell>
          <table:table-cell office:value-type="float" office:value="58261172" calcext:value-type="float">
            <text:p>582611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2</text:p>
          </table:table-cell>
          <table:table-cell office:value-type="float" office:value="58260272" calcext:value-type="float">
            <text:p>582602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3</text:p>
          </table:table-cell>
          <table:table-cell office:value-type="float" office:value="58259788" calcext:value-type="float">
            <text:p>582597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4</text:p>
          </table:table-cell>
          <table:table-cell office:value-type="float" office:value="58260480" calcext:value-type="float">
            <text:p>582604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5</text:p>
          </table:table-cell>
          <table:table-cell office:value-type="float" office:value="58259804" calcext:value-type="float">
            <text:p>582598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7</text:p>
          </table:table-cell>
          <table:table-cell office:value-type="float" office:value="58259184" calcext:value-type="float">
            <text:p>582591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8</text:p>
          </table:table-cell>
          <table:table-cell office:value-type="float" office:value="58259888" calcext:value-type="float">
            <text:p>582598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9</text:p>
          </table:table-cell>
          <table:table-cell office:value-type="float" office:value="58259244" calcext:value-type="float">
            <text:p>582592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0</text:p>
          </table:table-cell>
          <table:table-cell office:value-type="float" office:value="58259872" calcext:value-type="float">
            <text:p>582598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1</text:p>
          </table:table-cell>
          <table:table-cell office:value-type="float" office:value="58258752" calcext:value-type="float">
            <text:p>582587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2</text:p>
          </table:table-cell>
          <table:table-cell office:value-type="float" office:value="58258968" calcext:value-type="float">
            <text:p>58258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3</text:p>
          </table:table-cell>
          <table:table-cell office:value-type="float" office:value="58258660" calcext:value-type="float">
            <text:p>58258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4</text:p>
          </table:table-cell>
          <table:table-cell office:value-type="float" office:value="58258660" calcext:value-type="float">
            <text:p>58258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5</text:p>
          </table:table-cell>
          <table:table-cell office:value-type="float" office:value="58258680" calcext:value-type="float">
            <text:p>582586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6</text:p>
          </table:table-cell>
          <table:table-cell office:value-type="float" office:value="58258796" calcext:value-type="float">
            <text:p>582587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7</text:p>
          </table:table-cell>
          <table:table-cell office:value-type="float" office:value="58258920" calcext:value-type="float">
            <text:p>582589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8</text:p>
          </table:table-cell>
          <table:table-cell office:value-type="float" office:value="58259188" calcext:value-type="float">
            <text:p>582591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9</text:p>
          </table:table-cell>
          <table:table-cell office:value-type="float" office:value="58259320" calcext:value-type="float">
            <text:p>582593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0</text:p>
          </table:table-cell>
          <table:table-cell office:value-type="float" office:value="58258380" calcext:value-type="float">
            <text:p>582583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1</text:p>
          </table:table-cell>
          <table:table-cell office:value-type="float" office:value="58258532" calcext:value-type="float">
            <text:p>582585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2</text:p>
          </table:table-cell>
          <table:table-cell office:value-type="float" office:value="58259204" calcext:value-type="float">
            <text:p>582592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3</text:p>
          </table:table-cell>
          <table:table-cell office:value-type="float" office:value="58259456" calcext:value-type="float">
            <text:p>582594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4</text:p>
          </table:table-cell>
          <table:table-cell office:value-type="float" office:value="58259764" calcext:value-type="float">
            <text:p>582597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5</text:p>
          </table:table-cell>
          <table:table-cell office:value-type="float" office:value="58259732" calcext:value-type="float">
            <text:p>58259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6</text:p>
          </table:table-cell>
          <table:table-cell office:value-type="float" office:value="58259516" calcext:value-type="float">
            <text:p>58259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7</text:p>
          </table:table-cell>
          <table:table-cell office:value-type="float" office:value="58259308" calcext:value-type="float">
            <text:p>58259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8</text:p>
          </table:table-cell>
          <table:table-cell office:value-type="float" office:value="58259772" calcext:value-type="float">
            <text:p>582597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9</text:p>
          </table:table-cell>
          <table:table-cell office:value-type="float" office:value="58260088" calcext:value-type="float">
            <text:p>582600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0</text:p>
          </table:table-cell>
          <table:table-cell office:value-type="float" office:value="58260024" calcext:value-type="float">
            <text:p>582600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1</text:p>
          </table:table-cell>
          <table:table-cell office:value-type="float" office:value="58260104" calcext:value-type="float">
            <text:p>582601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2</text:p>
          </table:table-cell>
          <table:table-cell office:value-type="float" office:value="58260308" calcext:value-type="float">
            <text:p>58260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3</text:p>
          </table:table-cell>
          <table:table-cell office:value-type="float" office:value="58260276" calcext:value-type="float">
            <text:p>582602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4</text:p>
          </table:table-cell>
          <table:table-cell office:value-type="float" office:value="58260276" calcext:value-type="float">
            <text:p>582602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5</text:p>
          </table:table-cell>
          <table:table-cell office:value-type="float" office:value="58260780" calcext:value-type="float">
            <text:p>582607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6</text:p>
          </table:table-cell>
          <table:table-cell office:value-type="float" office:value="58261284" calcext:value-type="float">
            <text:p>582612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7</text:p>
          </table:table-cell>
          <table:table-cell office:value-type="float" office:value="58261284" calcext:value-type="float">
            <text:p>582612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8</text:p>
          </table:table-cell>
          <table:table-cell office:value-type="float" office:value="58260956" calcext:value-type="float">
            <text:p>58260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9</text:p>
          </table:table-cell>
          <table:table-cell office:value-type="float" office:value="58260836" calcext:value-type="float">
            <text:p>582608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0</text:p>
          </table:table-cell>
          <table:table-cell office:value-type="float" office:value="58260600" calcext:value-type="float">
            <text:p>58260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1</text:p>
          </table:table-cell>
          <table:table-cell office:value-type="float" office:value="58260304" calcext:value-type="float">
            <text:p>582603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2</text:p>
          </table:table-cell>
          <table:table-cell office:value-type="float" office:value="58260484" calcext:value-type="float">
            <text:p>58260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3</text:p>
          </table:table-cell>
          <table:table-cell office:value-type="float" office:value="58260080" calcext:value-type="float">
            <text:p>582600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4</text:p>
          </table:table-cell>
          <table:table-cell office:value-type="float" office:value="58260080" calcext:value-type="float">
            <text:p>582600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5</text:p>
          </table:table-cell>
          <table:table-cell office:value-type="float" office:value="58259992" calcext:value-type="float">
            <text:p>582599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6</text:p>
          </table:table-cell>
          <table:table-cell office:value-type="float" office:value="58257148" calcext:value-type="float">
            <text:p>582571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7</text:p>
          </table:table-cell>
          <table:table-cell office:value-type="float" office:value="58256472" calcext:value-type="float">
            <text:p>582564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8</text:p>
          </table:table-cell>
          <table:table-cell office:value-type="float" office:value="58258504" calcext:value-type="float">
            <text:p>582585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9</text:p>
          </table:table-cell>
          <table:table-cell office:value-type="float" office:value="58258664" calcext:value-type="float">
            <text:p>5825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0</text:p>
          </table:table-cell>
          <table:table-cell office:value-type="float" office:value="58259712" calcext:value-type="float">
            <text:p>582597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1</text:p>
          </table:table-cell>
          <table:table-cell office:value-type="float" office:value="58259964" calcext:value-type="float">
            <text:p>582599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2</text:p>
          </table:table-cell>
          <table:table-cell office:value-type="float" office:value="58710176" calcext:value-type="float">
            <text:p>5871017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2:43</text:p>
          </table:table-cell>
          <table:table-cell office:value-type="float" office:value="58905420" calcext:value-type="float">
            <text:p>589054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4</text:p>
          </table:table-cell>
          <table:table-cell office:value-type="float" office:value="58904080" calcext:value-type="float">
            <text:p>589040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5</text:p>
          </table:table-cell>
          <table:table-cell office:value-type="float" office:value="58904972" calcext:value-type="float">
            <text:p>589049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6</text:p>
          </table:table-cell>
          <table:table-cell office:value-type="float" office:value="58905012" calcext:value-type="float">
            <text:p>589050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7</text:p>
          </table:table-cell>
          <table:table-cell office:value-type="float" office:value="58905280" calcext:value-type="float">
            <text:p>589052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8</text:p>
          </table:table-cell>
          <table:table-cell office:value-type="float" office:value="58906824" calcext:value-type="float">
            <text:p>589068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9</text:p>
          </table:table-cell>
          <table:table-cell office:value-type="float" office:value="58906300" calcext:value-type="float">
            <text:p>589063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0</text:p>
          </table:table-cell>
          <table:table-cell office:value-type="float" office:value="58906244" calcext:value-type="float">
            <text:p>589062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1</text:p>
          </table:table-cell>
          <table:table-cell office:value-type="float" office:value="58906492" calcext:value-type="float">
            <text:p>589064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pmachine16-few-loaders-5-400-interleave0.1-sanitized" table:style-name="ta1">
        <table:table-column table:style-name="co31" table:default-cell-style-name="ce1"/>
        <table:table-column table:style-name="co31" table:number-columns-repeated="4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48:29</text:p>
          </table:table-cell>
          <table:table-cell office:value-type="float" office:value="59654792" calcext:value-type="float">
            <text:p>596547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1464" calcext:value-type="float">
            <text:p>14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30480" calcext:value-type="float">
            <text:p>3930480</text:p>
          </table:table-cell>
          <table:table-cell office:value-type="float" office:value="124056" calcext:value-type="float">
            <text:p>124056</text:p>
          </table:table-cell>
          <table:table-cell office:value-type="float" office:value="94504" calcext:value-type="float">
            <text:p>94504</text:p>
          </table:table-cell>
          <table:table-cell office:value-type="float" office:value="29552" calcext:value-type="float">
            <text:p>29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59" calcext:value-type="float">
            <text:p>3759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864" calcext:value-type="float">
            <text:p>3286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8:30</text:p>
          </table:table-cell>
          <table:table-cell office:value-type="float" office:value="59297260" calcext:value-type="float">
            <text:p>592972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5" calcext:value-type="float">
            <text:p>14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08840" calcext:value-type="float">
            <text:p>208840</text:p>
          </table:table-cell>
          <table:table-cell office:value-type="float" office:value="171116" calcext:value-type="float">
            <text:p>171116</text:p>
          </table:table-cell>
          <table:table-cell office:value-type="float" office:value="37724" calcext:value-type="float">
            <text:p>3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21" calcext:value-type="float">
            <text:p>1921</text:p>
          </table:table-cell>
          <table:table-cell office:value-type="float" office:value="288" calcext:value-type="float">
            <text:p>288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94" calcext:value-type="float">
            <text:p>8694</text:p>
          </table:table-cell>
          <table:table-cell office:value-type="float" office:value="15040" calcext:value-type="float">
            <text:p>15040</text:p>
          </table:table-cell>
          <table:table-cell office:value-type="float" office:value="14874" calcext:value-type="float">
            <text:p>14874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1248" calcext:value-type="float">
            <text:p>2124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1</text:p>
          </table:table-cell>
          <table:table-cell office:value-type="float" office:value="59087596" calcext:value-type="float">
            <text:p>590875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4" calcext:value-type="float">
            <text:p>14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6044" calcext:value-type="float">
            <text:p>246044</text:p>
          </table:table-cell>
          <table:table-cell office:value-type="float" office:value="208256" calcext:value-type="float">
            <text:p>208256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007" calcext:value-type="float">
            <text:p>35007</text:p>
          </table:table-cell>
          <table:table-cell office:value-type="float" office:value="15936" calcext:value-type="float">
            <text:p>15936</text:p>
          </table:table-cell>
          <table:table-cell office:value-type="float" office:value="15700" calcext:value-type="float">
            <text:p>15700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2</text:p>
          </table:table-cell>
          <table:table-cell office:value-type="float" office:value="59034340" calcext:value-type="float">
            <text:p>590343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3" calcext:value-type="float">
            <text:p>149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65344" calcext:value-type="float">
            <text:p>265344</text:p>
          </table:table-cell>
          <table:table-cell office:value-type="float" office:value="227556" calcext:value-type="float">
            <text:p>227556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26" calcext:value-type="float">
            <text:p>2326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726" calcext:value-type="float">
            <text:p>767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196" calcext:value-type="float">
            <text:p>1619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6256" calcext:value-type="float">
            <text:p>162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3</text:p>
          </table:table-cell>
          <table:table-cell office:value-type="float" office:value="59009064" calcext:value-type="float">
            <text:p>590090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67588" calcext:value-type="float">
            <text:p>267588</text:p>
          </table:table-cell>
          <table:table-cell office:value-type="float" office:value="229800" calcext:value-type="float">
            <text:p>229800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34" calcext:value-type="float">
            <text:p>323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37" calcext:value-type="float">
            <text:p>24237</text:p>
          </table:table-cell>
          <table:table-cell office:value-type="float" office:value="16896" calcext:value-type="float">
            <text:p>16896</text:p>
          </table:table-cell>
          <table:table-cell office:value-type="float" office:value="16664" calcext:value-type="float">
            <text:p>16664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1248" calcext:value-type="float">
            <text:p>21248</text:p>
          </table:table-cell>
          <table:table-cell office:value-type="float" office:value="17088" calcext:value-type="float">
            <text:p>1708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80" calcext:value-type="float">
            <text:p>379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5</text:p>
          </table:table-cell>
          <table:table-cell office:value-type="float" office:value="59027684" calcext:value-type="float">
            <text:p>590276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91" calcext:value-type="float">
            <text:p>2291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6" calcext:value-type="float">
            <text:p>7916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6</text:p>
          </table:table-cell>
          <table:table-cell office:value-type="float" office:value="59027808" calcext:value-type="float">
            <text:p>59027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6" calcext:value-type="float">
            <text:p>7916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7</text:p>
          </table:table-cell>
          <table:table-cell office:value-type="float" office:value="59028272" calcext:value-type="float">
            <text:p>590282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8</text:p>
          </table:table-cell>
          <table:table-cell office:value-type="float" office:value="59027244" calcext:value-type="float">
            <text:p>590272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9</text:p>
          </table:table-cell>
          <table:table-cell office:value-type="float" office:value="59026140" calcext:value-type="float">
            <text:p>590261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0</text:p>
          </table:table-cell>
          <table:table-cell office:value-type="float" office:value="59026260" calcext:value-type="float">
            <text:p>590262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4" calcext:value-type="float">
            <text:p>7924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1</text:p>
          </table:table-cell>
          <table:table-cell office:value-type="float" office:value="59025896" calcext:value-type="float">
            <text:p>590258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7" calcext:value-type="float">
            <text:p>7927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2</text:p>
          </table:table-cell>
          <table:table-cell office:value-type="float" office:value="59025528" calcext:value-type="float">
            <text:p>5902552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7" calcext:value-type="float">
            <text:p>7927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3</text:p>
          </table:table-cell>
          <table:table-cell office:value-type="float" office:value="59024536" calcext:value-type="float">
            <text:p>590245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9" calcext:value-type="float">
            <text:p>792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4</text:p>
          </table:table-cell>
          <table:table-cell office:value-type="float" office:value="58970060" calcext:value-type="float">
            <text:p>589700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9" calcext:value-type="float">
            <text:p>792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5</text:p>
          </table:table-cell>
          <table:table-cell office:value-type="float" office:value="58732320" calcext:value-type="float">
            <text:p>587323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5092" calcext:value-type="float">
            <text:p>4335092</text:p>
          </table:table-cell>
          <table:table-cell office:value-type="float" office:value="307160" calcext:value-type="float">
            <text:p>307160</text:p>
          </table:table-cell>
          <table:table-cell office:value-type="float" office:value="269292" calcext:value-type="float">
            <text:p>269292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04" calcext:value-type="float">
            <text:p>20804</text:p>
          </table:table-cell>
          <table:table-cell office:value-type="float" office:value="73152" calcext:value-type="float">
            <text:p>73152</text:p>
          </table:table-cell>
          <table:table-cell office:value-type="float" office:value="72267" calcext:value-type="float">
            <text:p>72267</text:p>
          </table:table-cell>
          <table:table-cell office:value-type="float" office:value="5696" calcext:value-type="float">
            <text:p>5696</text:p>
          </table:table-cell>
          <table:table-cell office:value-type="float" office:value="5413" calcext:value-type="float">
            <text:p>5413</text:p>
          </table:table-cell>
          <table:table-cell office:value-type="float" office:value="80320" calcext:value-type="float">
            <text:p>80320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8529" calcext:value-type="float">
            <text:p>8529</text:p>
          </table:table-cell>
          <table:table-cell office:value-type="float" office:value="5082" calcext:value-type="float">
            <text:p>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6</text:p>
          </table:table-cell>
          <table:table-cell office:value-type="float" office:value="58423748" calcext:value-type="float">
            <text:p>584237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9780" calcext:value-type="float">
            <text:p>4449780</text:p>
          </table:table-cell>
          <table:table-cell office:value-type="float" office:value="431404" calcext:value-type="float">
            <text:p>431404</text:p>
          </table:table-cell>
          <table:table-cell office:value-type="float" office:value="393536" calcext:value-type="float">
            <text:p>393536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162" calcext:value-type="float">
            <text:p>40162</text:p>
          </table:table-cell>
          <table:table-cell office:value-type="float" office:value="195904" calcext:value-type="float">
            <text:p>195904</text:p>
          </table:table-cell>
          <table:table-cell office:value-type="float" office:value="194680" calcext:value-type="float">
            <text:p>194680</text:p>
          </table:table-cell>
          <table:table-cell office:value-type="float" office:value="14912" calcext:value-type="float">
            <text:p>14912</text:p>
          </table:table-cell>
          <table:table-cell office:value-type="float" office:value="14092" calcext:value-type="float">
            <text:p>14092</text:p>
          </table:table-cell>
          <table:table-cell office:value-type="float" office:value="225216" calcext:value-type="float">
            <text:p>2252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0030" calcext:value-type="float">
            <text:p>20030</text:p>
          </table:table-cell>
          <table:table-cell office:value-type="float" office:value="11501" calcext:value-type="float">
            <text:p>1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7</text:p>
          </table:table-cell>
          <table:table-cell office:value-type="float" office:value="58346308" calcext:value-type="float">
            <text:p>58346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office:value-type="float" office:value="3418" calcext:value-type="float">
            <text:p>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8</text:p>
          </table:table-cell>
          <table:table-cell office:value-type="float" office:value="58345968" calcext:value-type="float">
            <text:p>58345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9</text:p>
          </table:table-cell>
          <table:table-cell office:value-type="float" office:value="58339404" calcext:value-type="float">
            <text:p>583394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0</text:p>
          </table:table-cell>
          <table:table-cell office:value-type="float" office:value="58338900" calcext:value-type="float">
            <text:p>583389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1</text:p>
          </table:table-cell>
          <table:table-cell office:value-type="float" office:value="58338900" calcext:value-type="float">
            <text:p>583389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2</text:p>
          </table:table-cell>
          <table:table-cell office:value-type="float" office:value="58338732" calcext:value-type="float">
            <text:p>58338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3</text:p>
          </table:table-cell>
          <table:table-cell office:value-type="float" office:value="58338164" calcext:value-type="float">
            <text:p>58338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4</text:p>
          </table:table-cell>
          <table:table-cell office:value-type="float" office:value="58337828" calcext:value-type="float">
            <text:p>583378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5</text:p>
          </table:table-cell>
          <table:table-cell office:value-type="float" office:value="58336832" calcext:value-type="float">
            <text:p>583368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6</text:p>
          </table:table-cell>
          <table:table-cell office:value-type="float" office:value="58336140" calcext:value-type="float">
            <text:p>583361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7</text:p>
          </table:table-cell>
          <table:table-cell office:value-type="float" office:value="58352784" calcext:value-type="float">
            <text:p>583527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58</text:p>
          </table:table-cell>
          <table:table-cell office:value-type="float" office:value="58353032" calcext:value-type="float">
            <text:p>583530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9</text:p>
          </table:table-cell>
          <table:table-cell office:value-type="float" office:value="58292824" calcext:value-type="float">
            <text:p>582928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0</text:p>
          </table:table-cell>
          <table:table-cell office:value-type="float" office:value="58201484" calcext:value-type="float">
            <text:p>58201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1</text:p>
          </table:table-cell>
          <table:table-cell office:value-type="float" office:value="58157084" calcext:value-type="float">
            <text:p>581570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2</text:p>
          </table:table-cell>
          <table:table-cell office:value-type="float" office:value="58157088" calcext:value-type="float">
            <text:p>581570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3</text:p>
          </table:table-cell>
          <table:table-cell office:value-type="float" office:value="58178612" calcext:value-type="float">
            <text:p>581786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4</text:p>
          </table:table-cell>
          <table:table-cell office:value-type="float" office:value="58178000" calcext:value-type="float">
            <text:p>581780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5</text:p>
          </table:table-cell>
          <table:table-cell office:value-type="float" office:value="58177728" calcext:value-type="float">
            <text:p>581777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6</text:p>
          </table:table-cell>
          <table:table-cell office:value-type="float" office:value="58200508" calcext:value-type="float">
            <text:p>582005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7</text:p>
          </table:table-cell>
          <table:table-cell office:value-type="float" office:value="58200368" calcext:value-type="float">
            <text:p>582003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8</text:p>
          </table:table-cell>
          <table:table-cell office:value-type="float" office:value="58203720" calcext:value-type="float">
            <text:p>582037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9</text:p>
          </table:table-cell>
          <table:table-cell office:value-type="float" office:value="58224744" calcext:value-type="float">
            <text:p>582247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0</text:p>
          </table:table-cell>
          <table:table-cell office:value-type="float" office:value="58224476" calcext:value-type="float">
            <text:p>582244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1</text:p>
          </table:table-cell>
          <table:table-cell office:value-type="float" office:value="58244516" calcext:value-type="float">
            <text:p>58244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2</text:p>
          </table:table-cell>
          <table:table-cell office:value-type="float" office:value="58287240" calcext:value-type="float">
            <text:p>58287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3</text:p>
          </table:table-cell>
          <table:table-cell office:value-type="float" office:value="58287588" calcext:value-type="float">
            <text:p>582875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4</text:p>
          </table:table-cell>
          <table:table-cell office:value-type="float" office:value="58311400" calcext:value-type="float">
            <text:p>583114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5</text:p>
          </table:table-cell>
          <table:table-cell office:value-type="float" office:value="58351644" calcext:value-type="float">
            <text:p>583516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6</text:p>
          </table:table-cell>
          <table:table-cell office:value-type="float" office:value="58351260" calcext:value-type="float">
            <text:p>583512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7</text:p>
          </table:table-cell>
          <table:table-cell office:value-type="float" office:value="58369616" calcext:value-type="float">
            <text:p>583696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8</text:p>
          </table:table-cell>
          <table:table-cell office:value-type="float" office:value="58405968" calcext:value-type="float">
            <text:p>58405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9</text:p>
          </table:table-cell>
          <table:table-cell office:value-type="float" office:value="58406224" calcext:value-type="float">
            <text:p>584062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0</text:p>
          </table:table-cell>
          <table:table-cell office:value-type="float" office:value="58423364" calcext:value-type="float">
            <text:p>584233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1</text:p>
          </table:table-cell>
          <table:table-cell office:value-type="float" office:value="58465628" calcext:value-type="float">
            <text:p>584656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22</text:p>
          </table:table-cell>
          <table:table-cell office:value-type="float" office:value="58465640" calcext:value-type="float">
            <text:p>584656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3</text:p>
          </table:table-cell>
          <table:table-cell office:value-type="float" office:value="58465496" calcext:value-type="float">
            <text:p>584654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4</text:p>
          </table:table-cell>
          <table:table-cell office:value-type="float" office:value="58465496" calcext:value-type="float">
            <text:p>584654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5</text:p>
          </table:table-cell>
          <table:table-cell office:value-type="float" office:value="58466288" calcext:value-type="float">
            <text:p>58466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6</text:p>
          </table:table-cell>
          <table:table-cell office:value-type="float" office:value="58483780" calcext:value-type="float">
            <text:p>584837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7</text:p>
          </table:table-cell>
          <table:table-cell office:value-type="float" office:value="58483832" calcext:value-type="float">
            <text:p>584838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8</text:p>
          </table:table-cell>
          <table:table-cell office:value-type="float" office:value="58483784" calcext:value-type="float">
            <text:p>584837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9</text:p>
          </table:table-cell>
          <table:table-cell office:value-type="float" office:value="58498100" calcext:value-type="float">
            <text:p>584981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0</text:p>
          </table:table-cell>
          <table:table-cell office:value-type="float" office:value="58498288" calcext:value-type="float">
            <text:p>58498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1</text:p>
          </table:table-cell>
          <table:table-cell office:value-type="float" office:value="58498520" calcext:value-type="float">
            <text:p>584985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2</text:p>
          </table:table-cell>
          <table:table-cell office:value-type="float" office:value="58520352" calcext:value-type="float">
            <text:p>585203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3</text:p>
          </table:table-cell>
          <table:table-cell office:value-type="float" office:value="58520028" calcext:value-type="float">
            <text:p>585200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4</text:p>
          </table:table-cell>
          <table:table-cell office:value-type="float" office:value="58520452" calcext:value-type="float">
            <text:p>585204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5</text:p>
          </table:table-cell>
          <table:table-cell office:value-type="float" office:value="58538904" calcext:value-type="float">
            <text:p>585389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6</text:p>
          </table:table-cell>
          <table:table-cell office:value-type="float" office:value="58539160" calcext:value-type="float">
            <text:p>585391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7</text:p>
          </table:table-cell>
          <table:table-cell office:value-type="float" office:value="58538980" calcext:value-type="float">
            <text:p>585389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8</text:p>
          </table:table-cell>
          <table:table-cell office:value-type="float" office:value="58538672" calcext:value-type="float">
            <text:p>585386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9</text:p>
          </table:table-cell>
          <table:table-cell office:value-type="float" office:value="58538856" calcext:value-type="float">
            <text:p>585388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0</text:p>
          </table:table-cell>
          <table:table-cell office:value-type="float" office:value="58538672" calcext:value-type="float">
            <text:p>585386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1</text:p>
          </table:table-cell>
          <table:table-cell office:value-type="float" office:value="58538576" calcext:value-type="float">
            <text:p>585385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2</text:p>
          </table:table-cell>
          <table:table-cell office:value-type="float" office:value="58537988" calcext:value-type="float">
            <text:p>585379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3</text:p>
          </table:table-cell>
          <table:table-cell office:value-type="float" office:value="58537316" calcext:value-type="float">
            <text:p>585373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4</text:p>
          </table:table-cell>
          <table:table-cell office:value-type="float" office:value="58537516" calcext:value-type="float">
            <text:p>58537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5</text:p>
          </table:table-cell>
          <table:table-cell office:value-type="float" office:value="58537112" calcext:value-type="float">
            <text:p>585371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6</text:p>
          </table:table-cell>
          <table:table-cell office:value-type="float" office:value="58536484" calcext:value-type="float">
            <text:p>58536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7</text:p>
          </table:table-cell>
          <table:table-cell office:value-type="float" office:value="58536344" calcext:value-type="float">
            <text:p>585363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8</text:p>
          </table:table-cell>
          <table:table-cell office:value-type="float" office:value="58535656" calcext:value-type="float">
            <text:p>585356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9</text:p>
          </table:table-cell>
          <table:table-cell office:value-type="float" office:value="58536420" calcext:value-type="float">
            <text:p>585364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0</text:p>
          </table:table-cell>
          <table:table-cell office:value-type="float" office:value="58536332" calcext:value-type="float">
            <text:p>585363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1</text:p>
          </table:table-cell>
          <table:table-cell office:value-type="float" office:value="58537096" calcext:value-type="float">
            <text:p>585370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2</text:p>
          </table:table-cell>
          <table:table-cell office:value-type="float" office:value="58537600" calcext:value-type="float">
            <text:p>58537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3</text:p>
          </table:table-cell>
          <table:table-cell office:value-type="float" office:value="58538084" calcext:value-type="float">
            <text:p>585380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4</text:p>
          </table:table-cell>
          <table:table-cell office:value-type="float" office:value="58538144" calcext:value-type="float">
            <text:p>585381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5</text:p>
          </table:table-cell>
          <table:table-cell office:value-type="float" office:value="58538192" calcext:value-type="float">
            <text:p>585381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6</text:p>
          </table:table-cell>
          <table:table-cell office:value-type="float" office:value="58538152" calcext:value-type="float">
            <text:p>585381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7</text:p>
          </table:table-cell>
          <table:table-cell office:value-type="float" office:value="58537896" calcext:value-type="float">
            <text:p>585378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8</text:p>
          </table:table-cell>
          <table:table-cell office:value-type="float" office:value="58538136" calcext:value-type="float">
            <text:p>585381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9</text:p>
          </table:table-cell>
          <table:table-cell office:value-type="float" office:value="58537648" calcext:value-type="float">
            <text:p>585376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0</text:p>
          </table:table-cell>
          <table:table-cell office:value-type="float" office:value="58537328" calcext:value-type="float">
            <text:p>585373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1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2</text:p>
          </table:table-cell>
          <table:table-cell office:value-type="float" office:value="58537536" calcext:value-type="float">
            <text:p>585375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3</text:p>
          </table:table-cell>
          <table:table-cell office:value-type="float" office:value="58536948" calcext:value-type="float">
            <text:p>585369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4</text:p>
          </table:table-cell>
          <table:table-cell office:value-type="float" office:value="58537224" calcext:value-type="float">
            <text:p>585372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5</text:p>
          </table:table-cell>
          <table:table-cell office:value-type="float" office:value="58537704" calcext:value-type="float">
            <text:p>585377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6</text:p>
          </table:table-cell>
          <table:table-cell office:value-type="float" office:value="58538208" calcext:value-type="float">
            <text:p>585382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7</text:p>
          </table:table-cell>
          <table:table-cell office:value-type="float" office:value="58538376" calcext:value-type="float">
            <text:p>585383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8</text:p>
          </table:table-cell>
          <table:table-cell office:value-type="float" office:value="58537572" calcext:value-type="float">
            <text:p>585375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9</text:p>
          </table:table-cell>
          <table:table-cell office:value-type="float" office:value="58537880" calcext:value-type="float">
            <text:p>585378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0</text:p>
          </table:table-cell>
          <table:table-cell office:value-type="float" office:value="58537896" calcext:value-type="float">
            <text:p>585378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1</text:p>
          </table:table-cell>
          <table:table-cell office:value-type="float" office:value="58538412" calcext:value-type="float">
            <text:p>585384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2</text:p>
          </table:table-cell>
          <table:table-cell office:value-type="float" office:value="58538664" calcext:value-type="float">
            <text:p>5853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3</text:p>
          </table:table-cell>
          <table:table-cell office:value-type="float" office:value="58538664" calcext:value-type="float">
            <text:p>5853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4</text:p>
          </table:table-cell>
          <table:table-cell office:value-type="float" office:value="58537528" calcext:value-type="float">
            <text:p>585375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5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6</text:p>
          </table:table-cell>
          <table:table-cell office:value-type="float" office:value="58536884" calcext:value-type="float">
            <text:p>585368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7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8</text:p>
          </table:table-cell>
          <table:table-cell office:value-type="float" office:value="58536192" calcext:value-type="float">
            <text:p>585361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9</text:p>
          </table:table-cell>
          <table:table-cell office:value-type="float" office:value="58536516" calcext:value-type="float">
            <text:p>58536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0</text:p>
          </table:table-cell>
          <table:table-cell office:value-type="float" office:value="58537720" calcext:value-type="float">
            <text:p>585377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1</text:p>
          </table:table-cell>
          <table:table-cell office:value-type="float" office:value="58538228" calcext:value-type="float">
            <text:p>585382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2</text:p>
          </table:table-cell>
          <table:table-cell office:value-type="float" office:value="58537788" calcext:value-type="float">
            <text:p>585377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3</text:p>
          </table:table-cell>
          <table:table-cell office:value-type="float" office:value="58653456" calcext:value-type="float">
            <text:p>586534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4</text:p>
          </table:table-cell>
          <table:table-cell office:value-type="float" office:value="58800748" calcext:value-type="float">
            <text:p>5880074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0:25</text:p>
          </table:table-cell>
          <table:table-cell office:value-type="float" office:value="58800212" calcext:value-type="float">
            <text:p>588002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6</text:p>
          </table:table-cell>
          <table:table-cell office:value-type="float" office:value="58800220" calcext:value-type="float">
            <text:p>588002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7</text:p>
          </table:table-cell>
          <table:table-cell office:value-type="float" office:value="58800328" calcext:value-type="float">
            <text:p>588003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8</text:p>
          </table:table-cell>
          <table:table-cell office:value-type="float" office:value="58800912" calcext:value-type="float">
            <text:p>588009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9</text:p>
          </table:table-cell>
          <table:table-cell office:value-type="float" office:value="58800336" calcext:value-type="float">
            <text:p>5880033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0</text:p>
          </table:table-cell>
          <table:table-cell office:value-type="float" office:value="58800452" calcext:value-type="float">
            <text:p>588004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1</text:p>
          </table:table-cell>
          <table:table-cell office:value-type="float" office:value="58800364" calcext:value-type="float">
            <text:p>5880036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2</text:p>
          </table:table-cell>
          <table:table-cell office:value-type="float" office:value="58800268" calcext:value-type="float">
            <text:p>588002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3</text:p>
          </table:table-cell>
          <table:table-cell office:value-type="float" office:value="59069032" calcext:value-type="float">
            <text:p>590690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pmachine16-few-loaders-5-400-interleave1.0-sanitized" table:style-name="ta1">
        <table:table-column table:style-name="co31" table:default-cell-style-name="ce1"/>
        <table:table-column table:style-name="co31" table:number-columns-repeated="4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46:12</text:p>
          </table:table-cell>
          <table:table-cell office:value-type="float" office:value="59603092" calcext:value-type="float">
            <text:p>596030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1465" calcext:value-type="float">
            <text:p>14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863916" calcext:value-type="float">
            <text:p>3863916</text:p>
          </table:table-cell>
          <table:table-cell office:value-type="float" office:value="121408" calcext:value-type="float">
            <text:p>121408</text:p>
          </table:table-cell>
          <table:table-cell office:value-type="float" office:value="91836" calcext:value-type="float">
            <text:p>91836</text:p>
          </table:table-cell>
          <table:table-cell office:value-type="float" office:value="29572" calcext:value-type="float">
            <text:p>29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61" calcext:value-type="float">
            <text:p>3761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36" calcext:value-type="float">
            <text:p>318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6:13</text:p>
          </table:table-cell>
          <table:table-cell office:value-type="float" office:value="59241944" calcext:value-type="float">
            <text:p>592419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21544" calcext:value-type="float">
            <text:p>221544</text:p>
          </table:table-cell>
          <table:table-cell office:value-type="float" office:value="183864" calcext:value-type="float">
            <text:p>183864</text:p>
          </table:table-cell>
          <table:table-cell office:value-type="float" office:value="37680" calcext:value-type="float">
            <text:p>3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78" calcext:value-type="float">
            <text:p>1978</text:p>
          </table:table-cell>
          <table:table-cell office:value-type="float" office:value="302" calcext:value-type="float">
            <text:p>30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71" calcext:value-type="float">
            <text:p>24271</text:p>
          </table:table-cell>
          <table:table-cell office:value-type="float" office:value="15360" calcext:value-type="float">
            <text:p>15360</text:p>
          </table:table-cell>
          <table:table-cell office:value-type="float" office:value="15123" calcext:value-type="float">
            <text:p>15123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1248" calcext:value-type="float">
            <text:p>21248</text:p>
          </table:table-cell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80" calcext:value-type="float">
            <text:p>379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4</text:p>
          </table:table-cell>
          <table:table-cell office:value-type="float" office:value="59024088" calcext:value-type="float">
            <text:p>590240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59900" calcext:value-type="float">
            <text:p>259900</text:p>
          </table:table-cell>
          <table:table-cell office:value-type="float" office:value="222220" calcext:value-type="float">
            <text:p>222220</text:p>
          </table:table-cell>
          <table:table-cell office:value-type="float" office:value="37680" calcext:value-type="float">
            <text:p>3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96" calcext:value-type="float">
            <text:p>1496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307" calcext:value-type="float">
            <text:p>7307</text:p>
          </table:table-cell>
          <table:table-cell office:value-type="float" office:value="15936" calcext:value-type="float">
            <text:p>15936</text:p>
          </table:table-cell>
          <table:table-cell office:value-type="float" office:value="15745" calcext:value-type="float">
            <text:p>15745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80" calcext:value-type="float">
            <text:p>379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5</text:p>
          </table:table-cell>
          <table:table-cell office:value-type="float" office:value="58971128" calcext:value-type="float">
            <text:p>5897112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4" calcext:value-type="float">
            <text:p>15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64080" calcext:value-type="float">
            <text:p>264080</text:p>
          </table:table-cell>
          <table:table-cell office:value-type="float" office:value="226400" calcext:value-type="float">
            <text:p>226400</text:p>
          </table:table-cell>
          <table:table-cell office:value-type="float" office:value="37680" calcext:value-type="float">
            <text:p>3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73" calcext:value-type="float">
            <text:p>2173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4145" calcext:value-type="float">
            <text:p>74145</text:p>
          </table:table-cell>
          <table:table-cell office:value-type="float" office:value="16384" calcext:value-type="float">
            <text:p>16384</text:p>
          </table:table-cell>
          <table:table-cell office:value-type="float" office:value="16216" calcext:value-type="float">
            <text:p>1621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6256" calcext:value-type="float">
            <text:p>1625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80" calcext:value-type="float">
            <text:p>379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6</text:p>
          </table:table-cell>
          <table:table-cell office:value-type="float" office:value="58947356" calcext:value-type="float">
            <text:p>589473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0" calcext:value-type="float">
            <text:p>15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72596" calcext:value-type="float">
            <text:p>272596</text:p>
          </table:table-cell>
          <table:table-cell office:value-type="float" office:value="234916" calcext:value-type="float">
            <text:p>234916</text:p>
          </table:table-cell>
          <table:table-cell office:value-type="float" office:value="37680" calcext:value-type="float">
            <text:p>3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0" calcext:value-type="float">
            <text:p>310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58" calcext:value-type="float">
            <text:p>6455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33" calcext:value-type="float">
            <text:p>16633</text:p>
          </table:table-cell>
          <table:table-cell office:value-type="float" office:value="1600" calcext:value-type="float">
            <text:p>1600</text:p>
          </table:table-cell>
          <table:table-cell office:value-type="float" office:value="1509" calcext:value-type="float">
            <text:p>1509</text:p>
          </table:table-cell>
          <table:table-cell office:value-type="float" office:value="21248" calcext:value-type="float">
            <text:p>21248</text:p>
          </table:table-cell>
          <table:table-cell office:value-type="float" office:value="17088" calcext:value-type="float">
            <text:p>1708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6" calcext:value-type="float">
            <text:p>34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7</text:p>
          </table:table-cell>
          <table:table-cell office:value-type="float" office:value="59006364" calcext:value-type="float">
            <text:p>590063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56" calcext:value-type="float">
            <text:p>248556</text:p>
          </table:table-cell>
          <table:table-cell office:value-type="float" office:value="210784" calcext:value-type="float">
            <text:p>210784</text:p>
          </table:table-cell>
          <table:table-cell office:value-type="float" office:value="37772" calcext:value-type="float">
            <text:p>3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3" calcext:value-type="float">
            <text:p>2403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7" calcext:value-type="float">
            <text:p>7917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8</text:p>
          </table:table-cell>
          <table:table-cell office:value-type="float" office:value="59007180" calcext:value-type="float">
            <text:p>590071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56" calcext:value-type="float">
            <text:p>248556</text:p>
          </table:table-cell>
          <table:table-cell office:value-type="float" office:value="210784" calcext:value-type="float">
            <text:p>2107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7" calcext:value-type="float">
            <text:p>7917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19</text:p>
          </table:table-cell>
          <table:table-cell office:value-type="float" office:value="59007056" calcext:value-type="float">
            <text:p>590070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56" calcext:value-type="float">
            <text:p>248556</text:p>
          </table:table-cell>
          <table:table-cell office:value-type="float" office:value="210784" calcext:value-type="float">
            <text:p>2107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0" calcext:value-type="float">
            <text:p>7920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0</text:p>
          </table:table-cell>
          <table:table-cell office:value-type="float" office:value="59006704" calcext:value-type="float">
            <text:p>590067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56" calcext:value-type="float">
            <text:p>248556</text:p>
          </table:table-cell>
          <table:table-cell office:value-type="float" office:value="210784" calcext:value-type="float">
            <text:p>2107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1</text:p>
          </table:table-cell>
          <table:table-cell office:value-type="float" office:value="59006200" calcext:value-type="float">
            <text:p>590062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56" calcext:value-type="float">
            <text:p>248556</text:p>
          </table:table-cell>
          <table:table-cell office:value-type="float" office:value="210784" calcext:value-type="float">
            <text:p>2107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2</text:p>
          </table:table-cell>
          <table:table-cell office:value-type="float" office:value="59005868" calcext:value-type="float">
            <text:p>5900586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3" calcext:value-type="float">
            <text:p>14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60" calcext:value-type="float">
            <text:p>248560</text:p>
          </table:table-cell>
          <table:table-cell office:value-type="float" office:value="210788" calcext:value-type="float">
            <text:p>2107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5" calcext:value-type="float">
            <text:p>7925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3</text:p>
          </table:table-cell>
          <table:table-cell office:value-type="float" office:value="59007768" calcext:value-type="float">
            <text:p>5900776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60" calcext:value-type="float">
            <text:p>248560</text:p>
          </table:table-cell>
          <table:table-cell office:value-type="float" office:value="210788" calcext:value-type="float">
            <text:p>2107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5" calcext:value-type="float">
            <text:p>7925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4</text:p>
          </table:table-cell>
          <table:table-cell office:value-type="float" office:value="59006864" calcext:value-type="float">
            <text:p>590068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60" calcext:value-type="float">
            <text:p>248560</text:p>
          </table:table-cell>
          <table:table-cell office:value-type="float" office:value="210788" calcext:value-type="float">
            <text:p>2107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8" calcext:value-type="float">
            <text:p>7928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5</text:p>
          </table:table-cell>
          <table:table-cell office:value-type="float" office:value="59006968" calcext:value-type="float">
            <text:p>5900696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1" calcext:value-type="float">
            <text:p>14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60" calcext:value-type="float">
            <text:p>248560</text:p>
          </table:table-cell>
          <table:table-cell office:value-type="float" office:value="210788" calcext:value-type="float">
            <text:p>2107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30" calcext:value-type="float">
            <text:p>7930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6</text:p>
          </table:table-cell>
          <table:table-cell office:value-type="float" office:value="58975784" calcext:value-type="float">
            <text:p>589757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056" calcext:value-type="float">
            <text:p>4207056</text:p>
          </table:table-cell>
          <table:table-cell office:value-type="float" office:value="248560" calcext:value-type="float">
            <text:p>248560</text:p>
          </table:table-cell>
          <table:table-cell office:value-type="float" office:value="210788" calcext:value-type="float">
            <text:p>2107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30" calcext:value-type="float">
            <text:p>7930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1" calcext:value-type="float">
            <text:p>1683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7</text:p>
          </table:table-cell>
          <table:table-cell office:value-type="float" office:value="58755036" calcext:value-type="float">
            <text:p>5875503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0336" calcext:value-type="float">
            <text:p>4260336</text:p>
          </table:table-cell>
          <table:table-cell office:value-type="float" office:value="300108" calcext:value-type="float">
            <text:p>300108</text:p>
          </table:table-cell>
          <table:table-cell office:value-type="float" office:value="262336" calcext:value-type="float">
            <text:p>262336</text:p>
          </table:table-cell>
          <table:table-cell office:value-type="float" office:value="37772" calcext:value-type="float">
            <text:p>3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308" calcext:value-type="float">
            <text:p>18308</text:p>
          </table:table-cell>
          <table:table-cell office:value-type="float" office:value="68352" calcext:value-type="float">
            <text:p>68352</text:p>
          </table:table-cell>
          <table:table-cell office:value-type="float" office:value="67882" calcext:value-type="float">
            <text:p>67882</text:p>
          </table:table-cell>
          <table:table-cell office:value-type="float" office:value="5440" calcext:value-type="float">
            <text:p>5440</text:p>
          </table:table-cell>
          <table:table-cell office:value-type="float" office:value="5144" calcext:value-type="float">
            <text:p>5144</text:p>
          </table:table-cell>
          <table:table-cell office:value-type="float" office:value="80640" calcext:value-type="float">
            <text:p>80640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80" calcext:value-type="float">
            <text:p>3488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8217" calcext:value-type="float">
            <text:p>8217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8</text:p>
          </table:table-cell>
          <table:table-cell office:value-type="float" office:value="58428520" calcext:value-type="float">
            <text:p>584285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5024" calcext:value-type="float">
            <text:p>4375024</text:p>
          </table:table-cell>
          <table:table-cell office:value-type="float" office:value="426656" calcext:value-type="float">
            <text:p>426656</text:p>
          </table:table-cell>
          <table:table-cell office:value-type="float" office:value="388884" calcext:value-type="float">
            <text:p>388884</text:p>
          </table:table-cell>
          <table:table-cell office:value-type="float" office:value="37772" calcext:value-type="float">
            <text:p>3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188" calcext:value-type="float">
            <text:p>38188</text:p>
          </table:table-cell>
          <table:table-cell office:value-type="float" office:value="192640" calcext:value-type="float">
            <text:p>192640</text:p>
          </table:table-cell>
          <table:table-cell office:value-type="float" office:value="191572" calcext:value-type="float">
            <text:p>191572</text:p>
          </table:table-cell>
          <table:table-cell office:value-type="float" office:value="14656" calcext:value-type="float">
            <text:p>14656</text:p>
          </table:table-cell>
          <table:table-cell office:value-type="float" office:value="13946" calcext:value-type="float">
            <text:p>13946</text:p>
          </table:table-cell>
          <table:table-cell office:value-type="float" office:value="225920" calcext:value-type="float">
            <text:p>225920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52" calcext:value-type="float">
            <text:p>33852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9770" calcext:value-type="float">
            <text:p>19770</text:p>
          </table:table-cell>
          <table:table-cell office:value-type="float" office:value="11553" calcext:value-type="float">
            <text:p>1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29</text:p>
          </table:table-cell>
          <table:table-cell office:value-type="float" office:value="58335552" calcext:value-type="float">
            <text:p>583355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88" calcext:value-type="float">
            <text:p>473288</text:p>
          </table:table-cell>
          <table:table-cell office:value-type="float" office:value="435516" calcext:value-type="float">
            <text:p>435516</text:p>
          </table:table-cell>
          <table:table-cell office:value-type="float" office:value="37772" calcext:value-type="float">
            <text:p>3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76" calcext:value-type="float">
            <text:p>3487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office:value-type="float" office:value="3678" calcext:value-type="float">
            <text:p>3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0</text:p>
          </table:table-cell>
          <table:table-cell office:value-type="float" office:value="58326704" calcext:value-type="float">
            <text:p>583267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88" calcext:value-type="float">
            <text:p>473288</text:p>
          </table:table-cell>
          <table:table-cell office:value-type="float" office:value="435516" calcext:value-type="float">
            <text:p>4355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76" calcext:value-type="float">
            <text:p>3487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1</text:p>
          </table:table-cell>
          <table:table-cell office:value-type="float" office:value="58325724" calcext:value-type="float">
            <text:p>583257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88" calcext:value-type="float">
            <text:p>473288</text:p>
          </table:table-cell>
          <table:table-cell office:value-type="float" office:value="435516" calcext:value-type="float">
            <text:p>4355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76" calcext:value-type="float">
            <text:p>3487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2</text:p>
          </table:table-cell>
          <table:table-cell office:value-type="float" office:value="58325092" calcext:value-type="float">
            <text:p>583250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88" calcext:value-type="float">
            <text:p>473288</text:p>
          </table:table-cell>
          <table:table-cell office:value-type="float" office:value="435516" calcext:value-type="float">
            <text:p>4355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76" calcext:value-type="float">
            <text:p>3487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3</text:p>
          </table:table-cell>
          <table:table-cell office:value-type="float" office:value="58327300" calcext:value-type="float">
            <text:p>583273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4</text:p>
          </table:table-cell>
          <table:table-cell office:value-type="float" office:value="58326532" calcext:value-type="float">
            <text:p>583265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5</text:p>
          </table:table-cell>
          <table:table-cell office:value-type="float" office:value="58326976" calcext:value-type="float">
            <text:p>583269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6</text:p>
          </table:table-cell>
          <table:table-cell office:value-type="float" office:value="58326768" calcext:value-type="float">
            <text:p>583267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7</text:p>
          </table:table-cell>
          <table:table-cell office:value-type="float" office:value="58326516" calcext:value-type="float">
            <text:p>58326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8</text:p>
          </table:table-cell>
          <table:table-cell office:value-type="float" office:value="58333024" calcext:value-type="float">
            <text:p>583330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73292" calcext:value-type="float">
            <text:p>473292</text:p>
          </table:table-cell>
          <table:table-cell office:value-type="float" office:value="435520" calcext:value-type="float">
            <text:p>435520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6" calcext:value-type="float">
            <text:p>11516</text:p>
          </table:table-cell>
          <table:table-cell office:value-type="float" office:value="232192" calcext:value-type="float">
            <text:p>232192</text:p>
          </table:table-cell>
          <table:table-cell office:value-type="float" office:value="230956" calcext:value-type="float">
            <text:p>230956</text:p>
          </table:table-cell>
          <table:table-cell office:value-type="float" office:value="17600" calcext:value-type="float">
            <text:p>17600</text:p>
          </table:table-cell>
          <table:table-cell office:value-type="float" office:value="16750" calcext:value-type="float">
            <text:p>16750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39</text:p>
          </table:table-cell>
          <table:table-cell office:value-type="float" office:value="58366584" calcext:value-type="float">
            <text:p>583665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52644" calcext:value-type="float">
            <text:p>452644</text:p>
          </table:table-cell>
          <table:table-cell office:value-type="float" office:value="414872" calcext:value-type="float">
            <text:p>414872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9" calcext:value-type="float">
            <text:p>11159</text:p>
          </table:table-cell>
          <table:table-cell office:value-type="float" office:value="211264" calcext:value-type="float">
            <text:p>211264</text:p>
          </table:table-cell>
          <table:table-cell office:value-type="float" office:value="209546" calcext:value-type="float">
            <text:p>209546</text:p>
          </table:table-cell>
          <table:table-cell office:value-type="float" office:value="16320" calcext:value-type="float">
            <text:p>16320</text:p>
          </table:table-cell>
          <table:table-cell office:value-type="float" office:value="15227" calcext:value-type="float">
            <text:p>1522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0</text:p>
          </table:table-cell>
          <table:table-cell office:value-type="float" office:value="58277992" calcext:value-type="float">
            <text:p>582779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52644" calcext:value-type="float">
            <text:p>452644</text:p>
          </table:table-cell>
          <table:table-cell office:value-type="float" office:value="414872" calcext:value-type="float">
            <text:p>414872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9" calcext:value-type="float">
            <text:p>11159</text:p>
          </table:table-cell>
          <table:table-cell office:value-type="float" office:value="211264" calcext:value-type="float">
            <text:p>211264</text:p>
          </table:table-cell>
          <table:table-cell office:value-type="float" office:value="209546" calcext:value-type="float">
            <text:p>209546</text:p>
          </table:table-cell>
          <table:table-cell office:value-type="float" office:value="16320" calcext:value-type="float">
            <text:p>16320</text:p>
          </table:table-cell>
          <table:table-cell office:value-type="float" office:value="15227" calcext:value-type="float">
            <text:p>1522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1</text:p>
          </table:table-cell>
          <table:table-cell office:value-type="float" office:value="58184024" calcext:value-type="float">
            <text:p>581840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52644" calcext:value-type="float">
            <text:p>452644</text:p>
          </table:table-cell>
          <table:table-cell office:value-type="float" office:value="414872" calcext:value-type="float">
            <text:p>414872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9" calcext:value-type="float">
            <text:p>11159</text:p>
          </table:table-cell>
          <table:table-cell office:value-type="float" office:value="211264" calcext:value-type="float">
            <text:p>211264</text:p>
          </table:table-cell>
          <table:table-cell office:value-type="float" office:value="209546" calcext:value-type="float">
            <text:p>209546</text:p>
          </table:table-cell>
          <table:table-cell office:value-type="float" office:value="16320" calcext:value-type="float">
            <text:p>16320</text:p>
          </table:table-cell>
          <table:table-cell office:value-type="float" office:value="15227" calcext:value-type="float">
            <text:p>1522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2</text:p>
          </table:table-cell>
          <table:table-cell office:value-type="float" office:value="58207852" calcext:value-type="float">
            <text:p>582078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31356" calcext:value-type="float">
            <text:p>431356</text:p>
          </table:table-cell>
          <table:table-cell office:value-type="float" office:value="393584" calcext:value-type="float">
            <text:p>3935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01" calcext:value-type="float">
            <text:p>10801</text:p>
          </table:table-cell>
          <table:table-cell office:value-type="float" office:value="189632" calcext:value-type="float">
            <text:p>189632</text:p>
          </table:table-cell>
          <table:table-cell office:value-type="float" office:value="188134" calcext:value-type="float">
            <text:p>188134</text:p>
          </table:table-cell>
          <table:table-cell office:value-type="float" office:value="14720" calcext:value-type="float">
            <text:p>14720</text:p>
          </table:table-cell>
          <table:table-cell office:value-type="float" office:value="13703" calcext:value-type="float">
            <text:p>13703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3</text:p>
          </table:table-cell>
          <table:table-cell office:value-type="float" office:value="58207356" calcext:value-type="float">
            <text:p>582073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31356" calcext:value-type="float">
            <text:p>431356</text:p>
          </table:table-cell>
          <table:table-cell office:value-type="float" office:value="393584" calcext:value-type="float">
            <text:p>3935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01" calcext:value-type="float">
            <text:p>10801</text:p>
          </table:table-cell>
          <table:table-cell office:value-type="float" office:value="189632" calcext:value-type="float">
            <text:p>189632</text:p>
          </table:table-cell>
          <table:table-cell office:value-type="float" office:value="188134" calcext:value-type="float">
            <text:p>188134</text:p>
          </table:table-cell>
          <table:table-cell office:value-type="float" office:value="14720" calcext:value-type="float">
            <text:p>14720</text:p>
          </table:table-cell>
          <table:table-cell office:value-type="float" office:value="13703" calcext:value-type="float">
            <text:p>13703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4</text:p>
          </table:table-cell>
          <table:table-cell office:value-type="float" office:value="58225024" calcext:value-type="float">
            <text:p>582250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7016" calcext:value-type="float">
            <text:p>4417016</text:p>
          </table:table-cell>
          <table:table-cell office:value-type="float" office:value="431356" calcext:value-type="float">
            <text:p>431356</text:p>
          </table:table-cell>
          <table:table-cell office:value-type="float" office:value="393584" calcext:value-type="float">
            <text:p>39358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01" calcext:value-type="float">
            <text:p>10801</text:p>
          </table:table-cell>
          <table:table-cell office:value-type="float" office:value="189632" calcext:value-type="float">
            <text:p>189632</text:p>
          </table:table-cell>
          <table:table-cell office:value-type="float" office:value="188134" calcext:value-type="float">
            <text:p>188134</text:p>
          </table:table-cell>
          <table:table-cell office:value-type="float" office:value="14720" calcext:value-type="float">
            <text:p>14720</text:p>
          </table:table-cell>
          <table:table-cell office:value-type="float" office:value="13703" calcext:value-type="float">
            <text:p>13703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5</text:p>
          </table:table-cell>
          <table:table-cell office:value-type="float" office:value="58263544" calcext:value-type="float">
            <text:p>582635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4248" calcext:value-type="float">
            <text:p>4384248</text:p>
          </table:table-cell>
          <table:table-cell office:value-type="float" office:value="410248" calcext:value-type="float">
            <text:p>410248</text:p>
          </table:table-cell>
          <table:table-cell office:value-type="float" office:value="372476" calcext:value-type="float">
            <text:p>37247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4" calcext:value-type="float">
            <text:p>10444</text:p>
          </table:table-cell>
          <table:table-cell office:value-type="float" office:value="168192" calcext:value-type="float">
            <text:p>168192</text:p>
          </table:table-cell>
          <table:table-cell office:value-type="float" office:value="166722" calcext:value-type="float">
            <text:p>166722</text:p>
          </table:table-cell>
          <table:table-cell office:value-type="float" office:value="13120" calcext:value-type="float">
            <text:p>13120</text:p>
          </table:table-cell>
          <table:table-cell office:value-type="float" office:value="12179" calcext:value-type="float">
            <text:p>12179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6</text:p>
          </table:table-cell>
          <table:table-cell office:value-type="float" office:value="58265616" calcext:value-type="float">
            <text:p>582656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4248" calcext:value-type="float">
            <text:p>4384248</text:p>
          </table:table-cell>
          <table:table-cell office:value-type="float" office:value="410248" calcext:value-type="float">
            <text:p>410248</text:p>
          </table:table-cell>
          <table:table-cell office:value-type="float" office:value="372476" calcext:value-type="float">
            <text:p>37247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4" calcext:value-type="float">
            <text:p>10444</text:p>
          </table:table-cell>
          <table:table-cell office:value-type="float" office:value="168192" calcext:value-type="float">
            <text:p>168192</text:p>
          </table:table-cell>
          <table:table-cell office:value-type="float" office:value="166722" calcext:value-type="float">
            <text:p>166722</text:p>
          </table:table-cell>
          <table:table-cell office:value-type="float" office:value="13120" calcext:value-type="float">
            <text:p>13120</text:p>
          </table:table-cell>
          <table:table-cell office:value-type="float" office:value="12179" calcext:value-type="float">
            <text:p>12179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7</text:p>
          </table:table-cell>
          <table:table-cell office:value-type="float" office:value="58286120" calcext:value-type="float">
            <text:p>582861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4248" calcext:value-type="float">
            <text:p>4384248</text:p>
          </table:table-cell>
          <table:table-cell office:value-type="float" office:value="410248" calcext:value-type="float">
            <text:p>410248</text:p>
          </table:table-cell>
          <table:table-cell office:value-type="float" office:value="372476" calcext:value-type="float">
            <text:p>37247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4" calcext:value-type="float">
            <text:p>10444</text:p>
          </table:table-cell>
          <table:table-cell office:value-type="float" office:value="168192" calcext:value-type="float">
            <text:p>168192</text:p>
          </table:table-cell>
          <table:table-cell office:value-type="float" office:value="166722" calcext:value-type="float">
            <text:p>166722</text:p>
          </table:table-cell>
          <table:table-cell office:value-type="float" office:value="13120" calcext:value-type="float">
            <text:p>13120</text:p>
          </table:table-cell>
          <table:table-cell office:value-type="float" office:value="12179" calcext:value-type="float">
            <text:p>12179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48</text:p>
          </table:table-cell>
          <table:table-cell office:value-type="float" office:value="58321780" calcext:value-type="float">
            <text:p>583217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6056" calcext:value-type="float">
            <text:p>4376056</text:p>
          </table:table-cell>
          <table:table-cell office:value-type="float" office:value="388768" calcext:value-type="float">
            <text:p>388768</text:p>
          </table:table-cell>
          <table:table-cell office:value-type="float" office:value="350996" calcext:value-type="float">
            <text:p>35099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6" calcext:value-type="float">
            <text:p>10086</text:p>
          </table:table-cell>
          <table:table-cell office:value-type="float" office:value="146624" calcext:value-type="float">
            <text:p>146624</text:p>
          </table:table-cell>
          <table:table-cell office:value-type="float" office:value="145310" calcext:value-type="float">
            <text:p>145310</text:p>
          </table:table-cell>
          <table:table-cell office:value-type="float" office:value="11520" calcext:value-type="float">
            <text:p>11520</text:p>
          </table:table-cell>
          <table:table-cell office:value-type="float" office:value="10655" calcext:value-type="float">
            <text:p>10655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49</text:p>
          </table:table-cell>
          <table:table-cell office:value-type="float" office:value="58321672" calcext:value-type="float">
            <text:p>583216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6056" calcext:value-type="float">
            <text:p>4376056</text:p>
          </table:table-cell>
          <table:table-cell office:value-type="float" office:value="388768" calcext:value-type="float">
            <text:p>388768</text:p>
          </table:table-cell>
          <table:table-cell office:value-type="float" office:value="350996" calcext:value-type="float">
            <text:p>35099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6" calcext:value-type="float">
            <text:p>10086</text:p>
          </table:table-cell>
          <table:table-cell office:value-type="float" office:value="146624" calcext:value-type="float">
            <text:p>146624</text:p>
          </table:table-cell>
          <table:table-cell office:value-type="float" office:value="145310" calcext:value-type="float">
            <text:p>145310</text:p>
          </table:table-cell>
          <table:table-cell office:value-type="float" office:value="11520" calcext:value-type="float">
            <text:p>11520</text:p>
          </table:table-cell>
          <table:table-cell office:value-type="float" office:value="10655" calcext:value-type="float">
            <text:p>10655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0</text:p>
          </table:table-cell>
          <table:table-cell office:value-type="float" office:value="58342188" calcext:value-type="float">
            <text:p>583421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6056" calcext:value-type="float">
            <text:p>4376056</text:p>
          </table:table-cell>
          <table:table-cell office:value-type="float" office:value="388768" calcext:value-type="float">
            <text:p>388768</text:p>
          </table:table-cell>
          <table:table-cell office:value-type="float" office:value="350996" calcext:value-type="float">
            <text:p>35099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6" calcext:value-type="float">
            <text:p>10086</text:p>
          </table:table-cell>
          <table:table-cell office:value-type="float" office:value="146624" calcext:value-type="float">
            <text:p>146624</text:p>
          </table:table-cell>
          <table:table-cell office:value-type="float" office:value="145310" calcext:value-type="float">
            <text:p>145310</text:p>
          </table:table-cell>
          <table:table-cell office:value-type="float" office:value="11520" calcext:value-type="float">
            <text:p>11520</text:p>
          </table:table-cell>
          <table:table-cell office:value-type="float" office:value="10655" calcext:value-type="float">
            <text:p>10655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1</text:p>
          </table:table-cell>
          <table:table-cell office:value-type="float" office:value="58383296" calcext:value-type="float">
            <text:p>583832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1480" calcext:value-type="float">
            <text:p>4351480</text:p>
          </table:table-cell>
          <table:table-cell office:value-type="float" office:value="367400" calcext:value-type="float">
            <text:p>367400</text:p>
          </table:table-cell>
          <table:table-cell office:value-type="float" office:value="329628" calcext:value-type="float">
            <text:p>32962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9" calcext:value-type="float">
            <text:p>9729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3899" calcext:value-type="float">
            <text:p>123899</text:p>
          </table:table-cell>
          <table:table-cell office:value-type="float" office:value="9920" calcext:value-type="float">
            <text:p>9920</text:p>
          </table:table-cell>
          <table:table-cell office:value-type="float" office:value="9131" calcext:value-type="float">
            <text:p>9131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2</text:p>
          </table:table-cell>
          <table:table-cell office:value-type="float" office:value="58391124" calcext:value-type="float">
            <text:p>583911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1480" calcext:value-type="float">
            <text:p>4351480</text:p>
          </table:table-cell>
          <table:table-cell office:value-type="float" office:value="367400" calcext:value-type="float">
            <text:p>367400</text:p>
          </table:table-cell>
          <table:table-cell office:value-type="float" office:value="329628" calcext:value-type="float">
            <text:p>32962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9" calcext:value-type="float">
            <text:p>9729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3899" calcext:value-type="float">
            <text:p>123899</text:p>
          </table:table-cell>
          <table:table-cell office:value-type="float" office:value="9920" calcext:value-type="float">
            <text:p>9920</text:p>
          </table:table-cell>
          <table:table-cell office:value-type="float" office:value="9131" calcext:value-type="float">
            <text:p>9131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3</text:p>
          </table:table-cell>
          <table:table-cell office:value-type="float" office:value="58410456" calcext:value-type="float">
            <text:p>584104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1480" calcext:value-type="float">
            <text:p>4351480</text:p>
          </table:table-cell>
          <table:table-cell office:value-type="float" office:value="367400" calcext:value-type="float">
            <text:p>367400</text:p>
          </table:table-cell>
          <table:table-cell office:value-type="float" office:value="329628" calcext:value-type="float">
            <text:p>32962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9" calcext:value-type="float">
            <text:p>9729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3899" calcext:value-type="float">
            <text:p>123899</text:p>
          </table:table-cell>
          <table:table-cell office:value-type="float" office:value="9920" calcext:value-type="float">
            <text:p>9920</text:p>
          </table:table-cell>
          <table:table-cell office:value-type="float" office:value="9131" calcext:value-type="float">
            <text:p>9131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4</text:p>
          </table:table-cell>
          <table:table-cell office:value-type="float" office:value="58452268" calcext:value-type="float">
            <text:p>584522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5096" calcext:value-type="float">
            <text:p>4335096</text:p>
          </table:table-cell>
          <table:table-cell office:value-type="float" office:value="345860" calcext:value-type="float">
            <text:p>345860</text:p>
          </table:table-cell>
          <table:table-cell office:value-type="float" office:value="308088" calcext:value-type="float">
            <text:p>3080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71" calcext:value-type="float">
            <text:p>9371</text:p>
          </table:table-cell>
          <table:table-cell office:value-type="float" office:value="103552" calcext:value-type="float">
            <text:p>103552</text:p>
          </table:table-cell>
          <table:table-cell office:value-type="float" office:value="102487" calcext:value-type="float">
            <text:p>102487</text:p>
          </table:table-cell>
          <table:table-cell office:value-type="float" office:value="8320" calcext:value-type="float">
            <text:p>8320</text:p>
          </table:table-cell>
          <table:table-cell office:value-type="float" office:value="7607" calcext:value-type="float">
            <text:p>760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5</text:p>
          </table:table-cell>
          <table:table-cell office:value-type="float" office:value="58473872" calcext:value-type="float">
            <text:p>584738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5096" calcext:value-type="float">
            <text:p>4335096</text:p>
          </table:table-cell>
          <table:table-cell office:value-type="float" office:value="345860" calcext:value-type="float">
            <text:p>345860</text:p>
          </table:table-cell>
          <table:table-cell office:value-type="float" office:value="308088" calcext:value-type="float">
            <text:p>3080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71" calcext:value-type="float">
            <text:p>9371</text:p>
          </table:table-cell>
          <table:table-cell office:value-type="float" office:value="103552" calcext:value-type="float">
            <text:p>103552</text:p>
          </table:table-cell>
          <table:table-cell office:value-type="float" office:value="102487" calcext:value-type="float">
            <text:p>102487</text:p>
          </table:table-cell>
          <table:table-cell office:value-type="float" office:value="8320" calcext:value-type="float">
            <text:p>8320</text:p>
          </table:table-cell>
          <table:table-cell office:value-type="float" office:value="7607" calcext:value-type="float">
            <text:p>760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6</text:p>
          </table:table-cell>
          <table:table-cell office:value-type="float" office:value="58494120" calcext:value-type="float">
            <text:p>584941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5096" calcext:value-type="float">
            <text:p>4335096</text:p>
          </table:table-cell>
          <table:table-cell office:value-type="float" office:value="345860" calcext:value-type="float">
            <text:p>345860</text:p>
          </table:table-cell>
          <table:table-cell office:value-type="float" office:value="308088" calcext:value-type="float">
            <text:p>30808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71" calcext:value-type="float">
            <text:p>9371</text:p>
          </table:table-cell>
          <table:table-cell office:value-type="float" office:value="103552" calcext:value-type="float">
            <text:p>103552</text:p>
          </table:table-cell>
          <table:table-cell office:value-type="float" office:value="102487" calcext:value-type="float">
            <text:p>102487</text:p>
          </table:table-cell>
          <table:table-cell office:value-type="float" office:value="8320" calcext:value-type="float">
            <text:p>8320</text:p>
          </table:table-cell>
          <table:table-cell office:value-type="float" office:value="7607" calcext:value-type="float">
            <text:p>7607</text:p>
          </table:table-cell>
          <table:table-cell office:value-type="float" office:value="387008" calcext:value-type="float">
            <text:p>38700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7</text:p>
          </table:table-cell>
          <table:table-cell office:value-type="float" office:value="58535552" calcext:value-type="float">
            <text:p>585355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0520" calcext:value-type="float">
            <text:p>4310520</text:p>
          </table:table-cell>
          <table:table-cell office:value-type="float" office:value="324488" calcext:value-type="float">
            <text:p>324488</text:p>
          </table:table-cell>
          <table:table-cell office:value-type="float" office:value="286716" calcext:value-type="float">
            <text:p>2867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3" calcext:value-type="float">
            <text:p>9013</text:p>
          </table:table-cell>
          <table:table-cell office:value-type="float" office:value="82112" calcext:value-type="float">
            <text:p>82112</text:p>
          </table:table-cell>
          <table:table-cell office:value-type="float" office:value="81076" calcext:value-type="float">
            <text:p>81076</text:p>
          </table:table-cell>
          <table:table-cell office:value-type="float" office:value="6720" calcext:value-type="float">
            <text:p>6720</text:p>
          </table:table-cell>
          <table:table-cell office:value-type="float" office:value="6083" calcext:value-type="float">
            <text:p>6083</text:p>
          </table:table-cell>
          <table:table-cell office:value-type="float" office:value="375680" calcext:value-type="float">
            <text:p>375680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6:58</text:p>
          </table:table-cell>
          <table:table-cell office:value-type="float" office:value="58552932" calcext:value-type="float">
            <text:p>585529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0520" calcext:value-type="float">
            <text:p>4310520</text:p>
          </table:table-cell>
          <table:table-cell office:value-type="float" office:value="324488" calcext:value-type="float">
            <text:p>324488</text:p>
          </table:table-cell>
          <table:table-cell office:value-type="float" office:value="286716" calcext:value-type="float">
            <text:p>2867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3" calcext:value-type="float">
            <text:p>9013</text:p>
          </table:table-cell>
          <table:table-cell office:value-type="float" office:value="82112" calcext:value-type="float">
            <text:p>82112</text:p>
          </table:table-cell>
          <table:table-cell office:value-type="float" office:value="81076" calcext:value-type="float">
            <text:p>81076</text:p>
          </table:table-cell>
          <table:table-cell office:value-type="float" office:value="6720" calcext:value-type="float">
            <text:p>6720</text:p>
          </table:table-cell>
          <table:table-cell office:value-type="float" office:value="6083" calcext:value-type="float">
            <text:p>6083</text:p>
          </table:table-cell>
          <table:table-cell office:value-type="float" office:value="375680" calcext:value-type="float">
            <text:p>375680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6:59</text:p>
          </table:table-cell>
          <table:table-cell office:value-type="float" office:value="58573356" calcext:value-type="float">
            <text:p>585733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0520" calcext:value-type="float">
            <text:p>4310520</text:p>
          </table:table-cell>
          <table:table-cell office:value-type="float" office:value="324488" calcext:value-type="float">
            <text:p>324488</text:p>
          </table:table-cell>
          <table:table-cell office:value-type="float" office:value="286716" calcext:value-type="float">
            <text:p>28671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3" calcext:value-type="float">
            <text:p>9013</text:p>
          </table:table-cell>
          <table:table-cell office:value-type="float" office:value="82112" calcext:value-type="float">
            <text:p>82112</text:p>
          </table:table-cell>
          <table:table-cell office:value-type="float" office:value="81076" calcext:value-type="float">
            <text:p>81076</text:p>
          </table:table-cell>
          <table:table-cell office:value-type="float" office:value="6720" calcext:value-type="float">
            <text:p>6720</text:p>
          </table:table-cell>
          <table:table-cell office:value-type="float" office:value="6083" calcext:value-type="float">
            <text:p>6083</text:p>
          </table:table-cell>
          <table:table-cell office:value-type="float" office:value="375680" calcext:value-type="float">
            <text:p>375680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0</text:p>
          </table:table-cell>
          <table:table-cell office:value-type="float" office:value="58614896" calcext:value-type="float">
            <text:p>5861489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4136" calcext:value-type="float">
            <text:p>4294136</text:p>
          </table:table-cell>
          <table:table-cell office:value-type="float" office:value="303008" calcext:value-type="float">
            <text:p>303008</text:p>
          </table:table-cell>
          <table:table-cell office:value-type="float" office:value="265236" calcext:value-type="float">
            <text:p>26523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6" calcext:value-type="float">
            <text:p>8656</text:p>
          </table:table-cell>
          <table:table-cell office:value-type="float" office:value="60544" calcext:value-type="float">
            <text:p>60544</text:p>
          </table:table-cell>
          <table:table-cell office:value-type="float" office:value="59663" calcext:value-type="float">
            <text:p>59663</text:p>
          </table:table-cell>
          <table:table-cell office:value-type="float" office:value="5120" calcext:value-type="float">
            <text:p>5120</text:p>
          </table:table-cell>
          <table:table-cell office:value-type="float" office:value="4559" calcext:value-type="float">
            <text:p>4559</text:p>
          </table:table-cell>
          <table:table-cell office:value-type="float" office:value="306176" calcext:value-type="float">
            <text:p>306176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7:01</text:p>
          </table:table-cell>
          <table:table-cell office:value-type="float" office:value="58631420" calcext:value-type="float">
            <text:p>586314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4136" calcext:value-type="float">
            <text:p>4294136</text:p>
          </table:table-cell>
          <table:table-cell office:value-type="float" office:value="303008" calcext:value-type="float">
            <text:p>303008</text:p>
          </table:table-cell>
          <table:table-cell office:value-type="float" office:value="265236" calcext:value-type="float">
            <text:p>26523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6" calcext:value-type="float">
            <text:p>8656</text:p>
          </table:table-cell>
          <table:table-cell office:value-type="float" office:value="60544" calcext:value-type="float">
            <text:p>60544</text:p>
          </table:table-cell>
          <table:table-cell office:value-type="float" office:value="59663" calcext:value-type="float">
            <text:p>59663</text:p>
          </table:table-cell>
          <table:table-cell office:value-type="float" office:value="5120" calcext:value-type="float">
            <text:p>5120</text:p>
          </table:table-cell>
          <table:table-cell office:value-type="float" office:value="4559" calcext:value-type="float">
            <text:p>4559</text:p>
          </table:table-cell>
          <table:table-cell office:value-type="float" office:value="306176" calcext:value-type="float">
            <text:p>306176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2</text:p>
          </table:table-cell>
          <table:table-cell office:value-type="float" office:value="58653524" calcext:value-type="float">
            <text:p>586535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4136" calcext:value-type="float">
            <text:p>4294136</text:p>
          </table:table-cell>
          <table:table-cell office:value-type="float" office:value="303008" calcext:value-type="float">
            <text:p>303008</text:p>
          </table:table-cell>
          <table:table-cell office:value-type="float" office:value="265236" calcext:value-type="float">
            <text:p>265236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6" calcext:value-type="float">
            <text:p>8656</text:p>
          </table:table-cell>
          <table:table-cell office:value-type="float" office:value="60544" calcext:value-type="float">
            <text:p>60544</text:p>
          </table:table-cell>
          <table:table-cell office:value-type="float" office:value="59663" calcext:value-type="float">
            <text:p>59663</text:p>
          </table:table-cell>
          <table:table-cell office:value-type="float" office:value="5120" calcext:value-type="float">
            <text:p>5120</text:p>
          </table:table-cell>
          <table:table-cell office:value-type="float" office:value="4559" calcext:value-type="float">
            <text:p>4559</text:p>
          </table:table-cell>
          <table:table-cell office:value-type="float" office:value="306176" calcext:value-type="float">
            <text:p>306176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3</text:p>
          </table:table-cell>
          <table:table-cell office:value-type="float" office:value="58694172" calcext:value-type="float">
            <text:p>5869417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7:04</text:p>
          </table:table-cell>
          <table:table-cell office:value-type="float" office:value="58708628" calcext:value-type="float">
            <text:p>587086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5</text:p>
          </table:table-cell>
          <table:table-cell office:value-type="float" office:value="58709048" calcext:value-type="float">
            <text:p>5870904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6</text:p>
          </table:table-cell>
          <table:table-cell office:value-type="float" office:value="58709724" calcext:value-type="float">
            <text:p>587097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7</text:p>
          </table:table-cell>
          <table:table-cell office:value-type="float" office:value="58728956" calcext:value-type="float">
            <text:p>587289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8</text:p>
          </table:table-cell>
          <table:table-cell office:value-type="float" office:value="58731360" calcext:value-type="float">
            <text:p>5873136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09</text:p>
          </table:table-cell>
          <table:table-cell office:value-type="float" office:value="58731768" calcext:value-type="float">
            <text:p>587317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0</text:p>
          </table:table-cell>
          <table:table-cell office:value-type="float" office:value="58749528" calcext:value-type="float">
            <text:p>587495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1</text:p>
          </table:table-cell>
          <table:table-cell office:value-type="float" office:value="58749776" calcext:value-type="float">
            <text:p>5874977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2</text:p>
          </table:table-cell>
          <table:table-cell office:value-type="float" office:value="58750252" calcext:value-type="float">
            <text:p>587502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3</text:p>
          </table:table-cell>
          <table:table-cell office:value-type="float" office:value="58768532" calcext:value-type="float">
            <text:p>5876853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4</text:p>
          </table:table-cell>
          <table:table-cell office:value-type="float" office:value="58768452" calcext:value-type="float">
            <text:p>587684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5</text:p>
          </table:table-cell>
          <table:table-cell office:value-type="float" office:value="58768552" calcext:value-type="float">
            <text:p>587685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6</text:p>
          </table:table-cell>
          <table:table-cell office:value-type="float" office:value="58787616" calcext:value-type="float">
            <text:p>5878761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7</text:p>
          </table:table-cell>
          <table:table-cell office:value-type="float" office:value="58787616" calcext:value-type="float">
            <text:p>5878761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8</text:p>
          </table:table-cell>
          <table:table-cell office:value-type="float" office:value="58787248" calcext:value-type="float">
            <text:p>5878724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19</text:p>
          </table:table-cell>
          <table:table-cell office:value-type="float" office:value="58787644" calcext:value-type="float">
            <text:p>587876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0</text:p>
          </table:table-cell>
          <table:table-cell office:value-type="float" office:value="58787740" calcext:value-type="float">
            <text:p>587877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1</text:p>
          </table:table-cell>
          <table:table-cell office:value-type="float" office:value="58787868" calcext:value-type="float">
            <text:p>587878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2</text:p>
          </table:table-cell>
          <table:table-cell office:value-type="float" office:value="58787644" calcext:value-type="float">
            <text:p>587876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3</text:p>
          </table:table-cell>
          <table:table-cell office:value-type="float" office:value="58787660" calcext:value-type="float">
            <text:p>5878766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4</text:p>
          </table:table-cell>
          <table:table-cell office:value-type="float" office:value="58786888" calcext:value-type="float">
            <text:p>587868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5</text:p>
          </table:table-cell>
          <table:table-cell office:value-type="float" office:value="58786808" calcext:value-type="float">
            <text:p>5878680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6</text:p>
          </table:table-cell>
          <table:table-cell office:value-type="float" office:value="58787216" calcext:value-type="float">
            <text:p>5878721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7</text:p>
          </table:table-cell>
          <table:table-cell office:value-type="float" office:value="58786864" calcext:value-type="float">
            <text:p>5878686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29</text:p>
          </table:table-cell>
          <table:table-cell office:value-type="float" office:value="58786896" calcext:value-type="float">
            <text:p>5878689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0</text:p>
          </table:table-cell>
          <table:table-cell office:value-type="float" office:value="58786972" calcext:value-type="float">
            <text:p>5878697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1</text:p>
          </table:table-cell>
          <table:table-cell office:value-type="float" office:value="58787392" calcext:value-type="float">
            <text:p>5878739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2</text:p>
          </table:table-cell>
          <table:table-cell office:value-type="float" office:value="58787392" calcext:value-type="float">
            <text:p>5878739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3</text:p>
          </table:table-cell>
          <table:table-cell office:value-type="float" office:value="58787392" calcext:value-type="float">
            <text:p>5878739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69" calcext:value-type="float">
            <text:p>1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4</text:p>
          </table:table-cell>
          <table:table-cell office:value-type="float" office:value="58787280" calcext:value-type="float">
            <text:p>587872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5</text:p>
          </table:table-cell>
          <table:table-cell office:value-type="float" office:value="58787188" calcext:value-type="float">
            <text:p>587871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6</text:p>
          </table:table-cell>
          <table:table-cell office:value-type="float" office:value="58787440" calcext:value-type="float">
            <text:p>587874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7</text:p>
          </table:table-cell>
          <table:table-cell office:value-type="float" office:value="58786956" calcext:value-type="float">
            <text:p>587869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8</text:p>
          </table:table-cell>
          <table:table-cell office:value-type="float" office:value="58787200" calcext:value-type="float">
            <text:p>587872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39</text:p>
          </table:table-cell>
          <table:table-cell office:value-type="float" office:value="58787492" calcext:value-type="float">
            <text:p>5878749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0</text:p>
          </table:table-cell>
          <table:table-cell office:value-type="float" office:value="58787452" calcext:value-type="float">
            <text:p>587874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1</text:p>
          </table:table-cell>
          <table:table-cell office:value-type="float" office:value="58787988" calcext:value-type="float">
            <text:p>587879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2</text:p>
          </table:table-cell>
          <table:table-cell office:value-type="float" office:value="58788000" calcext:value-type="float">
            <text:p>58788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8" calcext:value-type="float">
            <text:p>8298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3</text:p>
          </table:table-cell>
          <table:table-cell office:value-type="float" office:value="58788252" calcext:value-type="float">
            <text:p>587882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4</text:p>
          </table:table-cell>
          <table:table-cell office:value-type="float" office:value="58788544" calcext:value-type="float">
            <text:p>587885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5</text:p>
          </table:table-cell>
          <table:table-cell office:value-type="float" office:value="58788252" calcext:value-type="float">
            <text:p>587882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6</text:p>
          </table:table-cell>
          <table:table-cell office:value-type="float" office:value="58788024" calcext:value-type="float">
            <text:p>587880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7</text:p>
          </table:table-cell>
          <table:table-cell office:value-type="float" office:value="58788180" calcext:value-type="float">
            <text:p>587881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8</text:p>
          </table:table-cell>
          <table:table-cell office:value-type="float" office:value="58788280" calcext:value-type="float">
            <text:p>587882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49</text:p>
          </table:table-cell>
          <table:table-cell office:value-type="float" office:value="58787708" calcext:value-type="float">
            <text:p>5878770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0</text:p>
          </table:table-cell>
          <table:table-cell office:value-type="float" office:value="58787776" calcext:value-type="float">
            <text:p>5878777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1</text:p>
          </table:table-cell>
          <table:table-cell office:value-type="float" office:value="58787524" calcext:value-type="float">
            <text:p>587875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2</text:p>
          </table:table-cell>
          <table:table-cell office:value-type="float" office:value="58787524" calcext:value-type="float">
            <text:p>587875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3</text:p>
          </table:table-cell>
          <table:table-cell office:value-type="float" office:value="58787296" calcext:value-type="float">
            <text:p>5878729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4</text:p>
          </table:table-cell>
          <table:table-cell office:value-type="float" office:value="58787136" calcext:value-type="float">
            <text:p>5878713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5</text:p>
          </table:table-cell>
          <table:table-cell office:value-type="float" office:value="58787880" calcext:value-type="float">
            <text:p>587878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6</text:p>
          </table:table-cell>
          <table:table-cell office:value-type="float" office:value="58788072" calcext:value-type="float">
            <text:p>5878807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7</text:p>
          </table:table-cell>
          <table:table-cell office:value-type="float" office:value="58787368" calcext:value-type="float">
            <text:p>587873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8</text:p>
          </table:table-cell>
          <table:table-cell office:value-type="float" office:value="58787120" calcext:value-type="float">
            <text:p>587871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7:59</text:p>
          </table:table-cell>
          <table:table-cell office:value-type="float" office:value="58787880" calcext:value-type="float">
            <text:p>587878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0</text:p>
          </table:table-cell>
          <table:table-cell office:value-type="float" office:value="58787788" calcext:value-type="float">
            <text:p>587877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1</text:p>
          </table:table-cell>
          <table:table-cell office:value-type="float" office:value="58787420" calcext:value-type="float">
            <text:p>587874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2</text:p>
          </table:table-cell>
          <table:table-cell office:value-type="float" office:value="58788304" calcext:value-type="float">
            <text:p>5878830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3</text:p>
          </table:table-cell>
          <table:table-cell office:value-type="float" office:value="58787568" calcext:value-type="float">
            <text:p>587875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4</text:p>
          </table:table-cell>
          <table:table-cell office:value-type="float" office:value="58788300" calcext:value-type="float">
            <text:p>587883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5</text:p>
          </table:table-cell>
          <table:table-cell office:value-type="float" office:value="58787980" calcext:value-type="float">
            <text:p>5878798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6</text:p>
          </table:table-cell>
          <table:table-cell office:value-type="float" office:value="58820804" calcext:value-type="float">
            <text:p>5882080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9560" calcext:value-type="float">
            <text:p>4269560</text:p>
          </table:table-cell>
          <table:table-cell office:value-type="float" office:value="281640" calcext:value-type="float">
            <text:p>281640</text:p>
          </table:table-cell>
          <table:table-cell office:value-type="float" office:value="243868" calcext:value-type="float">
            <text:p>243868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1" calcext:value-type="float">
            <text:p>8301</text:p>
          </table:table-cell>
          <table:table-cell office:value-type="float" office:value="39104" calcext:value-type="float">
            <text:p>39104</text:p>
          </table:table-cell>
          <table:table-cell office:value-type="float" office:value="38252" calcext:value-type="float">
            <text:p>38252</text:p>
          </table:table-cell>
          <table:table-cell office:value-type="float" office:value="3520" calcext:value-type="float">
            <text:p>3520</text:p>
          </table:table-cell>
          <table:table-cell office:value-type="float" office:value="3035" calcext:value-type="float">
            <text:p>30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7</text:p>
          </table:table-cell>
          <table:table-cell office:value-type="float" office:value="58878916" calcext:value-type="float">
            <text:p>5887891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08</text:p>
          </table:table-cell>
          <table:table-cell office:value-type="float" office:value="58879272" calcext:value-type="float">
            <text:p>5887927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09</text:p>
          </table:table-cell>
          <table:table-cell office:value-type="float" office:value="58878960" calcext:value-type="float">
            <text:p>5887896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0</text:p>
          </table:table-cell>
          <table:table-cell office:value-type="float" office:value="58879212" calcext:value-type="float">
            <text:p>588792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1</text:p>
          </table:table-cell>
          <table:table-cell office:value-type="float" office:value="58878808" calcext:value-type="float">
            <text:p>5887880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2</text:p>
          </table:table-cell>
          <table:table-cell office:value-type="float" office:value="58878720" calcext:value-type="float">
            <text:p>588787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3</text:p>
          </table:table-cell>
          <table:table-cell office:value-type="float" office:value="58878456" calcext:value-type="float">
            <text:p>588784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4</text:p>
          </table:table-cell>
          <table:table-cell office:value-type="float" office:value="58878228" calcext:value-type="float">
            <text:p>588782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5</text:p>
          </table:table-cell>
          <table:table-cell office:value-type="float" office:value="58878024" calcext:value-type="float">
            <text:p>5887802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16</text:p>
          </table:table-cell>
          <table:table-cell office:value-type="float" office:value="59141220" calcext:value-type="float">
            <text:p>591412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16" calcext:value-type="float">
            <text:p>4212216</text:p>
          </table:table-cell>
          <table:table-cell office:value-type="float" office:value="259736" calcext:value-type="float">
            <text:p>259736</text:p>
          </table:table-cell>
          <table:table-cell office:value-type="float" office:value="221964" calcext:value-type="float">
            <text:p>221964</text:p>
          </table:table-cell>
          <table:table-cell office:value-type="float" office:value="37772" calcext:value-type="float">
            <text:p>37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7536" calcext:value-type="float">
            <text:p>17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4" table:style-name="ta1">
        <table:shapes>
          <draw:frame draw:z-index="0" draw:style-name="gr1" draw:text-style-name="P1" svg:width="10.1335in" svg:height="6.013in" svg:x="6.3303in" svg:y="0.2197in">
            <draw:object draw:notify-on-update-of-ranges="Sheet4.A1:Sheet4.A1 Sheet4.A2:Sheet4.A250 Sheet4.B1:Sheet4.B1 Sheet4.B2:Sheet4.B250 Sheet4.C1:Sheet4.C1 Sheet4.C2:Sheet4.C250 Sheet4.D1:Sheet4.D1 Sheet4.D2:Sheet4.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Committed 1.0</text:p>
          </table:table-cell>
          <table:table-cell office:value-type="string" calcext:value-type="string">
            <text:p>Committed 0.1</text:p>
          </table:table-cell>
          <table:table-cell office:value-type="string" calcext:value-type="string">
            <text:p>Committed 0.01</text:p>
          </table:table-cell>
        </table:table-row>
        <table:table-row table:style-name="ro1">
          <table:table-cell table:formula="of:=[$'sapmachine16-few-loaders-5-400-interleave0.01-sanitized'.AF2]" office:value-type="float" office:value="3767" calcext:value-type="float">
            <text:p>3767</text:p>
          </table:table-cell>
          <table:table-cell table:formula="of:=[$'sapmachine16-few-loaders-5-400-interleave1.0-sanitized'.AE2]" office:value-type="float" office:value="3968" calcext:value-type="float">
            <text:p>3968</text:p>
          </table:table-cell>
          <table:table-cell table:formula="of:=[$'sapmachine16-few-loaders-5-400-interleave0.1-sanitized'.AE2]" office:value-type="float" office:value="3968" calcext:value-type="float">
            <text:p>3968</text:p>
          </table:table-cell>
          <table:table-cell table:formula="of:=[$'sapmachine16-few-loaders-5-400-interleave0.01-sanitized'.AE2]" office:value-type="float" office:value="3968" calcext:value-type="float">
            <text:p>3968</text:p>
          </table:table-cell>
        </table:table-row>
        <table:table-row table:style-name="ro1">
          <table:table-cell table:formula="of:=[$'sapmachine16-few-loaders-5-400-interleave0.01-sanitized'.AF3]" office:value-type="float" office:value="15112" calcext:value-type="float">
            <text:p>15112</text:p>
          </table:table-cell>
          <table:table-cell table:formula="of:=[$'sapmachine16-few-loaders-5-400-interleave1.0-sanitized'.AE3]" office:value-type="float" office:value="15360" calcext:value-type="float">
            <text:p>15360</text:p>
          </table:table-cell>
          <table:table-cell table:formula="of:=[$'sapmachine16-few-loaders-5-400-interleave0.1-sanitized'.AE3]" office:value-type="float" office:value="15040" calcext:value-type="float">
            <text:p>15040</text:p>
          </table:table-cell>
          <table:table-cell table:formula="of:=[$'sapmachine16-few-loaders-5-400-interleave0.01-sanitized'.AE3]" office:value-type="float" office:value="15296" calcext:value-type="float">
            <text:p>15296</text:p>
          </table:table-cell>
        </table:table-row>
        <table:table-row table:style-name="ro1">
          <table:table-cell table:formula="of:=[$'sapmachine16-few-loaders-5-400-interleave0.01-sanitized'.AF4]" office:value-type="float" office:value="15808" calcext:value-type="float">
            <text:p>15808</text:p>
          </table:table-cell>
          <table:table-cell table:formula="of:=[$'sapmachine16-few-loaders-5-400-interleave1.0-sanitized'.AE4]" office:value-type="float" office:value="15936" calcext:value-type="float">
            <text:p>15936</text:p>
          </table:table-cell>
          <table:table-cell table:formula="of:=[$'sapmachine16-few-loaders-5-400-interleave0.1-sanitized'.AE4]" office:value-type="float" office:value="15936" calcext:value-type="float">
            <text:p>15936</text:p>
          </table:table-cell>
          <table:table-cell table:formula="of:=[$'sapmachine16-few-loaders-5-400-interleave0.01-sanitized'.AE4]" office:value-type="float" office:value="16000" calcext:value-type="float">
            <text:p>16000</text:p>
          </table:table-cell>
        </table:table-row>
        <table:table-row table:style-name="ro1">
          <table:table-cell table:formula="of:=[$'sapmachine16-few-loaders-5-400-interleave0.01-sanitized'.AF5]" office:value-type="float" office:value="16292" calcext:value-type="float">
            <text:p>16292</text:p>
          </table:table-cell>
          <table:table-cell table:formula="of:=[$'sapmachine16-few-loaders-5-400-interleave1.0-sanitized'.AE5]" office:value-type="float" office:value="16384" calcext:value-type="float">
            <text:p>16384</text:p>
          </table:table-cell>
          <table:table-cell table:formula="of:=[$'sapmachine16-few-loaders-5-400-interleave0.1-sanitized'.AE5]" office:value-type="float" office:value="16384" calcext:value-type="float">
            <text:p>16384</text:p>
          </table:table-cell>
          <table:table-cell table:formula="of:=[$'sapmachine16-few-loaders-5-400-interleave0.01-sanitized'.AE5]" office:value-type="float" office:value="16512" calcext:value-type="float">
            <text:p>16512</text:p>
          </table:table-cell>
        </table:table-row>
        <table:table-row table:style-name="ro1">
          <table:table-cell table:formula="of:=[$'sapmachine16-few-loaders-5-400-interleave0.01-sanitized'.AF6]" office:value-type="float" office:value="16702" calcext:value-type="float">
            <text:p>16702</text:p>
          </table:table-cell>
          <table:table-cell table:formula="of:=[$'sapmachine16-few-loaders-5-400-interleave1.0-sanitized'.AE6]" office:value-type="float" office:value="16832" calcext:value-type="float">
            <text:p>16832</text:p>
          </table:table-cell>
          <table:table-cell table:formula="of:=[$'sapmachine16-few-loaders-5-400-interleave0.1-sanitized'.AE6]" office:value-type="float" office:value="16896" calcext:value-type="float">
            <text:p>16896</text:p>
          </table:table-cell>
          <table:table-cell table:formula="of:=[$'sapmachine16-few-loaders-5-400-interleave0.01-sanitized'.AE6]" office:value-type="float" office:value="16896" calcext:value-type="float">
            <text:p>16896</text:p>
          </table:table-cell>
        </table:table-row>
        <table:table-row table:style-name="ro1">
          <table:table-cell table:formula="of:=[$'sapmachine16-few-loaders-5-400-interleave0.01-sanitized'.AF7]" office:value-type="float" office:value="16835" calcext:value-type="float">
            <text:p>16835</text:p>
          </table:table-cell>
          <table:table-cell table:formula="of:=[$'sapmachine16-few-loaders-5-400-interleave1.0-sanitized'.AE7]" office:value-type="float" office:value="17024" calcext:value-type="float">
            <text:p>17024</text:p>
          </table:table-cell>
          <table:table-cell table:formula="of:=[$'sapmachine16-few-loaders-5-400-interleave0.1-sanitized'.AE7]" office:value-type="float" office:value="16960" calcext:value-type="float">
            <text:p>16960</text:p>
          </table:table-cell>
          <table:table-cell table:formula="of:=[$'sapmachine16-few-loaders-5-400-interleave0.01-sanitized'.AE7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8]" office:value-type="float" office:value="16835" calcext:value-type="float">
            <text:p>16835</text:p>
          </table:table-cell>
          <table:table-cell table:formula="of:=[$'sapmachine16-few-loaders-5-400-interleave1.0-sanitized'.AE8]" office:value-type="float" office:value="17024" calcext:value-type="float">
            <text:p>17024</text:p>
          </table:table-cell>
          <table:table-cell table:formula="of:=[$'sapmachine16-few-loaders-5-400-interleave0.1-sanitized'.AE8]" office:value-type="float" office:value="16960" calcext:value-type="float">
            <text:p>16960</text:p>
          </table:table-cell>
          <table:table-cell table:formula="of:=[$'sapmachine16-few-loaders-5-400-interleave0.01-sanitized'.AE8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9]" office:value-type="float" office:value="16835" calcext:value-type="float">
            <text:p>16835</text:p>
          </table:table-cell>
          <table:table-cell table:formula="of:=[$'sapmachine16-few-loaders-5-400-interleave1.0-sanitized'.AE9]" office:value-type="float" office:value="17024" calcext:value-type="float">
            <text:p>17024</text:p>
          </table:table-cell>
          <table:table-cell table:formula="of:=[$'sapmachine16-few-loaders-5-400-interleave0.1-sanitized'.AE9]" office:value-type="float" office:value="16960" calcext:value-type="float">
            <text:p>16960</text:p>
          </table:table-cell>
          <table:table-cell table:formula="of:=[$'sapmachine16-few-loaders-5-400-interleave0.01-sanitized'.AE9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0]" office:value-type="float" office:value="16835" calcext:value-type="float">
            <text:p>16835</text:p>
          </table:table-cell>
          <table:table-cell table:formula="of:=[$'sapmachine16-few-loaders-5-400-interleave1.0-sanitized'.AE10]" office:value-type="float" office:value="17024" calcext:value-type="float">
            <text:p>17024</text:p>
          </table:table-cell>
          <table:table-cell table:formula="of:=[$'sapmachine16-few-loaders-5-400-interleave0.1-sanitized'.AE10]" office:value-type="float" office:value="16960" calcext:value-type="float">
            <text:p>16960</text:p>
          </table:table-cell>
          <table:table-cell table:formula="of:=[$'sapmachine16-few-loaders-5-400-interleave0.01-sanitized'.AE10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1]" office:value-type="float" office:value="16835" calcext:value-type="float">
            <text:p>16835</text:p>
          </table:table-cell>
          <table:table-cell table:formula="of:=[$'sapmachine16-few-loaders-5-400-interleave1.0-sanitized'.AE11]" office:value-type="float" office:value="17024" calcext:value-type="float">
            <text:p>17024</text:p>
          </table:table-cell>
          <table:table-cell table:formula="of:=[$'sapmachine16-few-loaders-5-400-interleave0.1-sanitized'.AE11]" office:value-type="float" office:value="16960" calcext:value-type="float">
            <text:p>16960</text:p>
          </table:table-cell>
          <table:table-cell table:formula="of:=[$'sapmachine16-few-loaders-5-400-interleave0.01-sanitized'.AE11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]" office:value-type="float" office:value="16835" calcext:value-type="float">
            <text:p>16835</text:p>
          </table:table-cell>
          <table:table-cell table:formula="of:=[$'sapmachine16-few-loaders-5-400-interleave1.0-sanitized'.AE12]" office:value-type="float" office:value="17024" calcext:value-type="float">
            <text:p>17024</text:p>
          </table:table-cell>
          <table:table-cell table:formula="of:=[$'sapmachine16-few-loaders-5-400-interleave0.1-sanitized'.AE12]" office:value-type="float" office:value="16960" calcext:value-type="float">
            <text:p>16960</text:p>
          </table:table-cell>
          <table:table-cell table:formula="of:=[$'sapmachine16-few-loaders-5-400-interleave0.01-sanitized'.AE12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3]" office:value-type="float" office:value="16835" calcext:value-type="float">
            <text:p>16835</text:p>
          </table:table-cell>
          <table:table-cell table:formula="of:=[$'sapmachine16-few-loaders-5-400-interleave1.0-sanitized'.AE13]" office:value-type="float" office:value="17024" calcext:value-type="float">
            <text:p>17024</text:p>
          </table:table-cell>
          <table:table-cell table:formula="of:=[$'sapmachine16-few-loaders-5-400-interleave0.1-sanitized'.AE13]" office:value-type="float" office:value="16960" calcext:value-type="float">
            <text:p>16960</text:p>
          </table:table-cell>
          <table:table-cell table:formula="of:=[$'sapmachine16-few-loaders-5-400-interleave0.01-sanitized'.AE13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4]" office:value-type="float" office:value="16835" calcext:value-type="float">
            <text:p>16835</text:p>
          </table:table-cell>
          <table:table-cell table:formula="of:=[$'sapmachine16-few-loaders-5-400-interleave1.0-sanitized'.AE14]" office:value-type="float" office:value="17024" calcext:value-type="float">
            <text:p>17024</text:p>
          </table:table-cell>
          <table:table-cell table:formula="of:=[$'sapmachine16-few-loaders-5-400-interleave0.1-sanitized'.AE14]" office:value-type="float" office:value="16960" calcext:value-type="float">
            <text:p>16960</text:p>
          </table:table-cell>
          <table:table-cell table:formula="of:=[$'sapmachine16-few-loaders-5-400-interleave0.01-sanitized'.AE14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5]" office:value-type="float" office:value="16835" calcext:value-type="float">
            <text:p>16835</text:p>
          </table:table-cell>
          <table:table-cell table:formula="of:=[$'sapmachine16-few-loaders-5-400-interleave1.0-sanitized'.AE15]" office:value-type="float" office:value="17024" calcext:value-type="float">
            <text:p>17024</text:p>
          </table:table-cell>
          <table:table-cell table:formula="of:=[$'sapmachine16-few-loaders-5-400-interleave0.1-sanitized'.AE15]" office:value-type="float" office:value="16960" calcext:value-type="float">
            <text:p>16960</text:p>
          </table:table-cell>
          <table:table-cell table:formula="of:=[$'sapmachine16-few-loaders-5-400-interleave0.01-sanitized'.AE15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6]" office:value-type="float" office:value="16835" calcext:value-type="float">
            <text:p>16835</text:p>
          </table:table-cell>
          <table:table-cell table:formula="of:=[$'sapmachine16-few-loaders-5-400-interleave1.0-sanitized'.AE16]" office:value-type="float" office:value="17024" calcext:value-type="float">
            <text:p>17024</text:p>
          </table:table-cell>
          <table:table-cell table:formula="of:=[$'sapmachine16-few-loaders-5-400-interleave0.1-sanitized'.AE16]" office:value-type="float" office:value="16960" calcext:value-type="float">
            <text:p>16960</text:p>
          </table:table-cell>
          <table:table-cell table:formula="of:=[$'sapmachine16-few-loaders-5-400-interleave0.01-sanitized'.AE16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7]" office:value-type="float" office:value="104782" calcext:value-type="float">
            <text:p>104782</text:p>
          </table:table-cell>
          <table:table-cell table:formula="of:=[$'sapmachine16-few-loaders-5-400-interleave1.0-sanitized'.AE17]" office:value-type="float" office:value="68352" calcext:value-type="float">
            <text:p>68352</text:p>
          </table:table-cell>
          <table:table-cell table:formula="of:=[$'sapmachine16-few-loaders-5-400-interleave0.1-sanitized'.AE17]" office:value-type="float" office:value="73152" calcext:value-type="float">
            <text:p>73152</text:p>
          </table:table-cell>
          <table:table-cell table:formula="of:=[$'sapmachine16-few-loaders-5-400-interleave0.01-sanitized'.AE17]" office:value-type="float" office:value="105920" calcext:value-type="float">
            <text:p>105920</text:p>
          </table:table-cell>
        </table:table-row>
        <table:table-row table:style-name="ro1">
          <table:table-cell table:formula="of:=[$'sapmachine16-few-loaders-5-400-interleave0.01-sanitized'.AF18]" office:value-type="float" office:value="228769" calcext:value-type="float">
            <text:p>228769</text:p>
          </table:table-cell>
          <table:table-cell table:formula="of:=[$'sapmachine16-few-loaders-5-400-interleave1.0-sanitized'.AE18]" office:value-type="float" office:value="192640" calcext:value-type="float">
            <text:p>192640</text:p>
          </table:table-cell>
          <table:table-cell table:formula="of:=[$'sapmachine16-few-loaders-5-400-interleave0.1-sanitized'.AE18]" office:value-type="float" office:value="195904" calcext:value-type="float">
            <text:p>195904</text:p>
          </table:table-cell>
          <table:table-cell table:formula="of:=[$'sapmachine16-few-loaders-5-400-interleave0.01-sanitized'.AE18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19]" office:value-type="float" office:value="228769" calcext:value-type="float">
            <text:p>228769</text:p>
          </table:table-cell>
          <table:table-cell table:formula="of:=[$'sapmachine16-few-loaders-5-400-interleave1.0-sanitized'.AE19]" office:value-type="float" office:value="232192" calcext:value-type="float">
            <text:p>232192</text:p>
          </table:table-cell>
          <table:table-cell table:formula="of:=[$'sapmachine16-few-loaders-5-400-interleave0.1-sanitized'.AE19]" office:value-type="float" office:value="231424" calcext:value-type="float">
            <text:p>231424</text:p>
          </table:table-cell>
          <table:table-cell table:formula="of:=[$'sapmachine16-few-loaders-5-400-interleave0.01-sanitized'.AE19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0]" office:value-type="float" office:value="228769" calcext:value-type="float">
            <text:p>228769</text:p>
          </table:table-cell>
          <table:table-cell table:formula="of:=[$'sapmachine16-few-loaders-5-400-interleave1.0-sanitized'.AE20]" office:value-type="float" office:value="232192" calcext:value-type="float">
            <text:p>232192</text:p>
          </table:table-cell>
          <table:table-cell table:formula="of:=[$'sapmachine16-few-loaders-5-400-interleave0.1-sanitized'.AE20]" office:value-type="float" office:value="231424" calcext:value-type="float">
            <text:p>231424</text:p>
          </table:table-cell>
          <table:table-cell table:formula="of:=[$'sapmachine16-few-loaders-5-400-interleave0.01-sanitized'.AE20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1]" office:value-type="float" office:value="228769" calcext:value-type="float">
            <text:p>228769</text:p>
          </table:table-cell>
          <table:table-cell table:formula="of:=[$'sapmachine16-few-loaders-5-400-interleave1.0-sanitized'.AE21]" office:value-type="float" office:value="232192" calcext:value-type="float">
            <text:p>232192</text:p>
          </table:table-cell>
          <table:table-cell table:formula="of:=[$'sapmachine16-few-loaders-5-400-interleave0.1-sanitized'.AE21]" office:value-type="float" office:value="231424" calcext:value-type="float">
            <text:p>231424</text:p>
          </table:table-cell>
          <table:table-cell table:formula="of:=[$'sapmachine16-few-loaders-5-400-interleave0.01-sanitized'.AE21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2]" office:value-type="float" office:value="228769" calcext:value-type="float">
            <text:p>228769</text:p>
          </table:table-cell>
          <table:table-cell table:formula="of:=[$'sapmachine16-few-loaders-5-400-interleave1.0-sanitized'.AE22]" office:value-type="float" office:value="232192" calcext:value-type="float">
            <text:p>232192</text:p>
          </table:table-cell>
          <table:table-cell table:formula="of:=[$'sapmachine16-few-loaders-5-400-interleave0.1-sanitized'.AE22]" office:value-type="float" office:value="231424" calcext:value-type="float">
            <text:p>231424</text:p>
          </table:table-cell>
          <table:table-cell table:formula="of:=[$'sapmachine16-few-loaders-5-400-interleave0.01-sanitized'.AE22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3]" office:value-type="float" office:value="228769" calcext:value-type="float">
            <text:p>228769</text:p>
          </table:table-cell>
          <table:table-cell table:formula="of:=[$'sapmachine16-few-loaders-5-400-interleave1.0-sanitized'.AE23]" office:value-type="float" office:value="232192" calcext:value-type="float">
            <text:p>232192</text:p>
          </table:table-cell>
          <table:table-cell table:formula="of:=[$'sapmachine16-few-loaders-5-400-interleave0.1-sanitized'.AE23]" office:value-type="float" office:value="231424" calcext:value-type="float">
            <text:p>231424</text:p>
          </table:table-cell>
          <table:table-cell table:formula="of:=[$'sapmachine16-few-loaders-5-400-interleave0.01-sanitized'.AE23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4]" office:value-type="float" office:value="228769" calcext:value-type="float">
            <text:p>228769</text:p>
          </table:table-cell>
          <table:table-cell table:formula="of:=[$'sapmachine16-few-loaders-5-400-interleave1.0-sanitized'.AE24]" office:value-type="float" office:value="232192" calcext:value-type="float">
            <text:p>232192</text:p>
          </table:table-cell>
          <table:table-cell table:formula="of:=[$'sapmachine16-few-loaders-5-400-interleave0.1-sanitized'.AE24]" office:value-type="float" office:value="231424" calcext:value-type="float">
            <text:p>231424</text:p>
          </table:table-cell>
          <table:table-cell table:formula="of:=[$'sapmachine16-few-loaders-5-400-interleave0.01-sanitized'.AE24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5]" office:value-type="float" office:value="228769" calcext:value-type="float">
            <text:p>228769</text:p>
          </table:table-cell>
          <table:table-cell table:formula="of:=[$'sapmachine16-few-loaders-5-400-interleave1.0-sanitized'.AE25]" office:value-type="float" office:value="232192" calcext:value-type="float">
            <text:p>232192</text:p>
          </table:table-cell>
          <table:table-cell table:formula="of:=[$'sapmachine16-few-loaders-5-400-interleave0.1-sanitized'.AE25]" office:value-type="float" office:value="231424" calcext:value-type="float">
            <text:p>231424</text:p>
          </table:table-cell>
          <table:table-cell table:formula="of:=[$'sapmachine16-few-loaders-5-400-interleave0.01-sanitized'.AE25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6]" office:value-type="float" office:value="228769" calcext:value-type="float">
            <text:p>228769</text:p>
          </table:table-cell>
          <table:table-cell table:formula="of:=[$'sapmachine16-few-loaders-5-400-interleave1.0-sanitized'.AE26]" office:value-type="float" office:value="232192" calcext:value-type="float">
            <text:p>232192</text:p>
          </table:table-cell>
          <table:table-cell table:formula="of:=[$'sapmachine16-few-loaders-5-400-interleave0.1-sanitized'.AE26]" office:value-type="float" office:value="231424" calcext:value-type="float">
            <text:p>231424</text:p>
          </table:table-cell>
          <table:table-cell table:formula="of:=[$'sapmachine16-few-loaders-5-400-interleave0.01-sanitized'.AE26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7]" office:value-type="float" office:value="228769" calcext:value-type="float">
            <text:p>228769</text:p>
          </table:table-cell>
          <table:table-cell table:formula="of:=[$'sapmachine16-few-loaders-5-400-interleave1.0-sanitized'.AE27]" office:value-type="float" office:value="232192" calcext:value-type="float">
            <text:p>232192</text:p>
          </table:table-cell>
          <table:table-cell table:formula="of:=[$'sapmachine16-few-loaders-5-400-interleave0.1-sanitized'.AE27]" office:value-type="float" office:value="231424" calcext:value-type="float">
            <text:p>231424</text:p>
          </table:table-cell>
          <table:table-cell table:formula="of:=[$'sapmachine16-few-loaders-5-400-interleave0.01-sanitized'.AE27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8]" office:value-type="float" office:value="207575" calcext:value-type="float">
            <text:p>207575</text:p>
          </table:table-cell>
          <table:table-cell table:formula="of:=[$'sapmachine16-few-loaders-5-400-interleave1.0-sanitized'.AE28]" office:value-type="float" office:value="232192" calcext:value-type="float">
            <text:p>232192</text:p>
          </table:table-cell>
          <table:table-cell table:formula="of:=[$'sapmachine16-few-loaders-5-400-interleave0.1-sanitized'.AE28]" office:value-type="float" office:value="231424" calcext:value-type="float">
            <text:p>231424</text:p>
          </table:table-cell>
          <table:table-cell table:formula="of:=[$'sapmachine16-few-loaders-5-400-interleave0.01-sanitized'.AE28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29]" office:value-type="float" office:value="207575" calcext:value-type="float">
            <text:p>207575</text:p>
          </table:table-cell>
          <table:table-cell table:formula="of:=[$'sapmachine16-few-loaders-5-400-interleave1.0-sanitized'.AE29]" office:value-type="float" office:value="211264" calcext:value-type="float">
            <text:p>211264</text:p>
          </table:table-cell>
          <table:table-cell table:formula="of:=[$'sapmachine16-few-loaders-5-400-interleave0.1-sanitized'.AE29]" office:value-type="float" office:value="213504" calcext:value-type="float">
            <text:p>213504</text:p>
          </table:table-cell>
          <table:table-cell table:formula="of:=[$'sapmachine16-few-loaders-5-400-interleave0.01-sanitized'.AE29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30]" office:value-type="float" office:value="207575" calcext:value-type="float">
            <text:p>207575</text:p>
          </table:table-cell>
          <table:table-cell table:formula="of:=[$'sapmachine16-few-loaders-5-400-interleave1.0-sanitized'.AE30]" office:value-type="float" office:value="211264" calcext:value-type="float">
            <text:p>211264</text:p>
          </table:table-cell>
          <table:table-cell table:formula="of:=[$'sapmachine16-few-loaders-5-400-interleave0.1-sanitized'.AE30]" office:value-type="float" office:value="213504" calcext:value-type="float">
            <text:p>213504</text:p>
          </table:table-cell>
          <table:table-cell table:formula="of:=[$'sapmachine16-few-loaders-5-400-interleave0.01-sanitized'.AE30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6-few-loaders-5-400-interleave0.01-sanitized'.AF31]" office:value-type="float" office:value="186384" calcext:value-type="float">
            <text:p>186384</text:p>
          </table:table-cell>
          <table:table-cell table:formula="of:=[$'sapmachine16-few-loaders-5-400-interleave1.0-sanitized'.AE31]" office:value-type="float" office:value="211264" calcext:value-type="float">
            <text:p>211264</text:p>
          </table:table-cell>
          <table:table-cell table:formula="of:=[$'sapmachine16-few-loaders-5-400-interleave0.1-sanitized'.AE31]" office:value-type="float" office:value="213504" calcext:value-type="float">
            <text:p>213504</text:p>
          </table:table-cell>
          <table:table-cell table:formula="of:=[$'sapmachine16-few-loaders-5-400-interleave0.01-sanitized'.AE31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6-few-loaders-5-400-interleave0.01-sanitized'.AF32]" office:value-type="float" office:value="186384" calcext:value-type="float">
            <text:p>186384</text:p>
          </table:table-cell>
          <table:table-cell table:formula="of:=[$'sapmachine16-few-loaders-5-400-interleave1.0-sanitized'.AE32]" office:value-type="float" office:value="189632" calcext:value-type="float">
            <text:p>189632</text:p>
          </table:table-cell>
          <table:table-cell table:formula="of:=[$'sapmachine16-few-loaders-5-400-interleave0.1-sanitized'.AE32]" office:value-type="float" office:value="190784" calcext:value-type="float">
            <text:p>190784</text:p>
          </table:table-cell>
          <table:table-cell table:formula="of:=[$'sapmachine16-few-loaders-5-400-interleave0.01-sanitized'.AE32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6-few-loaders-5-400-interleave0.01-sanitized'.AF33]" office:value-type="float" office:value="186384" calcext:value-type="float">
            <text:p>186384</text:p>
          </table:table-cell>
          <table:table-cell table:formula="of:=[$'sapmachine16-few-loaders-5-400-interleave1.0-sanitized'.AE33]" office:value-type="float" office:value="189632" calcext:value-type="float">
            <text:p>189632</text:p>
          </table:table-cell>
          <table:table-cell table:formula="of:=[$'sapmachine16-few-loaders-5-400-interleave0.1-sanitized'.AE33]" office:value-type="float" office:value="190784" calcext:value-type="float">
            <text:p>190784</text:p>
          </table:table-cell>
          <table:table-cell table:formula="of:=[$'sapmachine16-few-loaders-5-400-interleave0.01-sanitized'.AE33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6-few-loaders-5-400-interleave0.01-sanitized'.AF34]" office:value-type="float" office:value="165190" calcext:value-type="float">
            <text:p>165190</text:p>
          </table:table-cell>
          <table:table-cell table:formula="of:=[$'sapmachine16-few-loaders-5-400-interleave1.0-sanitized'.AE34]" office:value-type="float" office:value="189632" calcext:value-type="float">
            <text:p>189632</text:p>
          </table:table-cell>
          <table:table-cell table:formula="of:=[$'sapmachine16-few-loaders-5-400-interleave0.1-sanitized'.AE34]" office:value-type="float" office:value="190784" calcext:value-type="float">
            <text:p>190784</text:p>
          </table:table-cell>
          <table:table-cell table:formula="of:=[$'sapmachine16-few-loaders-5-400-interleave0.01-sanitized'.AE34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6-few-loaders-5-400-interleave0.01-sanitized'.AF35]" office:value-type="float" office:value="165190" calcext:value-type="float">
            <text:p>165190</text:p>
          </table:table-cell>
          <table:table-cell table:formula="of:=[$'sapmachine16-few-loaders-5-400-interleave1.0-sanitized'.AE35]" office:value-type="float" office:value="168192" calcext:value-type="float">
            <text:p>168192</text:p>
          </table:table-cell>
          <table:table-cell table:formula="of:=[$'sapmachine16-few-loaders-5-400-interleave0.1-sanitized'.AE35]" office:value-type="float" office:value="170752" calcext:value-type="float">
            <text:p>170752</text:p>
          </table:table-cell>
          <table:table-cell table:formula="of:=[$'sapmachine16-few-loaders-5-400-interleave0.01-sanitized'.AE35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6-few-loaders-5-400-interleave0.01-sanitized'.AF36]" office:value-type="float" office:value="165190" calcext:value-type="float">
            <text:p>165190</text:p>
          </table:table-cell>
          <table:table-cell table:formula="of:=[$'sapmachine16-few-loaders-5-400-interleave1.0-sanitized'.AE36]" office:value-type="float" office:value="168192" calcext:value-type="float">
            <text:p>168192</text:p>
          </table:table-cell>
          <table:table-cell table:formula="of:=[$'sapmachine16-few-loaders-5-400-interleave0.1-sanitized'.AE36]" office:value-type="float" office:value="170752" calcext:value-type="float">
            <text:p>170752</text:p>
          </table:table-cell>
          <table:table-cell table:formula="of:=[$'sapmachine16-few-loaders-5-400-interleave0.01-sanitized'.AE36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6-few-loaders-5-400-interleave0.01-sanitized'.AF37]" office:value-type="float" office:value="143999" calcext:value-type="float">
            <text:p>143999</text:p>
          </table:table-cell>
          <table:table-cell table:formula="of:=[$'sapmachine16-few-loaders-5-400-interleave1.0-sanitized'.AE37]" office:value-type="float" office:value="168192" calcext:value-type="float">
            <text:p>168192</text:p>
          </table:table-cell>
          <table:table-cell table:formula="of:=[$'sapmachine16-few-loaders-5-400-interleave0.1-sanitized'.AE37]" office:value-type="float" office:value="170752" calcext:value-type="float">
            <text:p>170752</text:p>
          </table:table-cell>
          <table:table-cell table:formula="of:=[$'sapmachine16-few-loaders-5-400-interleave0.01-sanitized'.AE37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6-few-loaders-5-400-interleave0.01-sanitized'.AF38]" office:value-type="float" office:value="143999" calcext:value-type="float">
            <text:p>143999</text:p>
          </table:table-cell>
          <table:table-cell table:formula="of:=[$'sapmachine16-few-loaders-5-400-interleave1.0-sanitized'.AE38]" office:value-type="float" office:value="146624" calcext:value-type="float">
            <text:p>146624</text:p>
          </table:table-cell>
          <table:table-cell table:formula="of:=[$'sapmachine16-few-loaders-5-400-interleave0.1-sanitized'.AE38]" office:value-type="float" office:value="147840" calcext:value-type="float">
            <text:p>147840</text:p>
          </table:table-cell>
          <table:table-cell table:formula="of:=[$'sapmachine16-few-loaders-5-400-interleave0.01-sanitized'.AE38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6-few-loaders-5-400-interleave0.01-sanitized'.AF39]" office:value-type="float" office:value="143999" calcext:value-type="float">
            <text:p>143999</text:p>
          </table:table-cell>
          <table:table-cell table:formula="of:=[$'sapmachine16-few-loaders-5-400-interleave1.0-sanitized'.AE39]" office:value-type="float" office:value="146624" calcext:value-type="float">
            <text:p>146624</text:p>
          </table:table-cell>
          <table:table-cell table:formula="of:=[$'sapmachine16-few-loaders-5-400-interleave0.1-sanitized'.AE39]" office:value-type="float" office:value="147840" calcext:value-type="float">
            <text:p>147840</text:p>
          </table:table-cell>
          <table:table-cell table:formula="of:=[$'sapmachine16-few-loaders-5-400-interleave0.01-sanitized'.AE39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6-few-loaders-5-400-interleave0.01-sanitized'.AF40]" office:value-type="float" office:value="122805" calcext:value-type="float">
            <text:p>122805</text:p>
          </table:table-cell>
          <table:table-cell table:formula="of:=[$'sapmachine16-few-loaders-5-400-interleave1.0-sanitized'.AE40]" office:value-type="float" office:value="146624" calcext:value-type="float">
            <text:p>146624</text:p>
          </table:table-cell>
          <table:table-cell table:formula="of:=[$'sapmachine16-few-loaders-5-400-interleave0.1-sanitized'.AE40]" office:value-type="float" office:value="147840" calcext:value-type="float">
            <text:p>147840</text:p>
          </table:table-cell>
          <table:table-cell table:formula="of:=[$'sapmachine16-few-loaders-5-400-interleave0.01-sanitized'.AE40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6-few-loaders-5-400-interleave0.01-sanitized'.AF41]" office:value-type="float" office:value="122805" calcext:value-type="float">
            <text:p>122805</text:p>
          </table:table-cell>
          <table:table-cell table:formula="of:=[$'sapmachine16-few-loaders-5-400-interleave1.0-sanitized'.AE41]" office:value-type="float" office:value="125184" calcext:value-type="float">
            <text:p>125184</text:p>
          </table:table-cell>
          <table:table-cell table:formula="of:=[$'sapmachine16-few-loaders-5-400-interleave0.1-sanitized'.AE41]" office:value-type="float" office:value="127872" calcext:value-type="float">
            <text:p>127872</text:p>
          </table:table-cell>
          <table:table-cell table:formula="of:=[$'sapmachine16-few-loaders-5-400-interleave0.01-sanitized'.AE41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6-few-loaders-5-400-interleave0.01-sanitized'.AF42]" office:value-type="float" office:value="122805" calcext:value-type="float">
            <text:p>122805</text:p>
          </table:table-cell>
          <table:table-cell table:formula="of:=[$'sapmachine16-few-loaders-5-400-interleave1.0-sanitized'.AE42]" office:value-type="float" office:value="125184" calcext:value-type="float">
            <text:p>125184</text:p>
          </table:table-cell>
          <table:table-cell table:formula="of:=[$'sapmachine16-few-loaders-5-400-interleave0.1-sanitized'.AE42]" office:value-type="float" office:value="127872" calcext:value-type="float">
            <text:p>127872</text:p>
          </table:table-cell>
          <table:table-cell table:formula="of:=[$'sapmachine16-few-loaders-5-400-interleave0.01-sanitized'.AE42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6-few-loaders-5-400-interleave0.01-sanitized'.AF43]" office:value-type="float" office:value="101614" calcext:value-type="float">
            <text:p>101614</text:p>
          </table:table-cell>
          <table:table-cell table:formula="of:=[$'sapmachine16-few-loaders-5-400-interleave1.0-sanitized'.AE43]" office:value-type="float" office:value="125184" calcext:value-type="float">
            <text:p>125184</text:p>
          </table:table-cell>
          <table:table-cell table:formula="of:=[$'sapmachine16-few-loaders-5-400-interleave0.1-sanitized'.AE43]" office:value-type="float" office:value="127872" calcext:value-type="float">
            <text:p>127872</text:p>
          </table:table-cell>
          <table:table-cell table:formula="of:=[$'sapmachine16-few-loaders-5-400-interleave0.01-sanitized'.AE43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6-few-loaders-5-400-interleave0.01-sanitized'.AF44]" office:value-type="float" office:value="101614" calcext:value-type="float">
            <text:p>101614</text:p>
          </table:table-cell>
          <table:table-cell table:formula="of:=[$'sapmachine16-few-loaders-5-400-interleave1.0-sanitized'.AE44]" office:value-type="float" office:value="103552" calcext:value-type="float">
            <text:p>103552</text:p>
          </table:table-cell>
          <table:table-cell table:formula="of:=[$'sapmachine16-few-loaders-5-400-interleave0.1-sanitized'.AE44]" office:value-type="float" office:value="105024" calcext:value-type="float">
            <text:p>105024</text:p>
          </table:table-cell>
          <table:table-cell table:formula="of:=[$'sapmachine16-few-loaders-5-400-interleave0.01-sanitized'.AE44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6-few-loaders-5-400-interleave0.01-sanitized'.AF45]" office:value-type="float" office:value="101614" calcext:value-type="float">
            <text:p>101614</text:p>
          </table:table-cell>
          <table:table-cell table:formula="of:=[$'sapmachine16-few-loaders-5-400-interleave1.0-sanitized'.AE45]" office:value-type="float" office:value="103552" calcext:value-type="float">
            <text:p>103552</text:p>
          </table:table-cell>
          <table:table-cell table:formula="of:=[$'sapmachine16-few-loaders-5-400-interleave0.1-sanitized'.AE45]" office:value-type="float" office:value="105024" calcext:value-type="float">
            <text:p>105024</text:p>
          </table:table-cell>
          <table:table-cell table:formula="of:=[$'sapmachine16-few-loaders-5-400-interleave0.01-sanitized'.AE45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6-few-loaders-5-400-interleave0.01-sanitized'.AF46]" office:value-type="float" office:value="80420" calcext:value-type="float">
            <text:p>80420</text:p>
          </table:table-cell>
          <table:table-cell table:formula="of:=[$'sapmachine16-few-loaders-5-400-interleave1.0-sanitized'.AE46]" office:value-type="float" office:value="103552" calcext:value-type="float">
            <text:p>103552</text:p>
          </table:table-cell>
          <table:table-cell table:formula="of:=[$'sapmachine16-few-loaders-5-400-interleave0.1-sanitized'.AE46]" office:value-type="float" office:value="105024" calcext:value-type="float">
            <text:p>105024</text:p>
          </table:table-cell>
          <table:table-cell table:formula="of:=[$'sapmachine16-few-loaders-5-400-interleave0.01-sanitized'.AE46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6-few-loaders-5-400-interleave0.01-sanitized'.AF47]" office:value-type="float" office:value="80420" calcext:value-type="float">
            <text:p>80420</text:p>
          </table:table-cell>
          <table:table-cell table:formula="of:=[$'sapmachine16-few-loaders-5-400-interleave1.0-sanitized'.AE47]" office:value-type="float" office:value="82112" calcext:value-type="float">
            <text:p>82112</text:p>
          </table:table-cell>
          <table:table-cell table:formula="of:=[$'sapmachine16-few-loaders-5-400-interleave0.1-sanitized'.AE47]" office:value-type="float" office:value="84992" calcext:value-type="float">
            <text:p>84992</text:p>
          </table:table-cell>
          <table:table-cell table:formula="of:=[$'sapmachine16-few-loaders-5-400-interleave0.01-sanitized'.AE47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6-few-loaders-5-400-interleave0.01-sanitized'.AF48]" office:value-type="float" office:value="80420" calcext:value-type="float">
            <text:p>80420</text:p>
          </table:table-cell>
          <table:table-cell table:formula="of:=[$'sapmachine16-few-loaders-5-400-interleave1.0-sanitized'.AE48]" office:value-type="float" office:value="82112" calcext:value-type="float">
            <text:p>82112</text:p>
          </table:table-cell>
          <table:table-cell table:formula="of:=[$'sapmachine16-few-loaders-5-400-interleave0.1-sanitized'.AE48]" office:value-type="float" office:value="84992" calcext:value-type="float">
            <text:p>84992</text:p>
          </table:table-cell>
          <table:table-cell table:formula="of:=[$'sapmachine16-few-loaders-5-400-interleave0.01-sanitized'.AE48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6-few-loaders-5-400-interleave0.01-sanitized'.AF49]" office:value-type="float" office:value="59229" calcext:value-type="float">
            <text:p>59229</text:p>
          </table:table-cell>
          <table:table-cell table:formula="of:=[$'sapmachine16-few-loaders-5-400-interleave1.0-sanitized'.AE49]" office:value-type="float" office:value="82112" calcext:value-type="float">
            <text:p>82112</text:p>
          </table:table-cell>
          <table:table-cell table:formula="of:=[$'sapmachine16-few-loaders-5-400-interleave0.1-sanitized'.AE49]" office:value-type="float" office:value="84992" calcext:value-type="float">
            <text:p>84992</text:p>
          </table:table-cell>
          <table:table-cell table:formula="of:=[$'sapmachine16-few-loaders-5-400-interleave0.01-sanitized'.AE49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6-few-loaders-5-400-interleave0.01-sanitized'.AF50]" office:value-type="float" office:value="59229" calcext:value-type="float">
            <text:p>59229</text:p>
          </table:table-cell>
          <table:table-cell table:formula="of:=[$'sapmachine16-few-loaders-5-400-interleave1.0-sanitized'.AE50]" office:value-type="float" office:value="60544" calcext:value-type="float">
            <text:p>60544</text:p>
          </table:table-cell>
          <table:table-cell table:formula="of:=[$'sapmachine16-few-loaders-5-400-interleave0.1-sanitized'.AE50]" office:value-type="float" office:value="62080" calcext:value-type="float">
            <text:p>62080</text:p>
          </table:table-cell>
          <table:table-cell table:formula="of:=[$'sapmachine16-few-loaders-5-400-interleave0.01-sanitized'.AE50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6-few-loaders-5-400-interleave0.01-sanitized'.AF51]" office:value-type="float" office:value="59229" calcext:value-type="float">
            <text:p>59229</text:p>
          </table:table-cell>
          <table:table-cell table:formula="of:=[$'sapmachine16-few-loaders-5-400-interleave1.0-sanitized'.AE51]" office:value-type="float" office:value="60544" calcext:value-type="float">
            <text:p>60544</text:p>
          </table:table-cell>
          <table:table-cell table:formula="of:=[$'sapmachine16-few-loaders-5-400-interleave0.1-sanitized'.AE51]" office:value-type="float" office:value="62080" calcext:value-type="float">
            <text:p>62080</text:p>
          </table:table-cell>
          <table:table-cell table:formula="of:=[$'sapmachine16-few-loaders-5-400-interleave0.01-sanitized'.AE51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6-few-loaders-5-400-interleave0.01-sanitized'.AF52]" office:value-type="float" office:value="38035" calcext:value-type="float">
            <text:p>38035</text:p>
          </table:table-cell>
          <table:table-cell table:formula="of:=[$'sapmachine16-few-loaders-5-400-interleave1.0-sanitized'.AE52]" office:value-type="float" office:value="60544" calcext:value-type="float">
            <text:p>60544</text:p>
          </table:table-cell>
          <table:table-cell table:formula="of:=[$'sapmachine16-few-loaders-5-400-interleave0.1-sanitized'.AE52]" office:value-type="float" office:value="62080" calcext:value-type="float">
            <text:p>62080</text:p>
          </table:table-cell>
          <table:table-cell table:formula="of:=[$'sapmachine16-few-loaders-5-400-interleave0.01-sanitized'.AE5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3]" office:value-type="float" office:value="38037" calcext:value-type="float">
            <text:p>38037</text:p>
          </table:table-cell>
          <table:table-cell table:formula="of:=[$'sapmachine16-few-loaders-5-400-interleave1.0-sanitized'.AE53]" office:value-type="float" office:value="39104" calcext:value-type="float">
            <text:p>39104</text:p>
          </table:table-cell>
          <table:table-cell table:formula="of:=[$'sapmachine16-few-loaders-5-400-interleave0.1-sanitized'.AE53]" office:value-type="float" office:value="42112" calcext:value-type="float">
            <text:p>42112</text:p>
          </table:table-cell>
          <table:table-cell table:formula="of:=[$'sapmachine16-few-loaders-5-400-interleave0.01-sanitized'.AE5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4]" office:value-type="float" office:value="38037" calcext:value-type="float">
            <text:p>38037</text:p>
          </table:table-cell>
          <table:table-cell table:formula="of:=[$'sapmachine16-few-loaders-5-400-interleave1.0-sanitized'.AE54]" office:value-type="float" office:value="39104" calcext:value-type="float">
            <text:p>39104</text:p>
          </table:table-cell>
          <table:table-cell table:formula="of:=[$'sapmachine16-few-loaders-5-400-interleave0.1-sanitized'.AE54]" office:value-type="float" office:value="42112" calcext:value-type="float">
            <text:p>42112</text:p>
          </table:table-cell>
          <table:table-cell table:formula="of:=[$'sapmachine16-few-loaders-5-400-interleave0.01-sanitized'.AE5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5]" office:value-type="float" office:value="38037" calcext:value-type="float">
            <text:p>38037</text:p>
          </table:table-cell>
          <table:table-cell table:formula="of:=[$'sapmachine16-few-loaders-5-400-interleave1.0-sanitized'.AE55]" office:value-type="float" office:value="39104" calcext:value-type="float">
            <text:p>39104</text:p>
          </table:table-cell>
          <table:table-cell table:formula="of:=[$'sapmachine16-few-loaders-5-400-interleave0.1-sanitized'.AE55]" office:value-type="float" office:value="42112" calcext:value-type="float">
            <text:p>42112</text:p>
          </table:table-cell>
          <table:table-cell table:formula="of:=[$'sapmachine16-few-loaders-5-400-interleave0.01-sanitized'.AE5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6]" office:value-type="float" office:value="38037" calcext:value-type="float">
            <text:p>38037</text:p>
          </table:table-cell>
          <table:table-cell table:formula="of:=[$'sapmachine16-few-loaders-5-400-interleave1.0-sanitized'.AE56]" office:value-type="float" office:value="39104" calcext:value-type="float">
            <text:p>39104</text:p>
          </table:table-cell>
          <table:table-cell table:formula="of:=[$'sapmachine16-few-loaders-5-400-interleave0.1-sanitized'.AE56]" office:value-type="float" office:value="42112" calcext:value-type="float">
            <text:p>42112</text:p>
          </table:table-cell>
          <table:table-cell table:formula="of:=[$'sapmachine16-few-loaders-5-400-interleave0.01-sanitized'.AE5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7]" office:value-type="float" office:value="38037" calcext:value-type="float">
            <text:p>38037</text:p>
          </table:table-cell>
          <table:table-cell table:formula="of:=[$'sapmachine16-few-loaders-5-400-interleave1.0-sanitized'.AE57]" office:value-type="float" office:value="39104" calcext:value-type="float">
            <text:p>39104</text:p>
          </table:table-cell>
          <table:table-cell table:formula="of:=[$'sapmachine16-few-loaders-5-400-interleave0.1-sanitized'.AE57]" office:value-type="float" office:value="42112" calcext:value-type="float">
            <text:p>42112</text:p>
          </table:table-cell>
          <table:table-cell table:formula="of:=[$'sapmachine16-few-loaders-5-400-interleave0.01-sanitized'.AE5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8]" office:value-type="float" office:value="38037" calcext:value-type="float">
            <text:p>38037</text:p>
          </table:table-cell>
          <table:table-cell table:formula="of:=[$'sapmachine16-few-loaders-5-400-interleave1.0-sanitized'.AE58]" office:value-type="float" office:value="39104" calcext:value-type="float">
            <text:p>39104</text:p>
          </table:table-cell>
          <table:table-cell table:formula="of:=[$'sapmachine16-few-loaders-5-400-interleave0.1-sanitized'.AE58]" office:value-type="float" office:value="42112" calcext:value-type="float">
            <text:p>42112</text:p>
          </table:table-cell>
          <table:table-cell table:formula="of:=[$'sapmachine16-few-loaders-5-400-interleave0.01-sanitized'.AE5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59]" office:value-type="float" office:value="38037" calcext:value-type="float">
            <text:p>38037</text:p>
          </table:table-cell>
          <table:table-cell table:formula="of:=[$'sapmachine16-few-loaders-5-400-interleave1.0-sanitized'.AE59]" office:value-type="float" office:value="39104" calcext:value-type="float">
            <text:p>39104</text:p>
          </table:table-cell>
          <table:table-cell table:formula="of:=[$'sapmachine16-few-loaders-5-400-interleave0.1-sanitized'.AE59]" office:value-type="float" office:value="42112" calcext:value-type="float">
            <text:p>42112</text:p>
          </table:table-cell>
          <table:table-cell table:formula="of:=[$'sapmachine16-few-loaders-5-400-interleave0.01-sanitized'.AE5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0]" office:value-type="float" office:value="38037" calcext:value-type="float">
            <text:p>38037</text:p>
          </table:table-cell>
          <table:table-cell table:formula="of:=[$'sapmachine16-few-loaders-5-400-interleave1.0-sanitized'.AE60]" office:value-type="float" office:value="39104" calcext:value-type="float">
            <text:p>39104</text:p>
          </table:table-cell>
          <table:table-cell table:formula="of:=[$'sapmachine16-few-loaders-5-400-interleave0.1-sanitized'.AE60]" office:value-type="float" office:value="42112" calcext:value-type="float">
            <text:p>42112</text:p>
          </table:table-cell>
          <table:table-cell table:formula="of:=[$'sapmachine16-few-loaders-5-400-interleave0.01-sanitized'.AE6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1]" office:value-type="float" office:value="38037" calcext:value-type="float">
            <text:p>38037</text:p>
          </table:table-cell>
          <table:table-cell table:formula="of:=[$'sapmachine16-few-loaders-5-400-interleave1.0-sanitized'.AE61]" office:value-type="float" office:value="39104" calcext:value-type="float">
            <text:p>39104</text:p>
          </table:table-cell>
          <table:table-cell table:formula="of:=[$'sapmachine16-few-loaders-5-400-interleave0.1-sanitized'.AE61]" office:value-type="float" office:value="42112" calcext:value-type="float">
            <text:p>42112</text:p>
          </table:table-cell>
          <table:table-cell table:formula="of:=[$'sapmachine16-few-loaders-5-400-interleave0.01-sanitized'.AE6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2]" office:value-type="float" office:value="38037" calcext:value-type="float">
            <text:p>38037</text:p>
          </table:table-cell>
          <table:table-cell table:formula="of:=[$'sapmachine16-few-loaders-5-400-interleave1.0-sanitized'.AE62]" office:value-type="float" office:value="39104" calcext:value-type="float">
            <text:p>39104</text:p>
          </table:table-cell>
          <table:table-cell table:formula="of:=[$'sapmachine16-few-loaders-5-400-interleave0.1-sanitized'.AE62]" office:value-type="float" office:value="42112" calcext:value-type="float">
            <text:p>42112</text:p>
          </table:table-cell>
          <table:table-cell table:formula="of:=[$'sapmachine16-few-loaders-5-400-interleave0.01-sanitized'.AE6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3]" office:value-type="float" office:value="38037" calcext:value-type="float">
            <text:p>38037</text:p>
          </table:table-cell>
          <table:table-cell table:formula="of:=[$'sapmachine16-few-loaders-5-400-interleave1.0-sanitized'.AE63]" office:value-type="float" office:value="39104" calcext:value-type="float">
            <text:p>39104</text:p>
          </table:table-cell>
          <table:table-cell table:formula="of:=[$'sapmachine16-few-loaders-5-400-interleave0.1-sanitized'.AE63]" office:value-type="float" office:value="42112" calcext:value-type="float">
            <text:p>42112</text:p>
          </table:table-cell>
          <table:table-cell table:formula="of:=[$'sapmachine16-few-loaders-5-400-interleave0.01-sanitized'.AE6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4]" office:value-type="float" office:value="38037" calcext:value-type="float">
            <text:p>38037</text:p>
          </table:table-cell>
          <table:table-cell table:formula="of:=[$'sapmachine16-few-loaders-5-400-interleave1.0-sanitized'.AE64]" office:value-type="float" office:value="39104" calcext:value-type="float">
            <text:p>39104</text:p>
          </table:table-cell>
          <table:table-cell table:formula="of:=[$'sapmachine16-few-loaders-5-400-interleave0.1-sanitized'.AE64]" office:value-type="float" office:value="42112" calcext:value-type="float">
            <text:p>42112</text:p>
          </table:table-cell>
          <table:table-cell table:formula="of:=[$'sapmachine16-few-loaders-5-400-interleave0.01-sanitized'.AE6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5]" office:value-type="float" office:value="38037" calcext:value-type="float">
            <text:p>38037</text:p>
          </table:table-cell>
          <table:table-cell table:formula="of:=[$'sapmachine16-few-loaders-5-400-interleave1.0-sanitized'.AE65]" office:value-type="float" office:value="39104" calcext:value-type="float">
            <text:p>39104</text:p>
          </table:table-cell>
          <table:table-cell table:formula="of:=[$'sapmachine16-few-loaders-5-400-interleave0.1-sanitized'.AE65]" office:value-type="float" office:value="42112" calcext:value-type="float">
            <text:p>42112</text:p>
          </table:table-cell>
          <table:table-cell table:formula="of:=[$'sapmachine16-few-loaders-5-400-interleave0.01-sanitized'.AE6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6]" office:value-type="float" office:value="38037" calcext:value-type="float">
            <text:p>38037</text:p>
          </table:table-cell>
          <table:table-cell table:formula="of:=[$'sapmachine16-few-loaders-5-400-interleave1.0-sanitized'.AE66]" office:value-type="float" office:value="39104" calcext:value-type="float">
            <text:p>39104</text:p>
          </table:table-cell>
          <table:table-cell table:formula="of:=[$'sapmachine16-few-loaders-5-400-interleave0.1-sanitized'.AE66]" office:value-type="float" office:value="42112" calcext:value-type="float">
            <text:p>42112</text:p>
          </table:table-cell>
          <table:table-cell table:formula="of:=[$'sapmachine16-few-loaders-5-400-interleave0.01-sanitized'.AE6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7]" office:value-type="float" office:value="38037" calcext:value-type="float">
            <text:p>38037</text:p>
          </table:table-cell>
          <table:table-cell table:formula="of:=[$'sapmachine16-few-loaders-5-400-interleave1.0-sanitized'.AE67]" office:value-type="float" office:value="39104" calcext:value-type="float">
            <text:p>39104</text:p>
          </table:table-cell>
          <table:table-cell table:formula="of:=[$'sapmachine16-few-loaders-5-400-interleave0.1-sanitized'.AE67]" office:value-type="float" office:value="42112" calcext:value-type="float">
            <text:p>42112</text:p>
          </table:table-cell>
          <table:table-cell table:formula="of:=[$'sapmachine16-few-loaders-5-400-interleave0.01-sanitized'.AE6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8]" office:value-type="float" office:value="38037" calcext:value-type="float">
            <text:p>38037</text:p>
          </table:table-cell>
          <table:table-cell table:formula="of:=[$'sapmachine16-few-loaders-5-400-interleave1.0-sanitized'.AE68]" office:value-type="float" office:value="39104" calcext:value-type="float">
            <text:p>39104</text:p>
          </table:table-cell>
          <table:table-cell table:formula="of:=[$'sapmachine16-few-loaders-5-400-interleave0.1-sanitized'.AE68]" office:value-type="float" office:value="42112" calcext:value-type="float">
            <text:p>42112</text:p>
          </table:table-cell>
          <table:table-cell table:formula="of:=[$'sapmachine16-few-loaders-5-400-interleave0.01-sanitized'.AE6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69]" office:value-type="float" office:value="38037" calcext:value-type="float">
            <text:p>38037</text:p>
          </table:table-cell>
          <table:table-cell table:formula="of:=[$'sapmachine16-few-loaders-5-400-interleave1.0-sanitized'.AE69]" office:value-type="float" office:value="39104" calcext:value-type="float">
            <text:p>39104</text:p>
          </table:table-cell>
          <table:table-cell table:formula="of:=[$'sapmachine16-few-loaders-5-400-interleave0.1-sanitized'.AE69]" office:value-type="float" office:value="42112" calcext:value-type="float">
            <text:p>42112</text:p>
          </table:table-cell>
          <table:table-cell table:formula="of:=[$'sapmachine16-few-loaders-5-400-interleave0.01-sanitized'.AE6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0]" office:value-type="float" office:value="38037" calcext:value-type="float">
            <text:p>38037</text:p>
          </table:table-cell>
          <table:table-cell table:formula="of:=[$'sapmachine16-few-loaders-5-400-interleave1.0-sanitized'.AE70]" office:value-type="float" office:value="39104" calcext:value-type="float">
            <text:p>39104</text:p>
          </table:table-cell>
          <table:table-cell table:formula="of:=[$'sapmachine16-few-loaders-5-400-interleave0.1-sanitized'.AE70]" office:value-type="float" office:value="42112" calcext:value-type="float">
            <text:p>42112</text:p>
          </table:table-cell>
          <table:table-cell table:formula="of:=[$'sapmachine16-few-loaders-5-400-interleave0.01-sanitized'.AE7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1]" office:value-type="float" office:value="38037" calcext:value-type="float">
            <text:p>38037</text:p>
          </table:table-cell>
          <table:table-cell table:formula="of:=[$'sapmachine16-few-loaders-5-400-interleave1.0-sanitized'.AE71]" office:value-type="float" office:value="39104" calcext:value-type="float">
            <text:p>39104</text:p>
          </table:table-cell>
          <table:table-cell table:formula="of:=[$'sapmachine16-few-loaders-5-400-interleave0.1-sanitized'.AE71]" office:value-type="float" office:value="42112" calcext:value-type="float">
            <text:p>42112</text:p>
          </table:table-cell>
          <table:table-cell table:formula="of:=[$'sapmachine16-few-loaders-5-400-interleave0.01-sanitized'.AE7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2]" office:value-type="float" office:value="38037" calcext:value-type="float">
            <text:p>38037</text:p>
          </table:table-cell>
          <table:table-cell table:formula="of:=[$'sapmachine16-few-loaders-5-400-interleave1.0-sanitized'.AE72]" office:value-type="float" office:value="39104" calcext:value-type="float">
            <text:p>39104</text:p>
          </table:table-cell>
          <table:table-cell table:formula="of:=[$'sapmachine16-few-loaders-5-400-interleave0.1-sanitized'.AE72]" office:value-type="float" office:value="42112" calcext:value-type="float">
            <text:p>42112</text:p>
          </table:table-cell>
          <table:table-cell table:formula="of:=[$'sapmachine16-few-loaders-5-400-interleave0.01-sanitized'.AE7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3]" office:value-type="float" office:value="38037" calcext:value-type="float">
            <text:p>38037</text:p>
          </table:table-cell>
          <table:table-cell table:formula="of:=[$'sapmachine16-few-loaders-5-400-interleave1.0-sanitized'.AE73]" office:value-type="float" office:value="39104" calcext:value-type="float">
            <text:p>39104</text:p>
          </table:table-cell>
          <table:table-cell table:formula="of:=[$'sapmachine16-few-loaders-5-400-interleave0.1-sanitized'.AE73]" office:value-type="float" office:value="42112" calcext:value-type="float">
            <text:p>42112</text:p>
          </table:table-cell>
          <table:table-cell table:formula="of:=[$'sapmachine16-few-loaders-5-400-interleave0.01-sanitized'.AE7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4]" office:value-type="float" office:value="38037" calcext:value-type="float">
            <text:p>38037</text:p>
          </table:table-cell>
          <table:table-cell table:formula="of:=[$'sapmachine16-few-loaders-5-400-interleave1.0-sanitized'.AE74]" office:value-type="float" office:value="39104" calcext:value-type="float">
            <text:p>39104</text:p>
          </table:table-cell>
          <table:table-cell table:formula="of:=[$'sapmachine16-few-loaders-5-400-interleave0.1-sanitized'.AE74]" office:value-type="float" office:value="42112" calcext:value-type="float">
            <text:p>42112</text:p>
          </table:table-cell>
          <table:table-cell table:formula="of:=[$'sapmachine16-few-loaders-5-400-interleave0.01-sanitized'.AE7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5]" office:value-type="float" office:value="38037" calcext:value-type="float">
            <text:p>38037</text:p>
          </table:table-cell>
          <table:table-cell table:formula="of:=[$'sapmachine16-few-loaders-5-400-interleave1.0-sanitized'.AE75]" office:value-type="float" office:value="39104" calcext:value-type="float">
            <text:p>39104</text:p>
          </table:table-cell>
          <table:table-cell table:formula="of:=[$'sapmachine16-few-loaders-5-400-interleave0.1-sanitized'.AE75]" office:value-type="float" office:value="42112" calcext:value-type="float">
            <text:p>42112</text:p>
          </table:table-cell>
          <table:table-cell table:formula="of:=[$'sapmachine16-few-loaders-5-400-interleave0.01-sanitized'.AE7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6]" office:value-type="float" office:value="38037" calcext:value-type="float">
            <text:p>38037</text:p>
          </table:table-cell>
          <table:table-cell table:formula="of:=[$'sapmachine16-few-loaders-5-400-interleave1.0-sanitized'.AE76]" office:value-type="float" office:value="39104" calcext:value-type="float">
            <text:p>39104</text:p>
          </table:table-cell>
          <table:table-cell table:formula="of:=[$'sapmachine16-few-loaders-5-400-interleave0.1-sanitized'.AE76]" office:value-type="float" office:value="42112" calcext:value-type="float">
            <text:p>42112</text:p>
          </table:table-cell>
          <table:table-cell table:formula="of:=[$'sapmachine16-few-loaders-5-400-interleave0.01-sanitized'.AE7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7]" office:value-type="float" office:value="38037" calcext:value-type="float">
            <text:p>38037</text:p>
          </table:table-cell>
          <table:table-cell table:formula="of:=[$'sapmachine16-few-loaders-5-400-interleave1.0-sanitized'.AE77]" office:value-type="float" office:value="39104" calcext:value-type="float">
            <text:p>39104</text:p>
          </table:table-cell>
          <table:table-cell table:formula="of:=[$'sapmachine16-few-loaders-5-400-interleave0.1-sanitized'.AE77]" office:value-type="float" office:value="42112" calcext:value-type="float">
            <text:p>42112</text:p>
          </table:table-cell>
          <table:table-cell table:formula="of:=[$'sapmachine16-few-loaders-5-400-interleave0.01-sanitized'.AE7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8]" office:value-type="float" office:value="38037" calcext:value-type="float">
            <text:p>38037</text:p>
          </table:table-cell>
          <table:table-cell table:formula="of:=[$'sapmachine16-few-loaders-5-400-interleave1.0-sanitized'.AE78]" office:value-type="float" office:value="39104" calcext:value-type="float">
            <text:p>39104</text:p>
          </table:table-cell>
          <table:table-cell table:formula="of:=[$'sapmachine16-few-loaders-5-400-interleave0.1-sanitized'.AE78]" office:value-type="float" office:value="42112" calcext:value-type="float">
            <text:p>42112</text:p>
          </table:table-cell>
          <table:table-cell table:formula="of:=[$'sapmachine16-few-loaders-5-400-interleave0.01-sanitized'.AE7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79]" office:value-type="float" office:value="38037" calcext:value-type="float">
            <text:p>38037</text:p>
          </table:table-cell>
          <table:table-cell table:formula="of:=[$'sapmachine16-few-loaders-5-400-interleave1.0-sanitized'.AE79]" office:value-type="float" office:value="39104" calcext:value-type="float">
            <text:p>39104</text:p>
          </table:table-cell>
          <table:table-cell table:formula="of:=[$'sapmachine16-few-loaders-5-400-interleave0.1-sanitized'.AE79]" office:value-type="float" office:value="42112" calcext:value-type="float">
            <text:p>42112</text:p>
          </table:table-cell>
          <table:table-cell table:formula="of:=[$'sapmachine16-few-loaders-5-400-interleave0.01-sanitized'.AE7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0]" office:value-type="float" office:value="38037" calcext:value-type="float">
            <text:p>38037</text:p>
          </table:table-cell>
          <table:table-cell table:formula="of:=[$'sapmachine16-few-loaders-5-400-interleave1.0-sanitized'.AE80]" office:value-type="float" office:value="39104" calcext:value-type="float">
            <text:p>39104</text:p>
          </table:table-cell>
          <table:table-cell table:formula="of:=[$'sapmachine16-few-loaders-5-400-interleave0.1-sanitized'.AE80]" office:value-type="float" office:value="42112" calcext:value-type="float">
            <text:p>42112</text:p>
          </table:table-cell>
          <table:table-cell table:formula="of:=[$'sapmachine16-few-loaders-5-400-interleave0.01-sanitized'.AE8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1]" office:value-type="float" office:value="38037" calcext:value-type="float">
            <text:p>38037</text:p>
          </table:table-cell>
          <table:table-cell table:formula="of:=[$'sapmachine16-few-loaders-5-400-interleave1.0-sanitized'.AE81]" office:value-type="float" office:value="39104" calcext:value-type="float">
            <text:p>39104</text:p>
          </table:table-cell>
          <table:table-cell table:formula="of:=[$'sapmachine16-few-loaders-5-400-interleave0.1-sanitized'.AE81]" office:value-type="float" office:value="42112" calcext:value-type="float">
            <text:p>42112</text:p>
          </table:table-cell>
          <table:table-cell table:formula="of:=[$'sapmachine16-few-loaders-5-400-interleave0.01-sanitized'.AE8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2]" office:value-type="float" office:value="38037" calcext:value-type="float">
            <text:p>38037</text:p>
          </table:table-cell>
          <table:table-cell table:formula="of:=[$'sapmachine16-few-loaders-5-400-interleave1.0-sanitized'.AE82]" office:value-type="float" office:value="39104" calcext:value-type="float">
            <text:p>39104</text:p>
          </table:table-cell>
          <table:table-cell table:formula="of:=[$'sapmachine16-few-loaders-5-400-interleave0.1-sanitized'.AE82]" office:value-type="float" office:value="42112" calcext:value-type="float">
            <text:p>42112</text:p>
          </table:table-cell>
          <table:table-cell table:formula="of:=[$'sapmachine16-few-loaders-5-400-interleave0.01-sanitized'.AE8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3]" office:value-type="float" office:value="38037" calcext:value-type="float">
            <text:p>38037</text:p>
          </table:table-cell>
          <table:table-cell table:formula="of:=[$'sapmachine16-few-loaders-5-400-interleave1.0-sanitized'.AE83]" office:value-type="float" office:value="39104" calcext:value-type="float">
            <text:p>39104</text:p>
          </table:table-cell>
          <table:table-cell table:formula="of:=[$'sapmachine16-few-loaders-5-400-interleave0.1-sanitized'.AE83]" office:value-type="float" office:value="42112" calcext:value-type="float">
            <text:p>42112</text:p>
          </table:table-cell>
          <table:table-cell table:formula="of:=[$'sapmachine16-few-loaders-5-400-interleave0.01-sanitized'.AE8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4]" office:value-type="float" office:value="38037" calcext:value-type="float">
            <text:p>38037</text:p>
          </table:table-cell>
          <table:table-cell table:formula="of:=[$'sapmachine16-few-loaders-5-400-interleave1.0-sanitized'.AE84]" office:value-type="float" office:value="39104" calcext:value-type="float">
            <text:p>39104</text:p>
          </table:table-cell>
          <table:table-cell table:formula="of:=[$'sapmachine16-few-loaders-5-400-interleave0.1-sanitized'.AE84]" office:value-type="float" office:value="42112" calcext:value-type="float">
            <text:p>42112</text:p>
          </table:table-cell>
          <table:table-cell table:formula="of:=[$'sapmachine16-few-loaders-5-400-interleave0.01-sanitized'.AE8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5]" office:value-type="float" office:value="38037" calcext:value-type="float">
            <text:p>38037</text:p>
          </table:table-cell>
          <table:table-cell table:formula="of:=[$'sapmachine16-few-loaders-5-400-interleave1.0-sanitized'.AE85]" office:value-type="float" office:value="39104" calcext:value-type="float">
            <text:p>39104</text:p>
          </table:table-cell>
          <table:table-cell table:formula="of:=[$'sapmachine16-few-loaders-5-400-interleave0.1-sanitized'.AE85]" office:value-type="float" office:value="42112" calcext:value-type="float">
            <text:p>42112</text:p>
          </table:table-cell>
          <table:table-cell table:formula="of:=[$'sapmachine16-few-loaders-5-400-interleave0.01-sanitized'.AE8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6]" office:value-type="float" office:value="38037" calcext:value-type="float">
            <text:p>38037</text:p>
          </table:table-cell>
          <table:table-cell table:formula="of:=[$'sapmachine16-few-loaders-5-400-interleave1.0-sanitized'.AE86]" office:value-type="float" office:value="39104" calcext:value-type="float">
            <text:p>39104</text:p>
          </table:table-cell>
          <table:table-cell table:formula="of:=[$'sapmachine16-few-loaders-5-400-interleave0.1-sanitized'.AE86]" office:value-type="float" office:value="42112" calcext:value-type="float">
            <text:p>42112</text:p>
          </table:table-cell>
          <table:table-cell table:formula="of:=[$'sapmachine16-few-loaders-5-400-interleave0.01-sanitized'.AE8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7]" office:value-type="float" office:value="38037" calcext:value-type="float">
            <text:p>38037</text:p>
          </table:table-cell>
          <table:table-cell table:formula="of:=[$'sapmachine16-few-loaders-5-400-interleave1.0-sanitized'.AE87]" office:value-type="float" office:value="39104" calcext:value-type="float">
            <text:p>39104</text:p>
          </table:table-cell>
          <table:table-cell table:formula="of:=[$'sapmachine16-few-loaders-5-400-interleave0.1-sanitized'.AE87]" office:value-type="float" office:value="42112" calcext:value-type="float">
            <text:p>42112</text:p>
          </table:table-cell>
          <table:table-cell table:formula="of:=[$'sapmachine16-few-loaders-5-400-interleave0.01-sanitized'.AE8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8]" office:value-type="float" office:value="38037" calcext:value-type="float">
            <text:p>38037</text:p>
          </table:table-cell>
          <table:table-cell table:formula="of:=[$'sapmachine16-few-loaders-5-400-interleave1.0-sanitized'.AE88]" office:value-type="float" office:value="39104" calcext:value-type="float">
            <text:p>39104</text:p>
          </table:table-cell>
          <table:table-cell table:formula="of:=[$'sapmachine16-few-loaders-5-400-interleave0.1-sanitized'.AE88]" office:value-type="float" office:value="42112" calcext:value-type="float">
            <text:p>42112</text:p>
          </table:table-cell>
          <table:table-cell table:formula="of:=[$'sapmachine16-few-loaders-5-400-interleave0.01-sanitized'.AE8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89]" office:value-type="float" office:value="38037" calcext:value-type="float">
            <text:p>38037</text:p>
          </table:table-cell>
          <table:table-cell table:formula="of:=[$'sapmachine16-few-loaders-5-400-interleave1.0-sanitized'.AE89]" office:value-type="float" office:value="39104" calcext:value-type="float">
            <text:p>39104</text:p>
          </table:table-cell>
          <table:table-cell table:formula="of:=[$'sapmachine16-few-loaders-5-400-interleave0.1-sanitized'.AE89]" office:value-type="float" office:value="42112" calcext:value-type="float">
            <text:p>42112</text:p>
          </table:table-cell>
          <table:table-cell table:formula="of:=[$'sapmachine16-few-loaders-5-400-interleave0.01-sanitized'.AE8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0]" office:value-type="float" office:value="38037" calcext:value-type="float">
            <text:p>38037</text:p>
          </table:table-cell>
          <table:table-cell table:formula="of:=[$'sapmachine16-few-loaders-5-400-interleave1.0-sanitized'.AE90]" office:value-type="float" office:value="39104" calcext:value-type="float">
            <text:p>39104</text:p>
          </table:table-cell>
          <table:table-cell table:formula="of:=[$'sapmachine16-few-loaders-5-400-interleave0.1-sanitized'.AE90]" office:value-type="float" office:value="42112" calcext:value-type="float">
            <text:p>42112</text:p>
          </table:table-cell>
          <table:table-cell table:formula="of:=[$'sapmachine16-few-loaders-5-400-interleave0.01-sanitized'.AE9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1]" office:value-type="float" office:value="38037" calcext:value-type="float">
            <text:p>38037</text:p>
          </table:table-cell>
          <table:table-cell table:formula="of:=[$'sapmachine16-few-loaders-5-400-interleave1.0-sanitized'.AE91]" office:value-type="float" office:value="39104" calcext:value-type="float">
            <text:p>39104</text:p>
          </table:table-cell>
          <table:table-cell table:formula="of:=[$'sapmachine16-few-loaders-5-400-interleave0.1-sanitized'.AE91]" office:value-type="float" office:value="42112" calcext:value-type="float">
            <text:p>42112</text:p>
          </table:table-cell>
          <table:table-cell table:formula="of:=[$'sapmachine16-few-loaders-5-400-interleave0.01-sanitized'.AE9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2]" office:value-type="float" office:value="38037" calcext:value-type="float">
            <text:p>38037</text:p>
          </table:table-cell>
          <table:table-cell table:formula="of:=[$'sapmachine16-few-loaders-5-400-interleave1.0-sanitized'.AE92]" office:value-type="float" office:value="39104" calcext:value-type="float">
            <text:p>39104</text:p>
          </table:table-cell>
          <table:table-cell table:formula="of:=[$'sapmachine16-few-loaders-5-400-interleave0.1-sanitized'.AE92]" office:value-type="float" office:value="42112" calcext:value-type="float">
            <text:p>42112</text:p>
          </table:table-cell>
          <table:table-cell table:formula="of:=[$'sapmachine16-few-loaders-5-400-interleave0.01-sanitized'.AE9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3]" office:value-type="float" office:value="38037" calcext:value-type="float">
            <text:p>38037</text:p>
          </table:table-cell>
          <table:table-cell table:formula="of:=[$'sapmachine16-few-loaders-5-400-interleave1.0-sanitized'.AE93]" office:value-type="float" office:value="39104" calcext:value-type="float">
            <text:p>39104</text:p>
          </table:table-cell>
          <table:table-cell table:formula="of:=[$'sapmachine16-few-loaders-5-400-interleave0.1-sanitized'.AE93]" office:value-type="float" office:value="42112" calcext:value-type="float">
            <text:p>42112</text:p>
          </table:table-cell>
          <table:table-cell table:formula="of:=[$'sapmachine16-few-loaders-5-400-interleave0.01-sanitized'.AE9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4]" office:value-type="float" office:value="38037" calcext:value-type="float">
            <text:p>38037</text:p>
          </table:table-cell>
          <table:table-cell table:formula="of:=[$'sapmachine16-few-loaders-5-400-interleave1.0-sanitized'.AE94]" office:value-type="float" office:value="39104" calcext:value-type="float">
            <text:p>39104</text:p>
          </table:table-cell>
          <table:table-cell table:formula="of:=[$'sapmachine16-few-loaders-5-400-interleave0.1-sanitized'.AE94]" office:value-type="float" office:value="42112" calcext:value-type="float">
            <text:p>42112</text:p>
          </table:table-cell>
          <table:table-cell table:formula="of:=[$'sapmachine16-few-loaders-5-400-interleave0.01-sanitized'.AE9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5]" office:value-type="float" office:value="38037" calcext:value-type="float">
            <text:p>38037</text:p>
          </table:table-cell>
          <table:table-cell table:formula="of:=[$'sapmachine16-few-loaders-5-400-interleave1.0-sanitized'.AE95]" office:value-type="float" office:value="39104" calcext:value-type="float">
            <text:p>39104</text:p>
          </table:table-cell>
          <table:table-cell table:formula="of:=[$'sapmachine16-few-loaders-5-400-interleave0.1-sanitized'.AE95]" office:value-type="float" office:value="42112" calcext:value-type="float">
            <text:p>42112</text:p>
          </table:table-cell>
          <table:table-cell table:formula="of:=[$'sapmachine16-few-loaders-5-400-interleave0.01-sanitized'.AE9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6]" office:value-type="float" office:value="38037" calcext:value-type="float">
            <text:p>38037</text:p>
          </table:table-cell>
          <table:table-cell table:formula="of:=[$'sapmachine16-few-loaders-5-400-interleave1.0-sanitized'.AE96]" office:value-type="float" office:value="39104" calcext:value-type="float">
            <text:p>39104</text:p>
          </table:table-cell>
          <table:table-cell table:formula="of:=[$'sapmachine16-few-loaders-5-400-interleave0.1-sanitized'.AE96]" office:value-type="float" office:value="42112" calcext:value-type="float">
            <text:p>42112</text:p>
          </table:table-cell>
          <table:table-cell table:formula="of:=[$'sapmachine16-few-loaders-5-400-interleave0.01-sanitized'.AE9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7]" office:value-type="float" office:value="38037" calcext:value-type="float">
            <text:p>38037</text:p>
          </table:table-cell>
          <table:table-cell table:formula="of:=[$'sapmachine16-few-loaders-5-400-interleave1.0-sanitized'.AE97]" office:value-type="float" office:value="39104" calcext:value-type="float">
            <text:p>39104</text:p>
          </table:table-cell>
          <table:table-cell table:formula="of:=[$'sapmachine16-few-loaders-5-400-interleave0.1-sanitized'.AE97]" office:value-type="float" office:value="42112" calcext:value-type="float">
            <text:p>42112</text:p>
          </table:table-cell>
          <table:table-cell table:formula="of:=[$'sapmachine16-few-loaders-5-400-interleave0.01-sanitized'.AE9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8]" office:value-type="float" office:value="38037" calcext:value-type="float">
            <text:p>38037</text:p>
          </table:table-cell>
          <table:table-cell table:formula="of:=[$'sapmachine16-few-loaders-5-400-interleave1.0-sanitized'.AE98]" office:value-type="float" office:value="39104" calcext:value-type="float">
            <text:p>39104</text:p>
          </table:table-cell>
          <table:table-cell table:formula="of:=[$'sapmachine16-few-loaders-5-400-interleave0.1-sanitized'.AE98]" office:value-type="float" office:value="42112" calcext:value-type="float">
            <text:p>42112</text:p>
          </table:table-cell>
          <table:table-cell table:formula="of:=[$'sapmachine16-few-loaders-5-400-interleave0.01-sanitized'.AE9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99]" office:value-type="float" office:value="38037" calcext:value-type="float">
            <text:p>38037</text:p>
          </table:table-cell>
          <table:table-cell table:formula="of:=[$'sapmachine16-few-loaders-5-400-interleave1.0-sanitized'.AE99]" office:value-type="float" office:value="39104" calcext:value-type="float">
            <text:p>39104</text:p>
          </table:table-cell>
          <table:table-cell table:formula="of:=[$'sapmachine16-few-loaders-5-400-interleave0.1-sanitized'.AE99]" office:value-type="float" office:value="42112" calcext:value-type="float">
            <text:p>42112</text:p>
          </table:table-cell>
          <table:table-cell table:formula="of:=[$'sapmachine16-few-loaders-5-400-interleave0.01-sanitized'.AE9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0]" office:value-type="float" office:value="38037" calcext:value-type="float">
            <text:p>38037</text:p>
          </table:table-cell>
          <table:table-cell table:formula="of:=[$'sapmachine16-few-loaders-5-400-interleave1.0-sanitized'.AE100]" office:value-type="float" office:value="39104" calcext:value-type="float">
            <text:p>39104</text:p>
          </table:table-cell>
          <table:table-cell table:formula="of:=[$'sapmachine16-few-loaders-5-400-interleave0.1-sanitized'.AE100]" office:value-type="float" office:value="42112" calcext:value-type="float">
            <text:p>42112</text:p>
          </table:table-cell>
          <table:table-cell table:formula="of:=[$'sapmachine16-few-loaders-5-400-interleave0.01-sanitized'.AE10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1]" office:value-type="float" office:value="38037" calcext:value-type="float">
            <text:p>38037</text:p>
          </table:table-cell>
          <table:table-cell table:formula="of:=[$'sapmachine16-few-loaders-5-400-interleave1.0-sanitized'.AE101]" office:value-type="float" office:value="39104" calcext:value-type="float">
            <text:p>39104</text:p>
          </table:table-cell>
          <table:table-cell table:formula="of:=[$'sapmachine16-few-loaders-5-400-interleave0.1-sanitized'.AE101]" office:value-type="float" office:value="42112" calcext:value-type="float">
            <text:p>42112</text:p>
          </table:table-cell>
          <table:table-cell table:formula="of:=[$'sapmachine16-few-loaders-5-400-interleave0.01-sanitized'.AE10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2]" office:value-type="float" office:value="38037" calcext:value-type="float">
            <text:p>38037</text:p>
          </table:table-cell>
          <table:table-cell table:formula="of:=[$'sapmachine16-few-loaders-5-400-interleave1.0-sanitized'.AE102]" office:value-type="float" office:value="39104" calcext:value-type="float">
            <text:p>39104</text:p>
          </table:table-cell>
          <table:table-cell table:formula="of:=[$'sapmachine16-few-loaders-5-400-interleave0.1-sanitized'.AE102]" office:value-type="float" office:value="42112" calcext:value-type="float">
            <text:p>42112</text:p>
          </table:table-cell>
          <table:table-cell table:formula="of:=[$'sapmachine16-few-loaders-5-400-interleave0.01-sanitized'.AE10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3]" office:value-type="float" office:value="38037" calcext:value-type="float">
            <text:p>38037</text:p>
          </table:table-cell>
          <table:table-cell table:formula="of:=[$'sapmachine16-few-loaders-5-400-interleave1.0-sanitized'.AE103]" office:value-type="float" office:value="39104" calcext:value-type="float">
            <text:p>39104</text:p>
          </table:table-cell>
          <table:table-cell table:formula="of:=[$'sapmachine16-few-loaders-5-400-interleave0.1-sanitized'.AE103]" office:value-type="float" office:value="42112" calcext:value-type="float">
            <text:p>42112</text:p>
          </table:table-cell>
          <table:table-cell table:formula="of:=[$'sapmachine16-few-loaders-5-400-interleave0.01-sanitized'.AE10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4]" office:value-type="float" office:value="38037" calcext:value-type="float">
            <text:p>38037</text:p>
          </table:table-cell>
          <table:table-cell table:formula="of:=[$'sapmachine16-few-loaders-5-400-interleave1.0-sanitized'.AE104]" office:value-type="float" office:value="39104" calcext:value-type="float">
            <text:p>39104</text:p>
          </table:table-cell>
          <table:table-cell table:formula="of:=[$'sapmachine16-few-loaders-5-400-interleave0.1-sanitized'.AE104]" office:value-type="float" office:value="42112" calcext:value-type="float">
            <text:p>42112</text:p>
          </table:table-cell>
          <table:table-cell table:formula="of:=[$'sapmachine16-few-loaders-5-400-interleave0.01-sanitized'.AE10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5]" office:value-type="float" office:value="38037" calcext:value-type="float">
            <text:p>38037</text:p>
          </table:table-cell>
          <table:table-cell table:formula="of:=[$'sapmachine16-few-loaders-5-400-interleave1.0-sanitized'.AE105]" office:value-type="float" office:value="39104" calcext:value-type="float">
            <text:p>39104</text:p>
          </table:table-cell>
          <table:table-cell table:formula="of:=[$'sapmachine16-few-loaders-5-400-interleave0.1-sanitized'.AE105]" office:value-type="float" office:value="42112" calcext:value-type="float">
            <text:p>42112</text:p>
          </table:table-cell>
          <table:table-cell table:formula="of:=[$'sapmachine16-few-loaders-5-400-interleave0.01-sanitized'.AE10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6]" office:value-type="float" office:value="38037" calcext:value-type="float">
            <text:p>38037</text:p>
          </table:table-cell>
          <table:table-cell table:formula="of:=[$'sapmachine16-few-loaders-5-400-interleave1.0-sanitized'.AE106]" office:value-type="float" office:value="39104" calcext:value-type="float">
            <text:p>39104</text:p>
          </table:table-cell>
          <table:table-cell table:formula="of:=[$'sapmachine16-few-loaders-5-400-interleave0.1-sanitized'.AE106]" office:value-type="float" office:value="42112" calcext:value-type="float">
            <text:p>42112</text:p>
          </table:table-cell>
          <table:table-cell table:formula="of:=[$'sapmachine16-few-loaders-5-400-interleave0.01-sanitized'.AE10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7]" office:value-type="float" office:value="38037" calcext:value-type="float">
            <text:p>38037</text:p>
          </table:table-cell>
          <table:table-cell table:formula="of:=[$'sapmachine16-few-loaders-5-400-interleave1.0-sanitized'.AE107]" office:value-type="float" office:value="39104" calcext:value-type="float">
            <text:p>39104</text:p>
          </table:table-cell>
          <table:table-cell table:formula="of:=[$'sapmachine16-few-loaders-5-400-interleave0.1-sanitized'.AE107]" office:value-type="float" office:value="42112" calcext:value-type="float">
            <text:p>42112</text:p>
          </table:table-cell>
          <table:table-cell table:formula="of:=[$'sapmachine16-few-loaders-5-400-interleave0.01-sanitized'.AE10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8]" office:value-type="float" office:value="38037" calcext:value-type="float">
            <text:p>38037</text:p>
          </table:table-cell>
          <table:table-cell table:formula="of:=[$'sapmachine16-few-loaders-5-400-interleave1.0-sanitized'.AE108]" office:value-type="float" office:value="39104" calcext:value-type="float">
            <text:p>39104</text:p>
          </table:table-cell>
          <table:table-cell table:formula="of:=[$'sapmachine16-few-loaders-5-400-interleave0.1-sanitized'.AE108]" office:value-type="float" office:value="42112" calcext:value-type="float">
            <text:p>42112</text:p>
          </table:table-cell>
          <table:table-cell table:formula="of:=[$'sapmachine16-few-loaders-5-400-interleave0.01-sanitized'.AE10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09]" office:value-type="float" office:value="38037" calcext:value-type="float">
            <text:p>38037</text:p>
          </table:table-cell>
          <table:table-cell table:formula="of:=[$'sapmachine16-few-loaders-5-400-interleave1.0-sanitized'.AE109]" office:value-type="float" office:value="39104" calcext:value-type="float">
            <text:p>39104</text:p>
          </table:table-cell>
          <table:table-cell table:formula="of:=[$'sapmachine16-few-loaders-5-400-interleave0.1-sanitized'.AE109]" office:value-type="float" office:value="42112" calcext:value-type="float">
            <text:p>42112</text:p>
          </table:table-cell>
          <table:table-cell table:formula="of:=[$'sapmachine16-few-loaders-5-400-interleave0.01-sanitized'.AE10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0]" office:value-type="float" office:value="38037" calcext:value-type="float">
            <text:p>38037</text:p>
          </table:table-cell>
          <table:table-cell table:formula="of:=[$'sapmachine16-few-loaders-5-400-interleave1.0-sanitized'.AE110]" office:value-type="float" office:value="39104" calcext:value-type="float">
            <text:p>39104</text:p>
          </table:table-cell>
          <table:table-cell table:formula="of:=[$'sapmachine16-few-loaders-5-400-interleave0.1-sanitized'.AE110]" office:value-type="float" office:value="42112" calcext:value-type="float">
            <text:p>42112</text:p>
          </table:table-cell>
          <table:table-cell table:formula="of:=[$'sapmachine16-few-loaders-5-400-interleave0.01-sanitized'.AE11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1]" office:value-type="float" office:value="38037" calcext:value-type="float">
            <text:p>38037</text:p>
          </table:table-cell>
          <table:table-cell table:formula="of:=[$'sapmachine16-few-loaders-5-400-interleave1.0-sanitized'.AE111]" office:value-type="float" office:value="39104" calcext:value-type="float">
            <text:p>39104</text:p>
          </table:table-cell>
          <table:table-cell table:formula="of:=[$'sapmachine16-few-loaders-5-400-interleave0.1-sanitized'.AE111]" office:value-type="float" office:value="42112" calcext:value-type="float">
            <text:p>42112</text:p>
          </table:table-cell>
          <table:table-cell table:formula="of:=[$'sapmachine16-few-loaders-5-400-interleave0.01-sanitized'.AE11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2]" office:value-type="float" office:value="38037" calcext:value-type="float">
            <text:p>38037</text:p>
          </table:table-cell>
          <table:table-cell table:formula="of:=[$'sapmachine16-few-loaders-5-400-interleave1.0-sanitized'.AE112]" office:value-type="float" office:value="39104" calcext:value-type="float">
            <text:p>39104</text:p>
          </table:table-cell>
          <table:table-cell table:formula="of:=[$'sapmachine16-few-loaders-5-400-interleave0.1-sanitized'.AE112]" office:value-type="float" office:value="42112" calcext:value-type="float">
            <text:p>42112</text:p>
          </table:table-cell>
          <table:table-cell table:formula="of:=[$'sapmachine16-few-loaders-5-400-interleave0.01-sanitized'.AE11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3]" office:value-type="float" office:value="38037" calcext:value-type="float">
            <text:p>38037</text:p>
          </table:table-cell>
          <table:table-cell table:formula="of:=[$'sapmachine16-few-loaders-5-400-interleave1.0-sanitized'.AE113]" office:value-type="float" office:value="39104" calcext:value-type="float">
            <text:p>39104</text:p>
          </table:table-cell>
          <table:table-cell table:formula="of:=[$'sapmachine16-few-loaders-5-400-interleave0.1-sanitized'.AE113]" office:value-type="float" office:value="42112" calcext:value-type="float">
            <text:p>42112</text:p>
          </table:table-cell>
          <table:table-cell table:formula="of:=[$'sapmachine16-few-loaders-5-400-interleave0.01-sanitized'.AE11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4]" office:value-type="float" office:value="38037" calcext:value-type="float">
            <text:p>38037</text:p>
          </table:table-cell>
          <table:table-cell table:formula="of:=[$'sapmachine16-few-loaders-5-400-interleave1.0-sanitized'.AE114]" office:value-type="float" office:value="39104" calcext:value-type="float">
            <text:p>39104</text:p>
          </table:table-cell>
          <table:table-cell table:formula="of:=[$'sapmachine16-few-loaders-5-400-interleave0.1-sanitized'.AE114]" office:value-type="float" office:value="42112" calcext:value-type="float">
            <text:p>42112</text:p>
          </table:table-cell>
          <table:table-cell table:formula="of:=[$'sapmachine16-few-loaders-5-400-interleave0.01-sanitized'.AE11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6-few-loaders-5-400-interleave0.01-sanitized'.AF115]" office:value-type="float" office:value="16846" calcext:value-type="float">
            <text:p>16846</text:p>
          </table:table-cell>
          <table:table-cell table:formula="of:=[$'sapmachine16-few-loaders-5-400-interleave1.0-sanitized'.AE115]" office:value-type="float" office:value="39104" calcext:value-type="float">
            <text:p>39104</text:p>
          </table:table-cell>
          <table:table-cell table:formula="of:=[$'sapmachine16-few-loaders-5-400-interleave0.1-sanitized'.AE115]" office:value-type="float" office:value="42112" calcext:value-type="float">
            <text:p>42112</text:p>
          </table:table-cell>
          <table:table-cell table:formula="of:=[$'sapmachine16-few-loaders-5-400-interleave0.01-sanitized'.AE115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16]" office:value-type="float" office:value="16846" calcext:value-type="float">
            <text:p>16846</text:p>
          </table:table-cell>
          <table:table-cell table:formula="of:=[$'sapmachine16-few-loaders-5-400-interleave1.0-sanitized'.AE116]" office:value-type="float" office:value="17024" calcext:value-type="float">
            <text:p>17024</text:p>
          </table:table-cell>
          <table:table-cell table:formula="of:=[$'sapmachine16-few-loaders-5-400-interleave0.1-sanitized'.AE116]" office:value-type="float" office:value="16960" calcext:value-type="float">
            <text:p>16960</text:p>
          </table:table-cell>
          <table:table-cell table:formula="of:=[$'sapmachine16-few-loaders-5-400-interleave0.01-sanitized'.AE116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17]" office:value-type="float" office:value="16846" calcext:value-type="float">
            <text:p>16846</text:p>
          </table:table-cell>
          <table:table-cell table:formula="of:=[$'sapmachine16-few-loaders-5-400-interleave1.0-sanitized'.AE117]" office:value-type="float" office:value="17024" calcext:value-type="float">
            <text:p>17024</text:p>
          </table:table-cell>
          <table:table-cell table:formula="of:=[$'sapmachine16-few-loaders-5-400-interleave0.1-sanitized'.AE117]" office:value-type="float" office:value="16960" calcext:value-type="float">
            <text:p>16960</text:p>
          </table:table-cell>
          <table:table-cell table:formula="of:=[$'sapmachine16-few-loaders-5-400-interleave0.01-sanitized'.AE117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18]" office:value-type="float" office:value="16846" calcext:value-type="float">
            <text:p>16846</text:p>
          </table:table-cell>
          <table:table-cell table:formula="of:=[$'sapmachine16-few-loaders-5-400-interleave1.0-sanitized'.AE118]" office:value-type="float" office:value="17024" calcext:value-type="float">
            <text:p>17024</text:p>
          </table:table-cell>
          <table:table-cell table:formula="of:=[$'sapmachine16-few-loaders-5-400-interleave0.1-sanitized'.AE118]" office:value-type="float" office:value="16960" calcext:value-type="float">
            <text:p>16960</text:p>
          </table:table-cell>
          <table:table-cell table:formula="of:=[$'sapmachine16-few-loaders-5-400-interleave0.01-sanitized'.AE118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19]" office:value-type="float" office:value="16846" calcext:value-type="float">
            <text:p>16846</text:p>
          </table:table-cell>
          <table:table-cell table:formula="of:=[$'sapmachine16-few-loaders-5-400-interleave1.0-sanitized'.AE119]" office:value-type="float" office:value="17024" calcext:value-type="float">
            <text:p>17024</text:p>
          </table:table-cell>
          <table:table-cell table:formula="of:=[$'sapmachine16-few-loaders-5-400-interleave0.1-sanitized'.AE119]" office:value-type="float" office:value="16960" calcext:value-type="float">
            <text:p>16960</text:p>
          </table:table-cell>
          <table:table-cell table:formula="of:=[$'sapmachine16-few-loaders-5-400-interleave0.01-sanitized'.AE119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0]" office:value-type="float" office:value="16846" calcext:value-type="float">
            <text:p>16846</text:p>
          </table:table-cell>
          <table:table-cell table:formula="of:=[$'sapmachine16-few-loaders-5-400-interleave1.0-sanitized'.AE120]" office:value-type="float" office:value="17024" calcext:value-type="float">
            <text:p>17024</text:p>
          </table:table-cell>
          <table:table-cell table:formula="of:=[$'sapmachine16-few-loaders-5-400-interleave0.1-sanitized'.AE120]" office:value-type="float" office:value="16960" calcext:value-type="float">
            <text:p>16960</text:p>
          </table:table-cell>
          <table:table-cell table:formula="of:=[$'sapmachine16-few-loaders-5-400-interleave0.01-sanitized'.AE120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1]" office:value-type="float" office:value="16846" calcext:value-type="float">
            <text:p>16846</text:p>
          </table:table-cell>
          <table:table-cell table:formula="of:=[$'sapmachine16-few-loaders-5-400-interleave1.0-sanitized'.AE121]" office:value-type="float" office:value="17024" calcext:value-type="float">
            <text:p>17024</text:p>
          </table:table-cell>
          <table:table-cell table:formula="of:=[$'sapmachine16-few-loaders-5-400-interleave0.1-sanitized'.AE121]" office:value-type="float" office:value="16960" calcext:value-type="float">
            <text:p>16960</text:p>
          </table:table-cell>
          <table:table-cell table:formula="of:=[$'sapmachine16-few-loaders-5-400-interleave0.01-sanitized'.AE121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2]" office:value-type="float" office:value="16846" calcext:value-type="float">
            <text:p>16846</text:p>
          </table:table-cell>
          <table:table-cell table:formula="of:=[$'sapmachine16-few-loaders-5-400-interleave1.0-sanitized'.AE122]" office:value-type="float" office:value="17024" calcext:value-type="float">
            <text:p>17024</text:p>
          </table:table-cell>
          <table:table-cell table:formula="of:=[$'sapmachine16-few-loaders-5-400-interleave0.1-sanitized'.AE122]" office:value-type="float" office:value="16960" calcext:value-type="float">
            <text:p>16960</text:p>
          </table:table-cell>
          <table:table-cell table:formula="of:=[$'sapmachine16-few-loaders-5-400-interleave0.01-sanitized'.AE122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3]" office:value-type="float" office:value="16846" calcext:value-type="float">
            <text:p>16846</text:p>
          </table:table-cell>
          <table:table-cell table:formula="of:=[$'sapmachine16-few-loaders-5-400-interleave1.0-sanitized'.AE123]" office:value-type="float" office:value="17024" calcext:value-type="float">
            <text:p>17024</text:p>
          </table:table-cell>
          <table:table-cell table:formula="of:=[$'sapmachine16-few-loaders-5-400-interleave0.1-sanitized'.AE123]" office:value-type="float" office:value="16960" calcext:value-type="float">
            <text:p>16960</text:p>
          </table:table-cell>
          <table:table-cell table:formula="of:=[$'sapmachine16-few-loaders-5-400-interleave0.01-sanitized'.AE123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4]" office:value-type="float" office:value="16846" calcext:value-type="float">
            <text:p>16846</text:p>
          </table:table-cell>
          <table:table-cell table:formula="of:=[$'sapmachine16-few-loaders-5-400-interleave1.0-sanitized'.AE124]" office:value-type="float" office:value="17024" calcext:value-type="float">
            <text:p>17024</text:p>
          </table:table-cell>
          <table:table-cell table:formula="of:=[$'sapmachine16-few-loaders-5-400-interleave0.1-sanitized'.AE124]" office:value-type="float" office:value="16960" calcext:value-type="float">
            <text:p>16960</text:p>
          </table:table-cell>
          <table:table-cell table:formula="of:=[$'sapmachine16-few-loaders-5-400-interleave0.01-sanitized'.AE124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6-few-loaders-5-400-interleave0.01-sanitized'.AF125]" office:value-type="float" office:value="0" calcext:value-type="float">
            <text:p>0</text:p>
          </table:table-cell>
          <table:table-cell table:formula="of:=[$'sapmachine16-few-loaders-5-400-interleave1.0-sanitized'.AE125]" office:value-type="float" office:value="17024" calcext:value-type="float">
            <text:p>17024</text:p>
          </table:table-cell>
          <table:table-cell table:formula="of:=[$'sapmachine16-few-loaders-5-400-interleave0.1-sanitized'.AE125]" office:value-type="float" office:value="16960" calcext:value-type="float">
            <text:p>16960</text:p>
          </table:table-cell>
          <table:table-cell table:formula="of:=[$'sapmachine16-few-loaders-5-400-interleave0.01-sanitized'.AE12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26]" office:value-type="float" office:value="0" calcext:value-type="float">
            <text:p>0</text:p>
          </table:table-cell>
          <table:table-cell table:formula="of:=[$'sapmachine16-few-loaders-5-400-interleave1.0-sanitized'.AE126]" office:value-type="float" office:value="0" calcext:value-type="float">
            <text:p>0</text:p>
          </table:table-cell>
          <table:table-cell table:formula="of:=[$'sapmachine16-few-loaders-5-400-interleave0.1-sanitized'.AE126]" office:value-type="float" office:value="0" calcext:value-type="float">
            <text:p>0</text:p>
          </table:table-cell>
          <table:table-cell table:formula="of:=[$'sapmachine16-few-loaders-5-400-interleave0.01-sanitized'.AE12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27]" office:value-type="float" office:value="0" calcext:value-type="float">
            <text:p>0</text:p>
          </table:table-cell>
          <table:table-cell table:formula="of:=[$'sapmachine16-few-loaders-5-400-interleave1.0-sanitized'.AE127]" office:value-type="float" office:value="0" calcext:value-type="float">
            <text:p>0</text:p>
          </table:table-cell>
          <table:table-cell table:formula="of:=[$'sapmachine16-few-loaders-5-400-interleave0.1-sanitized'.AE127]" office:value-type="float" office:value="0" calcext:value-type="float">
            <text:p>0</text:p>
          </table:table-cell>
          <table:table-cell table:formula="of:=[$'sapmachine16-few-loaders-5-400-interleave0.01-sanitized'.AE12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28]" office:value-type="float" office:value="0" calcext:value-type="float">
            <text:p>0</text:p>
          </table:table-cell>
          <table:table-cell table:formula="of:=[$'sapmachine16-few-loaders-5-400-interleave1.0-sanitized'.AE128]" office:value-type="float" office:value="0" calcext:value-type="float">
            <text:p>0</text:p>
          </table:table-cell>
          <table:table-cell table:formula="of:=[$'sapmachine16-few-loaders-5-400-interleave0.1-sanitized'.AE128]" office:value-type="float" office:value="0" calcext:value-type="float">
            <text:p>0</text:p>
          </table:table-cell>
          <table:table-cell table:formula="of:=[$'sapmachine16-few-loaders-5-400-interleave0.01-sanitized'.AE12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29]" office:value-type="float" office:value="0" calcext:value-type="float">
            <text:p>0</text:p>
          </table:table-cell>
          <table:table-cell table:formula="of:=[$'sapmachine16-few-loaders-5-400-interleave1.0-sanitized'.AE129]" office:value-type="float" office:value="0" calcext:value-type="float">
            <text:p>0</text:p>
          </table:table-cell>
          <table:table-cell table:formula="of:=[$'sapmachine16-few-loaders-5-400-interleave0.1-sanitized'.AE129]" office:value-type="float" office:value="0" calcext:value-type="float">
            <text:p>0</text:p>
          </table:table-cell>
          <table:table-cell table:formula="of:=[$'sapmachine16-few-loaders-5-400-interleave0.01-sanitized'.AE12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0]" office:value-type="float" office:value="0" calcext:value-type="float">
            <text:p>0</text:p>
          </table:table-cell>
          <table:table-cell table:formula="of:=[$'sapmachine16-few-loaders-5-400-interleave1.0-sanitized'.AE130]" office:value-type="float" office:value="0" calcext:value-type="float">
            <text:p>0</text:p>
          </table:table-cell>
          <table:table-cell table:formula="of:=[$'sapmachine16-few-loaders-5-400-interleave0.1-sanitized'.AE130]" office:value-type="float" office:value="0" calcext:value-type="float">
            <text:p>0</text:p>
          </table:table-cell>
          <table:table-cell table:formula="of:=[$'sapmachine16-few-loaders-5-400-interleave0.01-sanitized'.AE13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1]" office:value-type="float" office:value="0" calcext:value-type="float">
            <text:p>0</text:p>
          </table:table-cell>
          <table:table-cell table:formula="of:=[$'sapmachine16-few-loaders-5-400-interleave1.0-sanitized'.AE131]" office:value-type="float" office:value="0" calcext:value-type="float">
            <text:p>0</text:p>
          </table:table-cell>
          <table:table-cell table:formula="of:=[$'sapmachine16-few-loaders-5-400-interleave0.1-sanitized'.AE131]" office:value-type="float" office:value="0" calcext:value-type="float">
            <text:p>0</text:p>
          </table:table-cell>
          <table:table-cell table:formula="of:=[$'sapmachine16-few-loaders-5-400-interleave0.01-sanitized'.AE13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2]" office:value-type="float" office:value="0" calcext:value-type="float">
            <text:p>0</text:p>
          </table:table-cell>
          <table:table-cell table:formula="of:=[$'sapmachine16-few-loaders-5-400-interleave1.0-sanitized'.AE132]" office:value-type="float" office:value="0" calcext:value-type="float">
            <text:p>0</text:p>
          </table:table-cell>
          <table:table-cell table:formula="of:=[$'sapmachine16-few-loaders-5-400-interleave0.1-sanitized'.AE132]" office:value-type="float" office:value="0" calcext:value-type="float">
            <text:p>0</text:p>
          </table:table-cell>
          <table:table-cell table:formula="of:=[$'sapmachine16-few-loaders-5-400-interleave0.01-sanitized'.AE13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3]" office:value-type="float" office:value="0" calcext:value-type="float">
            <text:p>0</text:p>
          </table:table-cell>
          <table:table-cell table:formula="of:=[$'sapmachine16-few-loaders-5-400-interleave1.0-sanitized'.AE133]" office:value-type="float" office:value="0" calcext:value-type="float">
            <text:p>0</text:p>
          </table:table-cell>
          <table:table-cell table:formula="of:=[$'sapmachine16-few-loaders-5-400-interleave0.1-sanitized'.AE133]" office:value-type="float" office:value="0" calcext:value-type="float">
            <text:p>0</text:p>
          </table:table-cell>
          <table:table-cell table:formula="of:=[$'sapmachine16-few-loaders-5-400-interleave0.01-sanitized'.AE13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4]" office:value-type="float" office:value="0" calcext:value-type="float">
            <text:p>0</text:p>
          </table:table-cell>
          <table:table-cell table:formula="of:=[$'sapmachine16-few-loaders-5-400-interleave1.0-sanitized'.AE134]" office:value-type="float" office:value="0" calcext:value-type="float">
            <text:p>0</text:p>
          </table:table-cell>
          <table:table-cell table:formula="of:=[$'sapmachine16-few-loaders-5-400-interleave0.1-sanitized'.AE134]" office:value-type="float" office:value="0" calcext:value-type="float">
            <text:p>0</text:p>
          </table:table-cell>
          <table:table-cell table:formula="of:=[$'sapmachine16-few-loaders-5-400-interleave0.01-sanitized'.AE13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5]" office:value-type="float" office:value="0" calcext:value-type="float">
            <text:p>0</text:p>
          </table:table-cell>
          <table:table-cell table:formula="of:=[$'sapmachine16-few-loaders-5-400-interleave1.0-sanitized'.AE135]" office:value-type="float" office:value="0" calcext:value-type="float">
            <text:p>0</text:p>
          </table:table-cell>
          <table:table-cell table:formula="of:=[$'sapmachine16-few-loaders-5-400-interleave0.1-sanitized'.AE135]" office:value-type="float" office:value="0" calcext:value-type="float">
            <text:p>0</text:p>
          </table:table-cell>
          <table:table-cell table:formula="of:=[$'sapmachine16-few-loaders-5-400-interleave0.01-sanitized'.AE13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6]" office:value-type="float" office:value="0" calcext:value-type="float">
            <text:p>0</text:p>
          </table:table-cell>
          <table:table-cell table:formula="of:=[$'sapmachine16-few-loaders-5-400-interleave1.0-sanitized'.AE136]" office:value-type="float" office:value="0" calcext:value-type="float">
            <text:p>0</text:p>
          </table:table-cell>
          <table:table-cell table:formula="of:=[$'sapmachine16-few-loaders-5-400-interleave0.1-sanitized'.AE136]" office:value-type="float" office:value="0" calcext:value-type="float">
            <text:p>0</text:p>
          </table:table-cell>
          <table:table-cell table:formula="of:=[$'sapmachine16-few-loaders-5-400-interleave0.01-sanitized'.AE13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7]" office:value-type="float" office:value="0" calcext:value-type="float">
            <text:p>0</text:p>
          </table:table-cell>
          <table:table-cell table:formula="of:=[$'sapmachine16-few-loaders-5-400-interleave1.0-sanitized'.AE137]" office:value-type="float" office:value="0" calcext:value-type="float">
            <text:p>0</text:p>
          </table:table-cell>
          <table:table-cell table:formula="of:=[$'sapmachine16-few-loaders-5-400-interleave0.1-sanitized'.AE137]" office:value-type="float" office:value="0" calcext:value-type="float">
            <text:p>0</text:p>
          </table:table-cell>
          <table:table-cell table:formula="of:=[$'sapmachine16-few-loaders-5-400-interleave0.01-sanitized'.AE13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8]" office:value-type="float" office:value="0" calcext:value-type="float">
            <text:p>0</text:p>
          </table:table-cell>
          <table:table-cell table:formula="of:=[$'sapmachine16-few-loaders-5-400-interleave1.0-sanitized'.AE138]" office:value-type="float" office:value="0" calcext:value-type="float">
            <text:p>0</text:p>
          </table:table-cell>
          <table:table-cell table:formula="of:=[$'sapmachine16-few-loaders-5-400-interleave0.1-sanitized'.AE138]" office:value-type="float" office:value="0" calcext:value-type="float">
            <text:p>0</text:p>
          </table:table-cell>
          <table:table-cell table:formula="of:=[$'sapmachine16-few-loaders-5-400-interleave0.01-sanitized'.AE13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39]" office:value-type="float" office:value="0" calcext:value-type="float">
            <text:p>0</text:p>
          </table:table-cell>
          <table:table-cell table:formula="of:=[$'sapmachine16-few-loaders-5-400-interleave1.0-sanitized'.AE139]" office:value-type="float" office:value="0" calcext:value-type="float">
            <text:p>0</text:p>
          </table:table-cell>
          <table:table-cell table:formula="of:=[$'sapmachine16-few-loaders-5-400-interleave0.1-sanitized'.AE139]" office:value-type="float" office:value="0" calcext:value-type="float">
            <text:p>0</text:p>
          </table:table-cell>
          <table:table-cell table:formula="of:=[$'sapmachine16-few-loaders-5-400-interleave0.01-sanitized'.AE13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0]" office:value-type="float" office:value="0" calcext:value-type="float">
            <text:p>0</text:p>
          </table:table-cell>
          <table:table-cell table:formula="of:=[$'sapmachine16-few-loaders-5-400-interleave1.0-sanitized'.AE140]" office:value-type="float" office:value="0" calcext:value-type="float">
            <text:p>0</text:p>
          </table:table-cell>
          <table:table-cell table:formula="of:=[$'sapmachine16-few-loaders-5-400-interleave0.1-sanitized'.AE140]" office:value-type="float" office:value="0" calcext:value-type="float">
            <text:p>0</text:p>
          </table:table-cell>
          <table:table-cell table:formula="of:=[$'sapmachine16-few-loaders-5-400-interleave0.01-sanitized'.AE14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1]" office:value-type="float" office:value="0" calcext:value-type="float">
            <text:p>0</text:p>
          </table:table-cell>
          <table:table-cell table:formula="of:=[$'sapmachine16-few-loaders-5-400-interleave1.0-sanitized'.AE141]" office:value-type="float" office:value="0" calcext:value-type="float">
            <text:p>0</text:p>
          </table:table-cell>
          <table:table-cell table:formula="of:=[$'sapmachine16-few-loaders-5-400-interleave0.1-sanitized'.AE141]" office:value-type="float" office:value="0" calcext:value-type="float">
            <text:p>0</text:p>
          </table:table-cell>
          <table:table-cell table:formula="of:=[$'sapmachine16-few-loaders-5-400-interleave0.01-sanitized'.AE14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2]" office:value-type="float" office:value="0" calcext:value-type="float">
            <text:p>0</text:p>
          </table:table-cell>
          <table:table-cell table:formula="of:=[$'sapmachine16-few-loaders-5-400-interleave1.0-sanitized'.AE142]" office:value-type="float" office:value="0" calcext:value-type="float">
            <text:p>0</text:p>
          </table:table-cell>
          <table:table-cell table:formula="of:=[$'sapmachine16-few-loaders-5-400-interleave0.1-sanitized'.AE142]" office:value-type="float" office:value="0" calcext:value-type="float">
            <text:p>0</text:p>
          </table:table-cell>
          <table:table-cell table:formula="of:=[$'sapmachine16-few-loaders-5-400-interleave0.01-sanitized'.AE14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3]" office:value-type="float" office:value="0" calcext:value-type="float">
            <text:p>0</text:p>
          </table:table-cell>
          <table:table-cell table:formula="of:=[$'sapmachine16-few-loaders-5-400-interleave1.0-sanitized'.AE143]" office:value-type="float" office:value="0" calcext:value-type="float">
            <text:p>0</text:p>
          </table:table-cell>
          <table:table-cell table:formula="of:=[$'sapmachine16-few-loaders-5-400-interleave0.1-sanitized'.AE143]" office:value-type="float" office:value="0" calcext:value-type="float">
            <text:p>0</text:p>
          </table:table-cell>
          <table:table-cell table:formula="of:=[$'sapmachine16-few-loaders-5-400-interleave0.01-sanitized'.AE14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4]" office:value-type="float" office:value="0" calcext:value-type="float">
            <text:p>0</text:p>
          </table:table-cell>
          <table:table-cell table:formula="of:=[$'sapmachine16-few-loaders-5-400-interleave1.0-sanitized'.AE144]" office:value-type="float" office:value="0" calcext:value-type="float">
            <text:p>0</text:p>
          </table:table-cell>
          <table:table-cell table:formula="of:=[$'sapmachine16-few-loaders-5-400-interleave0.1-sanitized'.AE144]" office:value-type="float" office:value="0" calcext:value-type="float">
            <text:p>0</text:p>
          </table:table-cell>
          <table:table-cell table:formula="of:=[$'sapmachine16-few-loaders-5-400-interleave0.01-sanitized'.AE14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5]" office:value-type="float" office:value="0" calcext:value-type="float">
            <text:p>0</text:p>
          </table:table-cell>
          <table:table-cell table:formula="of:=[$'sapmachine16-few-loaders-5-400-interleave1.0-sanitized'.AE145]" office:value-type="float" office:value="0" calcext:value-type="float">
            <text:p>0</text:p>
          </table:table-cell>
          <table:table-cell table:formula="of:=[$'sapmachine16-few-loaders-5-400-interleave0.1-sanitized'.AE145]" office:value-type="float" office:value="0" calcext:value-type="float">
            <text:p>0</text:p>
          </table:table-cell>
          <table:table-cell table:formula="of:=[$'sapmachine16-few-loaders-5-400-interleave0.01-sanitized'.AE14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6]" office:value-type="float" office:value="0" calcext:value-type="float">
            <text:p>0</text:p>
          </table:table-cell>
          <table:table-cell table:formula="of:=[$'sapmachine16-few-loaders-5-400-interleave1.0-sanitized'.AE146]" office:value-type="float" office:value="0" calcext:value-type="float">
            <text:p>0</text:p>
          </table:table-cell>
          <table:table-cell table:formula="of:=[$'sapmachine16-few-loaders-5-400-interleave0.1-sanitized'.AE146]" office:value-type="float" office:value="0" calcext:value-type="float">
            <text:p>0</text:p>
          </table:table-cell>
          <table:table-cell table:formula="of:=[$'sapmachine16-few-loaders-5-400-interleave0.01-sanitized'.AE14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7]" office:value-type="float" office:value="0" calcext:value-type="float">
            <text:p>0</text:p>
          </table:table-cell>
          <table:table-cell table:formula="of:=[$'sapmachine16-few-loaders-5-400-interleave1.0-sanitized'.AE147]" office:value-type="float" office:value="0" calcext:value-type="float">
            <text:p>0</text:p>
          </table:table-cell>
          <table:table-cell table:formula="of:=[$'sapmachine16-few-loaders-5-400-interleave0.1-sanitized'.AE147]" office:value-type="float" office:value="0" calcext:value-type="float">
            <text:p>0</text:p>
          </table:table-cell>
          <table:table-cell table:formula="of:=[$'sapmachine16-few-loaders-5-400-interleave0.01-sanitized'.AE14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8]" office:value-type="float" office:value="0" calcext:value-type="float">
            <text:p>0</text:p>
          </table:table-cell>
          <table:table-cell table:formula="of:=[$'sapmachine16-few-loaders-5-400-interleave1.0-sanitized'.AE148]" office:value-type="float" office:value="0" calcext:value-type="float">
            <text:p>0</text:p>
          </table:table-cell>
          <table:table-cell table:formula="of:=[$'sapmachine16-few-loaders-5-400-interleave0.1-sanitized'.AE148]" office:value-type="float" office:value="0" calcext:value-type="float">
            <text:p>0</text:p>
          </table:table-cell>
          <table:table-cell table:formula="of:=[$'sapmachine16-few-loaders-5-400-interleave0.01-sanitized'.AE14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49]" office:value-type="float" office:value="0" calcext:value-type="float">
            <text:p>0</text:p>
          </table:table-cell>
          <table:table-cell table:formula="of:=[$'sapmachine16-few-loaders-5-400-interleave1.0-sanitized'.AE149]" office:value-type="float" office:value="0" calcext:value-type="float">
            <text:p>0</text:p>
          </table:table-cell>
          <table:table-cell table:formula="of:=[$'sapmachine16-few-loaders-5-400-interleave0.1-sanitized'.AE149]" office:value-type="float" office:value="0" calcext:value-type="float">
            <text:p>0</text:p>
          </table:table-cell>
          <table:table-cell table:formula="of:=[$'sapmachine16-few-loaders-5-400-interleave0.01-sanitized'.AE14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0]" office:value-type="float" office:value="0" calcext:value-type="float">
            <text:p>0</text:p>
          </table:table-cell>
          <table:table-cell table:formula="of:=[$'sapmachine16-few-loaders-5-400-interleave1.0-sanitized'.AE150]" office:value-type="float" office:value="0" calcext:value-type="float">
            <text:p>0</text:p>
          </table:table-cell>
          <table:table-cell table:formula="of:=[$'sapmachine16-few-loaders-5-400-interleave0.1-sanitized'.AE150]" office:value-type="float" office:value="0" calcext:value-type="float">
            <text:p>0</text:p>
          </table:table-cell>
          <table:table-cell table:formula="of:=[$'sapmachine16-few-loaders-5-400-interleave0.01-sanitized'.AE15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1]" office:value-type="float" office:value="0" calcext:value-type="float">
            <text:p>0</text:p>
          </table:table-cell>
          <table:table-cell table:formula="of:=[$'sapmachine16-few-loaders-5-400-interleave1.0-sanitized'.AE151]" office:value-type="float" office:value="0" calcext:value-type="float">
            <text:p>0</text:p>
          </table:table-cell>
          <table:table-cell table:formula="of:=[$'sapmachine16-few-loaders-5-400-interleave0.1-sanitized'.AE151]" office:value-type="float" office:value="0" calcext:value-type="float">
            <text:p>0</text:p>
          </table:table-cell>
          <table:table-cell table:formula="of:=[$'sapmachine16-few-loaders-5-400-interleave0.01-sanitized'.AE15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2]" office:value-type="float" office:value="0" calcext:value-type="float">
            <text:p>0</text:p>
          </table:table-cell>
          <table:table-cell table:formula="of:=[$'sapmachine16-few-loaders-5-400-interleave1.0-sanitized'.AE152]" office:value-type="float" office:value="0" calcext:value-type="float">
            <text:p>0</text:p>
          </table:table-cell>
          <table:table-cell table:formula="of:=[$'sapmachine16-few-loaders-5-400-interleave0.1-sanitized'.AE152]" office:value-type="float" office:value="0" calcext:value-type="float">
            <text:p>0</text:p>
          </table:table-cell>
          <table:table-cell table:formula="of:=[$'sapmachine16-few-loaders-5-400-interleave0.01-sanitized'.AE15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3]" office:value-type="float" office:value="0" calcext:value-type="float">
            <text:p>0</text:p>
          </table:table-cell>
          <table:table-cell table:formula="of:=[$'sapmachine16-few-loaders-5-400-interleave1.0-sanitized'.AE153]" office:value-type="float" office:value="0" calcext:value-type="float">
            <text:p>0</text:p>
          </table:table-cell>
          <table:table-cell table:formula="of:=[$'sapmachine16-few-loaders-5-400-interleave0.1-sanitized'.AE153]" office:value-type="float" office:value="0" calcext:value-type="float">
            <text:p>0</text:p>
          </table:table-cell>
          <table:table-cell table:formula="of:=[$'sapmachine16-few-loaders-5-400-interleave0.01-sanitized'.AE15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4]" office:value-type="float" office:value="0" calcext:value-type="float">
            <text:p>0</text:p>
          </table:table-cell>
          <table:table-cell table:formula="of:=[$'sapmachine16-few-loaders-5-400-interleave1.0-sanitized'.AE154]" office:value-type="float" office:value="0" calcext:value-type="float">
            <text:p>0</text:p>
          </table:table-cell>
          <table:table-cell table:formula="of:=[$'sapmachine16-few-loaders-5-400-interleave0.1-sanitized'.AE154]" office:value-type="float" office:value="0" calcext:value-type="float">
            <text:p>0</text:p>
          </table:table-cell>
          <table:table-cell table:formula="of:=[$'sapmachine16-few-loaders-5-400-interleave0.01-sanitized'.AE15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5]" office:value-type="float" office:value="0" calcext:value-type="float">
            <text:p>0</text:p>
          </table:table-cell>
          <table:table-cell table:formula="of:=[$'sapmachine16-few-loaders-5-400-interleave1.0-sanitized'.AE155]" office:value-type="float" office:value="0" calcext:value-type="float">
            <text:p>0</text:p>
          </table:table-cell>
          <table:table-cell table:formula="of:=[$'sapmachine16-few-loaders-5-400-interleave0.1-sanitized'.AE155]" office:value-type="float" office:value="0" calcext:value-type="float">
            <text:p>0</text:p>
          </table:table-cell>
          <table:table-cell table:formula="of:=[$'sapmachine16-few-loaders-5-400-interleave0.01-sanitized'.AE15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6]" office:value-type="float" office:value="0" calcext:value-type="float">
            <text:p>0</text:p>
          </table:table-cell>
          <table:table-cell table:formula="of:=[$'sapmachine16-few-loaders-5-400-interleave1.0-sanitized'.AE156]" office:value-type="float" office:value="0" calcext:value-type="float">
            <text:p>0</text:p>
          </table:table-cell>
          <table:table-cell table:formula="of:=[$'sapmachine16-few-loaders-5-400-interleave0.1-sanitized'.AE156]" office:value-type="float" office:value="0" calcext:value-type="float">
            <text:p>0</text:p>
          </table:table-cell>
          <table:table-cell table:formula="of:=[$'sapmachine16-few-loaders-5-400-interleave0.01-sanitized'.AE15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7]" office:value-type="float" office:value="0" calcext:value-type="float">
            <text:p>0</text:p>
          </table:table-cell>
          <table:table-cell table:formula="of:=[$'sapmachine16-few-loaders-5-400-interleave1.0-sanitized'.AE157]" office:value-type="float" office:value="0" calcext:value-type="float">
            <text:p>0</text:p>
          </table:table-cell>
          <table:table-cell table:formula="of:=[$'sapmachine16-few-loaders-5-400-interleave0.1-sanitized'.AE157]" office:value-type="float" office:value="0" calcext:value-type="float">
            <text:p>0</text:p>
          </table:table-cell>
          <table:table-cell table:formula="of:=[$'sapmachine16-few-loaders-5-400-interleave0.01-sanitized'.AE15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8]" office:value-type="float" office:value="0" calcext:value-type="float">
            <text:p>0</text:p>
          </table:table-cell>
          <table:table-cell table:formula="of:=[$'sapmachine16-few-loaders-5-400-interleave1.0-sanitized'.AE158]" office:value-type="float" office:value="0" calcext:value-type="float">
            <text:p>0</text:p>
          </table:table-cell>
          <table:table-cell table:formula="of:=[$'sapmachine16-few-loaders-5-400-interleave0.1-sanitized'.AE158]" office:value-type="float" office:value="0" calcext:value-type="float">
            <text:p>0</text:p>
          </table:table-cell>
          <table:table-cell table:formula="of:=[$'sapmachine16-few-loaders-5-400-interleave0.01-sanitized'.AE15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59]" office:value-type="float" office:value="0" calcext:value-type="float">
            <text:p>0</text:p>
          </table:table-cell>
          <table:table-cell table:formula="of:=[$'sapmachine16-few-loaders-5-400-interleave1.0-sanitized'.AE159]" office:value-type="float" office:value="0" calcext:value-type="float">
            <text:p>0</text:p>
          </table:table-cell>
          <table:table-cell table:formula="of:=[$'sapmachine16-few-loaders-5-400-interleave0.1-sanitized'.AE159]" office:value-type="float" office:value="0" calcext:value-type="float">
            <text:p>0</text:p>
          </table:table-cell>
          <table:table-cell table:formula="of:=[$'sapmachine16-few-loaders-5-400-interleave0.01-sanitized'.AE15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0]" office:value-type="float" office:value="0" calcext:value-type="float">
            <text:p>0</text:p>
          </table:table-cell>
          <table:table-cell table:formula="of:=[$'sapmachine16-few-loaders-5-400-interleave1.0-sanitized'.AE160]" office:value-type="float" office:value="0" calcext:value-type="float">
            <text:p>0</text:p>
          </table:table-cell>
          <table:table-cell table:formula="of:=[$'sapmachine16-few-loaders-5-400-interleave0.1-sanitized'.AE160]" office:value-type="float" office:value="0" calcext:value-type="float">
            <text:p>0</text:p>
          </table:table-cell>
          <table:table-cell table:formula="of:=[$'sapmachine16-few-loaders-5-400-interleave0.01-sanitized'.AE16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1]" office:value-type="float" office:value="0" calcext:value-type="float">
            <text:p>0</text:p>
          </table:table-cell>
          <table:table-cell table:formula="of:=[$'sapmachine16-few-loaders-5-400-interleave1.0-sanitized'.AE161]" office:value-type="float" office:value="0" calcext:value-type="float">
            <text:p>0</text:p>
          </table:table-cell>
          <table:table-cell table:formula="of:=[$'sapmachine16-few-loaders-5-400-interleave0.1-sanitized'.AE161]" office:value-type="float" office:value="0" calcext:value-type="float">
            <text:p>0</text:p>
          </table:table-cell>
          <table:table-cell table:formula="of:=[$'sapmachine16-few-loaders-5-400-interleave0.01-sanitized'.AE16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2]" office:value-type="float" office:value="0" calcext:value-type="float">
            <text:p>0</text:p>
          </table:table-cell>
          <table:table-cell table:formula="of:=[$'sapmachine16-few-loaders-5-400-interleave1.0-sanitized'.AE162]" office:value-type="float" office:value="0" calcext:value-type="float">
            <text:p>0</text:p>
          </table:table-cell>
          <table:table-cell table:formula="of:=[$'sapmachine16-few-loaders-5-400-interleave0.1-sanitized'.AE162]" office:value-type="float" office:value="0" calcext:value-type="float">
            <text:p>0</text:p>
          </table:table-cell>
          <table:table-cell table:formula="of:=[$'sapmachine16-few-loaders-5-400-interleave0.01-sanitized'.AE16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3]" office:value-type="float" office:value="0" calcext:value-type="float">
            <text:p>0</text:p>
          </table:table-cell>
          <table:table-cell table:formula="of:=[$'sapmachine16-few-loaders-5-400-interleave1.0-sanitized'.AE163]" office:value-type="float" office:value="0" calcext:value-type="float">
            <text:p>0</text:p>
          </table:table-cell>
          <table:table-cell table:formula="of:=[$'sapmachine16-few-loaders-5-400-interleave0.1-sanitized'.AE163]" office:value-type="float" office:value="0" calcext:value-type="float">
            <text:p>0</text:p>
          </table:table-cell>
          <table:table-cell table:formula="of:=[$'sapmachine16-few-loaders-5-400-interleave0.01-sanitized'.AE16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4]" office:value-type="float" office:value="0" calcext:value-type="float">
            <text:p>0</text:p>
          </table:table-cell>
          <table:table-cell table:formula="of:=[$'sapmachine16-few-loaders-5-400-interleave1.0-sanitized'.AE164]" office:value-type="float" office:value="0" calcext:value-type="float">
            <text:p>0</text:p>
          </table:table-cell>
          <table:table-cell table:formula="of:=[$'sapmachine16-few-loaders-5-400-interleave0.1-sanitized'.AE164]" office:value-type="float" office:value="0" calcext:value-type="float">
            <text:p>0</text:p>
          </table:table-cell>
          <table:table-cell table:formula="of:=[$'sapmachine16-few-loaders-5-400-interleave0.01-sanitized'.AE16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5]" office:value-type="float" office:value="0" calcext:value-type="float">
            <text:p>0</text:p>
          </table:table-cell>
          <table:table-cell table:formula="of:=[$'sapmachine16-few-loaders-5-400-interleave1.0-sanitized'.AE165]" office:value-type="float" office:value="0" calcext:value-type="float">
            <text:p>0</text:p>
          </table:table-cell>
          <table:table-cell table:formula="of:=[$'sapmachine16-few-loaders-5-400-interleave0.1-sanitized'.AE165]" office:value-type="float" office:value="0" calcext:value-type="float">
            <text:p>0</text:p>
          </table:table-cell>
          <table:table-cell table:formula="of:=[$'sapmachine16-few-loaders-5-400-interleave0.01-sanitized'.AE16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6]" office:value-type="float" office:value="0" calcext:value-type="float">
            <text:p>0</text:p>
          </table:table-cell>
          <table:table-cell table:formula="of:=[$'sapmachine16-few-loaders-5-400-interleave1.0-sanitized'.AE166]" office:value-type="float" office:value="0" calcext:value-type="float">
            <text:p>0</text:p>
          </table:table-cell>
          <table:table-cell table:formula="of:=[$'sapmachine16-few-loaders-5-400-interleave0.1-sanitized'.AE166]" office:value-type="float" office:value="0" calcext:value-type="float">
            <text:p>0</text:p>
          </table:table-cell>
          <table:table-cell table:formula="of:=[$'sapmachine16-few-loaders-5-400-interleave0.01-sanitized'.AE16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7]" office:value-type="float" office:value="0" calcext:value-type="float">
            <text:p>0</text:p>
          </table:table-cell>
          <table:table-cell table:formula="of:=[$'sapmachine16-few-loaders-5-400-interleave1.0-sanitized'.AE167]" office:value-type="float" office:value="0" calcext:value-type="float">
            <text:p>0</text:p>
          </table:table-cell>
          <table:table-cell table:formula="of:=[$'sapmachine16-few-loaders-5-400-interleave0.1-sanitized'.AE167]" office:value-type="float" office:value="0" calcext:value-type="float">
            <text:p>0</text:p>
          </table:table-cell>
          <table:table-cell table:formula="of:=[$'sapmachine16-few-loaders-5-400-interleave0.01-sanitized'.AE16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8]" office:value-type="float" office:value="0" calcext:value-type="float">
            <text:p>0</text:p>
          </table:table-cell>
          <table:table-cell table:formula="of:=[$'sapmachine16-few-loaders-5-400-interleave1.0-sanitized'.AE168]" office:value-type="float" office:value="0" calcext:value-type="float">
            <text:p>0</text:p>
          </table:table-cell>
          <table:table-cell table:formula="of:=[$'sapmachine16-few-loaders-5-400-interleave0.1-sanitized'.AE168]" office:value-type="float" office:value="0" calcext:value-type="float">
            <text:p>0</text:p>
          </table:table-cell>
          <table:table-cell table:formula="of:=[$'sapmachine16-few-loaders-5-400-interleave0.01-sanitized'.AE16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69]" office:value-type="float" office:value="0" calcext:value-type="float">
            <text:p>0</text:p>
          </table:table-cell>
          <table:table-cell table:formula="of:=[$'sapmachine16-few-loaders-5-400-interleave1.0-sanitized'.AE169]" office:value-type="float" office:value="0" calcext:value-type="float">
            <text:p>0</text:p>
          </table:table-cell>
          <table:table-cell table:formula="of:=[$'sapmachine16-few-loaders-5-400-interleave0.1-sanitized'.AE169]" office:value-type="float" office:value="0" calcext:value-type="float">
            <text:p>0</text:p>
          </table:table-cell>
          <table:table-cell table:formula="of:=[$'sapmachine16-few-loaders-5-400-interleave0.01-sanitized'.AE16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0]" office:value-type="float" office:value="0" calcext:value-type="float">
            <text:p>0</text:p>
          </table:table-cell>
          <table:table-cell table:formula="of:=[$'sapmachine16-few-loaders-5-400-interleave1.0-sanitized'.AE170]" office:value-type="float" office:value="0" calcext:value-type="float">
            <text:p>0</text:p>
          </table:table-cell>
          <table:table-cell table:formula="of:=[$'sapmachine16-few-loaders-5-400-interleave0.1-sanitized'.AE170]" office:value-type="float" office:value="0" calcext:value-type="float">
            <text:p>0</text:p>
          </table:table-cell>
          <table:table-cell table:formula="of:=[$'sapmachine16-few-loaders-5-400-interleave0.01-sanitized'.AE17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1]" office:value-type="float" office:value="0" calcext:value-type="float">
            <text:p>0</text:p>
          </table:table-cell>
          <table:table-cell table:formula="of:=[$'sapmachine16-few-loaders-5-400-interleave1.0-sanitized'.AE171]" office:value-type="float" office:value="0" calcext:value-type="float">
            <text:p>0</text:p>
          </table:table-cell>
          <table:table-cell table:formula="of:=[$'sapmachine16-few-loaders-5-400-interleave0.1-sanitized'.AE171]" office:value-type="float" office:value="0" calcext:value-type="float">
            <text:p>0</text:p>
          </table:table-cell>
          <table:table-cell table:formula="of:=[$'sapmachine16-few-loaders-5-400-interleave0.01-sanitized'.AE17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2]" office:value-type="float" office:value="0" calcext:value-type="float">
            <text:p>0</text:p>
          </table:table-cell>
          <table:table-cell table:formula="of:=[$'sapmachine16-few-loaders-5-400-interleave1.0-sanitized'.AE172]" office:value-type="float" office:value="0" calcext:value-type="float">
            <text:p>0</text:p>
          </table:table-cell>
          <table:table-cell table:formula="of:=[$'sapmachine16-few-loaders-5-400-interleave0.1-sanitized'.AE172]" office:value-type="float" office:value="0" calcext:value-type="float">
            <text:p>0</text:p>
          </table:table-cell>
          <table:table-cell table:formula="of:=[$'sapmachine16-few-loaders-5-400-interleave0.01-sanitized'.AE17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3]" office:value-type="float" office:value="0" calcext:value-type="float">
            <text:p>0</text:p>
          </table:table-cell>
          <table:table-cell table:formula="of:=[$'sapmachine16-few-loaders-5-400-interleave1.0-sanitized'.AE173]" office:value-type="float" office:value="0" calcext:value-type="float">
            <text:p>0</text:p>
          </table:table-cell>
          <table:table-cell table:formula="of:=[$'sapmachine16-few-loaders-5-400-interleave0.1-sanitized'.AE173]" office:value-type="float" office:value="0" calcext:value-type="float">
            <text:p>0</text:p>
          </table:table-cell>
          <table:table-cell table:formula="of:=[$'sapmachine16-few-loaders-5-400-interleave0.01-sanitized'.AE17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4]" office:value-type="float" office:value="0" calcext:value-type="float">
            <text:p>0</text:p>
          </table:table-cell>
          <table:table-cell table:formula="of:=[$'sapmachine16-few-loaders-5-400-interleave1.0-sanitized'.AE174]" office:value-type="float" office:value="0" calcext:value-type="float">
            <text:p>0</text:p>
          </table:table-cell>
          <table:table-cell table:formula="of:=[$'sapmachine16-few-loaders-5-400-interleave0.1-sanitized'.AE174]" office:value-type="float" office:value="0" calcext:value-type="float">
            <text:p>0</text:p>
          </table:table-cell>
          <table:table-cell table:formula="of:=[$'sapmachine16-few-loaders-5-400-interleave0.01-sanitized'.AE17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5]" office:value-type="float" office:value="0" calcext:value-type="float">
            <text:p>0</text:p>
          </table:table-cell>
          <table:table-cell table:formula="of:=[$'sapmachine16-few-loaders-5-400-interleave1.0-sanitized'.AE175]" office:value-type="float" office:value="0" calcext:value-type="float">
            <text:p>0</text:p>
          </table:table-cell>
          <table:table-cell table:formula="of:=[$'sapmachine16-few-loaders-5-400-interleave0.1-sanitized'.AE175]" office:value-type="float" office:value="0" calcext:value-type="float">
            <text:p>0</text:p>
          </table:table-cell>
          <table:table-cell table:formula="of:=[$'sapmachine16-few-loaders-5-400-interleave0.01-sanitized'.AE17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6]" office:value-type="float" office:value="0" calcext:value-type="float">
            <text:p>0</text:p>
          </table:table-cell>
          <table:table-cell table:formula="of:=[$'sapmachine16-few-loaders-5-400-interleave1.0-sanitized'.AE176]" office:value-type="float" office:value="0" calcext:value-type="float">
            <text:p>0</text:p>
          </table:table-cell>
          <table:table-cell table:formula="of:=[$'sapmachine16-few-loaders-5-400-interleave0.1-sanitized'.AE176]" office:value-type="float" office:value="0" calcext:value-type="float">
            <text:p>0</text:p>
          </table:table-cell>
          <table:table-cell table:formula="of:=[$'sapmachine16-few-loaders-5-400-interleave0.01-sanitized'.AE17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7]" office:value-type="float" office:value="0" calcext:value-type="float">
            <text:p>0</text:p>
          </table:table-cell>
          <table:table-cell table:formula="of:=[$'sapmachine16-few-loaders-5-400-interleave1.0-sanitized'.AE177]" office:value-type="float" office:value="0" calcext:value-type="float">
            <text:p>0</text:p>
          </table:table-cell>
          <table:table-cell table:formula="of:=[$'sapmachine16-few-loaders-5-400-interleave0.1-sanitized'.AE177]" office:value-type="float" office:value="0" calcext:value-type="float">
            <text:p>0</text:p>
          </table:table-cell>
          <table:table-cell table:formula="of:=[$'sapmachine16-few-loaders-5-400-interleave0.01-sanitized'.AE17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8]" office:value-type="float" office:value="0" calcext:value-type="float">
            <text:p>0</text:p>
          </table:table-cell>
          <table:table-cell table:formula="of:=[$'sapmachine16-few-loaders-5-400-interleave1.0-sanitized'.AE178]" office:value-type="float" office:value="0" calcext:value-type="float">
            <text:p>0</text:p>
          </table:table-cell>
          <table:table-cell table:formula="of:=[$'sapmachine16-few-loaders-5-400-interleave0.1-sanitized'.AE178]" office:value-type="float" office:value="0" calcext:value-type="float">
            <text:p>0</text:p>
          </table:table-cell>
          <table:table-cell table:formula="of:=[$'sapmachine16-few-loaders-5-400-interleave0.01-sanitized'.AE17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79]" office:value-type="float" office:value="0" calcext:value-type="float">
            <text:p>0</text:p>
          </table:table-cell>
          <table:table-cell table:formula="of:=[$'sapmachine16-few-loaders-5-400-interleave1.0-sanitized'.AE179]" office:value-type="float" office:value="0" calcext:value-type="float">
            <text:p>0</text:p>
          </table:table-cell>
          <table:table-cell table:formula="of:=[$'sapmachine16-few-loaders-5-400-interleave0.1-sanitized'.AE179]" office:value-type="float" office:value="0" calcext:value-type="float">
            <text:p>0</text:p>
          </table:table-cell>
          <table:table-cell table:formula="of:=[$'sapmachine16-few-loaders-5-400-interleave0.01-sanitized'.AE17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0]" office:value-type="float" office:value="0" calcext:value-type="float">
            <text:p>0</text:p>
          </table:table-cell>
          <table:table-cell table:formula="of:=[$'sapmachine16-few-loaders-5-400-interleave1.0-sanitized'.AE180]" office:value-type="float" office:value="0" calcext:value-type="float">
            <text:p>0</text:p>
          </table:table-cell>
          <table:table-cell table:formula="of:=[$'sapmachine16-few-loaders-5-400-interleave0.1-sanitized'.AE180]" office:value-type="float" office:value="0" calcext:value-type="float">
            <text:p>0</text:p>
          </table:table-cell>
          <table:table-cell table:formula="of:=[$'sapmachine16-few-loaders-5-400-interleave0.01-sanitized'.AE18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1]" office:value-type="float" office:value="0" calcext:value-type="float">
            <text:p>0</text:p>
          </table:table-cell>
          <table:table-cell table:formula="of:=[$'sapmachine16-few-loaders-5-400-interleave1.0-sanitized'.AE181]" office:value-type="float" office:value="0" calcext:value-type="float">
            <text:p>0</text:p>
          </table:table-cell>
          <table:table-cell table:formula="of:=[$'sapmachine16-few-loaders-5-400-interleave0.1-sanitized'.AE181]" office:value-type="float" office:value="0" calcext:value-type="float">
            <text:p>0</text:p>
          </table:table-cell>
          <table:table-cell table:formula="of:=[$'sapmachine16-few-loaders-5-400-interleave0.01-sanitized'.AE18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2]" office:value-type="float" office:value="0" calcext:value-type="float">
            <text:p>0</text:p>
          </table:table-cell>
          <table:table-cell table:formula="of:=[$'sapmachine16-few-loaders-5-400-interleave1.0-sanitized'.AE182]" office:value-type="float" office:value="0" calcext:value-type="float">
            <text:p>0</text:p>
          </table:table-cell>
          <table:table-cell table:formula="of:=[$'sapmachine16-few-loaders-5-400-interleave0.1-sanitized'.AE182]" office:value-type="float" office:value="0" calcext:value-type="float">
            <text:p>0</text:p>
          </table:table-cell>
          <table:table-cell table:formula="of:=[$'sapmachine16-few-loaders-5-400-interleave0.01-sanitized'.AE18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3]" office:value-type="float" office:value="0" calcext:value-type="float">
            <text:p>0</text:p>
          </table:table-cell>
          <table:table-cell table:formula="of:=[$'sapmachine16-few-loaders-5-400-interleave1.0-sanitized'.AE183]" office:value-type="float" office:value="0" calcext:value-type="float">
            <text:p>0</text:p>
          </table:table-cell>
          <table:table-cell table:formula="of:=[$'sapmachine16-few-loaders-5-400-interleave0.1-sanitized'.AE183]" office:value-type="float" office:value="0" calcext:value-type="float">
            <text:p>0</text:p>
          </table:table-cell>
          <table:table-cell table:formula="of:=[$'sapmachine16-few-loaders-5-400-interleave0.01-sanitized'.AE18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4]" office:value-type="float" office:value="0" calcext:value-type="float">
            <text:p>0</text:p>
          </table:table-cell>
          <table:table-cell table:formula="of:=[$'sapmachine16-few-loaders-5-400-interleave1.0-sanitized'.AE184]" office:value-type="float" office:value="0" calcext:value-type="float">
            <text:p>0</text:p>
          </table:table-cell>
          <table:table-cell table:formula="of:=[$'sapmachine16-few-loaders-5-400-interleave0.1-sanitized'.AE184]" office:value-type="float" office:value="0" calcext:value-type="float">
            <text:p>0</text:p>
          </table:table-cell>
          <table:table-cell table:formula="of:=[$'sapmachine16-few-loaders-5-400-interleave0.01-sanitized'.AE18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5]" office:value-type="float" office:value="0" calcext:value-type="float">
            <text:p>0</text:p>
          </table:table-cell>
          <table:table-cell table:formula="of:=[$'sapmachine16-few-loaders-5-400-interleave1.0-sanitized'.AE185]" office:value-type="float" office:value="0" calcext:value-type="float">
            <text:p>0</text:p>
          </table:table-cell>
          <table:table-cell table:formula="of:=[$'sapmachine16-few-loaders-5-400-interleave0.1-sanitized'.AE185]" office:value-type="float" office:value="0" calcext:value-type="float">
            <text:p>0</text:p>
          </table:table-cell>
          <table:table-cell table:formula="of:=[$'sapmachine16-few-loaders-5-400-interleave0.01-sanitized'.AE18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6]" office:value-type="float" office:value="0" calcext:value-type="float">
            <text:p>0</text:p>
          </table:table-cell>
          <table:table-cell table:formula="of:=[$'sapmachine16-few-loaders-5-400-interleave1.0-sanitized'.AE186]" office:value-type="float" office:value="0" calcext:value-type="float">
            <text:p>0</text:p>
          </table:table-cell>
          <table:table-cell table:formula="of:=[$'sapmachine16-few-loaders-5-400-interleave0.1-sanitized'.AE186]" office:value-type="float" office:value="0" calcext:value-type="float">
            <text:p>0</text:p>
          </table:table-cell>
          <table:table-cell table:formula="of:=[$'sapmachine16-few-loaders-5-400-interleave0.01-sanitized'.AE18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7]" office:value-type="float" office:value="0" calcext:value-type="float">
            <text:p>0</text:p>
          </table:table-cell>
          <table:table-cell table:formula="of:=[$'sapmachine16-few-loaders-5-400-interleave1.0-sanitized'.AE187]" office:value-type="float" office:value="0" calcext:value-type="float">
            <text:p>0</text:p>
          </table:table-cell>
          <table:table-cell table:formula="of:=[$'sapmachine16-few-loaders-5-400-interleave0.1-sanitized'.AE187]" office:value-type="float" office:value="0" calcext:value-type="float">
            <text:p>0</text:p>
          </table:table-cell>
          <table:table-cell table:formula="of:=[$'sapmachine16-few-loaders-5-400-interleave0.01-sanitized'.AE18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8]" office:value-type="float" office:value="0" calcext:value-type="float">
            <text:p>0</text:p>
          </table:table-cell>
          <table:table-cell table:formula="of:=[$'sapmachine16-few-loaders-5-400-interleave1.0-sanitized'.AE188]" office:value-type="float" office:value="0" calcext:value-type="float">
            <text:p>0</text:p>
          </table:table-cell>
          <table:table-cell table:formula="of:=[$'sapmachine16-few-loaders-5-400-interleave0.1-sanitized'.AE188]" office:value-type="float" office:value="0" calcext:value-type="float">
            <text:p>0</text:p>
          </table:table-cell>
          <table:table-cell table:formula="of:=[$'sapmachine16-few-loaders-5-400-interleave0.01-sanitized'.AE18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89]" office:value-type="float" office:value="0" calcext:value-type="float">
            <text:p>0</text:p>
          </table:table-cell>
          <table:table-cell table:formula="of:=[$'sapmachine16-few-loaders-5-400-interleave1.0-sanitized'.AE189]" office:value-type="float" office:value="0" calcext:value-type="float">
            <text:p>0</text:p>
          </table:table-cell>
          <table:table-cell table:formula="of:=[$'sapmachine16-few-loaders-5-400-interleave0.1-sanitized'.AE189]" office:value-type="float" office:value="0" calcext:value-type="float">
            <text:p>0</text:p>
          </table:table-cell>
          <table:table-cell table:formula="of:=[$'sapmachine16-few-loaders-5-400-interleave0.01-sanitized'.AE18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0]" office:value-type="float" office:value="0" calcext:value-type="float">
            <text:p>0</text:p>
          </table:table-cell>
          <table:table-cell table:formula="of:=[$'sapmachine16-few-loaders-5-400-interleave1.0-sanitized'.AE190]" office:value-type="float" office:value="0" calcext:value-type="float">
            <text:p>0</text:p>
          </table:table-cell>
          <table:table-cell table:formula="of:=[$'sapmachine16-few-loaders-5-400-interleave0.1-sanitized'.AE190]" office:value-type="float" office:value="0" calcext:value-type="float">
            <text:p>0</text:p>
          </table:table-cell>
          <table:table-cell table:formula="of:=[$'sapmachine16-few-loaders-5-400-interleave0.01-sanitized'.AE19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1]" office:value-type="float" office:value="0" calcext:value-type="float">
            <text:p>0</text:p>
          </table:table-cell>
          <table:table-cell table:formula="of:=[$'sapmachine16-few-loaders-5-400-interleave1.0-sanitized'.AE191]" office:value-type="float" office:value="0" calcext:value-type="float">
            <text:p>0</text:p>
          </table:table-cell>
          <table:table-cell table:formula="of:=[$'sapmachine16-few-loaders-5-400-interleave0.1-sanitized'.AE191]" office:value-type="float" office:value="0" calcext:value-type="float">
            <text:p>0</text:p>
          </table:table-cell>
          <table:table-cell table:formula="of:=[$'sapmachine16-few-loaders-5-400-interleave0.01-sanitized'.AE19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2]" office:value-type="float" office:value="0" calcext:value-type="float">
            <text:p>0</text:p>
          </table:table-cell>
          <table:table-cell table:formula="of:=[$'sapmachine16-few-loaders-5-400-interleave1.0-sanitized'.AE192]" office:value-type="float" office:value="0" calcext:value-type="float">
            <text:p>0</text:p>
          </table:table-cell>
          <table:table-cell table:formula="of:=[$'sapmachine16-few-loaders-5-400-interleave0.1-sanitized'.AE192]" office:value-type="float" office:value="0" calcext:value-type="float">
            <text:p>0</text:p>
          </table:table-cell>
          <table:table-cell table:formula="of:=[$'sapmachine16-few-loaders-5-400-interleave0.01-sanitized'.AE19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3]" office:value-type="float" office:value="0" calcext:value-type="float">
            <text:p>0</text:p>
          </table:table-cell>
          <table:table-cell table:formula="of:=[$'sapmachine16-few-loaders-5-400-interleave1.0-sanitized'.AE193]" office:value-type="float" office:value="0" calcext:value-type="float">
            <text:p>0</text:p>
          </table:table-cell>
          <table:table-cell table:formula="of:=[$'sapmachine16-few-loaders-5-400-interleave0.1-sanitized'.AE193]" office:value-type="float" office:value="0" calcext:value-type="float">
            <text:p>0</text:p>
          </table:table-cell>
          <table:table-cell table:formula="of:=[$'sapmachine16-few-loaders-5-400-interleave0.01-sanitized'.AE19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4]" office:value-type="float" office:value="0" calcext:value-type="float">
            <text:p>0</text:p>
          </table:table-cell>
          <table:table-cell table:formula="of:=[$'sapmachine16-few-loaders-5-400-interleave1.0-sanitized'.AE194]" office:value-type="float" office:value="0" calcext:value-type="float">
            <text:p>0</text:p>
          </table:table-cell>
          <table:table-cell table:formula="of:=[$'sapmachine16-few-loaders-5-400-interleave0.1-sanitized'.AE194]" office:value-type="float" office:value="0" calcext:value-type="float">
            <text:p>0</text:p>
          </table:table-cell>
          <table:table-cell table:formula="of:=[$'sapmachine16-few-loaders-5-400-interleave0.01-sanitized'.AE19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5]" office:value-type="float" office:value="0" calcext:value-type="float">
            <text:p>0</text:p>
          </table:table-cell>
          <table:table-cell table:formula="of:=[$'sapmachine16-few-loaders-5-400-interleave1.0-sanitized'.AE195]" office:value-type="float" office:value="0" calcext:value-type="float">
            <text:p>0</text:p>
          </table:table-cell>
          <table:table-cell table:formula="of:=[$'sapmachine16-few-loaders-5-400-interleave0.1-sanitized'.AE195]" office:value-type="float" office:value="0" calcext:value-type="float">
            <text:p>0</text:p>
          </table:table-cell>
          <table:table-cell table:formula="of:=[$'sapmachine16-few-loaders-5-400-interleave0.01-sanitized'.AE19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6]" office:value-type="float" office:value="0" calcext:value-type="float">
            <text:p>0</text:p>
          </table:table-cell>
          <table:table-cell table:formula="of:=[$'sapmachine16-few-loaders-5-400-interleave1.0-sanitized'.AE196]" office:value-type="float" office:value="0" calcext:value-type="float">
            <text:p>0</text:p>
          </table:table-cell>
          <table:table-cell table:formula="of:=[$'sapmachine16-few-loaders-5-400-interleave0.1-sanitized'.AE196]" office:value-type="float" office:value="0" calcext:value-type="float">
            <text:p>0</text:p>
          </table:table-cell>
          <table:table-cell table:formula="of:=[$'sapmachine16-few-loaders-5-400-interleave0.01-sanitized'.AE19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7]" office:value-type="float" office:value="0" calcext:value-type="float">
            <text:p>0</text:p>
          </table:table-cell>
          <table:table-cell table:formula="of:=[$'sapmachine16-few-loaders-5-400-interleave1.0-sanitized'.AE197]" office:value-type="float" office:value="0" calcext:value-type="float">
            <text:p>0</text:p>
          </table:table-cell>
          <table:table-cell table:formula="of:=[$'sapmachine16-few-loaders-5-400-interleave0.1-sanitized'.AE197]" office:value-type="float" office:value="0" calcext:value-type="float">
            <text:p>0</text:p>
          </table:table-cell>
          <table:table-cell table:formula="of:=[$'sapmachine16-few-loaders-5-400-interleave0.01-sanitized'.AE19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8]" office:value-type="float" office:value="0" calcext:value-type="float">
            <text:p>0</text:p>
          </table:table-cell>
          <table:table-cell table:formula="of:=[$'sapmachine16-few-loaders-5-400-interleave1.0-sanitized'.AE198]" office:value-type="float" office:value="0" calcext:value-type="float">
            <text:p>0</text:p>
          </table:table-cell>
          <table:table-cell table:formula="of:=[$'sapmachine16-few-loaders-5-400-interleave0.1-sanitized'.AE198]" office:value-type="float" office:value="0" calcext:value-type="float">
            <text:p>0</text:p>
          </table:table-cell>
          <table:table-cell table:formula="of:=[$'sapmachine16-few-loaders-5-400-interleave0.01-sanitized'.AE19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199]" office:value-type="float" office:value="0" calcext:value-type="float">
            <text:p>0</text:p>
          </table:table-cell>
          <table:table-cell table:formula="of:=[$'sapmachine16-few-loaders-5-400-interleave1.0-sanitized'.AE199]" office:value-type="float" office:value="0" calcext:value-type="float">
            <text:p>0</text:p>
          </table:table-cell>
          <table:table-cell table:formula="of:=[$'sapmachine16-few-loaders-5-400-interleave0.1-sanitized'.AE199]" office:value-type="float" office:value="0" calcext:value-type="float">
            <text:p>0</text:p>
          </table:table-cell>
          <table:table-cell table:formula="of:=[$'sapmachine16-few-loaders-5-400-interleave0.01-sanitized'.AE19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0]" office:value-type="float" office:value="0" calcext:value-type="float">
            <text:p>0</text:p>
          </table:table-cell>
          <table:table-cell table:formula="of:=[$'sapmachine16-few-loaders-5-400-interleave1.0-sanitized'.AE200]" office:value-type="float" office:value="0" calcext:value-type="float">
            <text:p>0</text:p>
          </table:table-cell>
          <table:table-cell table:formula="of:=[$'sapmachine16-few-loaders-5-400-interleave0.1-sanitized'.AE200]" office:value-type="float" office:value="0" calcext:value-type="float">
            <text:p>0</text:p>
          </table:table-cell>
          <table:table-cell table:formula="of:=[$'sapmachine16-few-loaders-5-400-interleave0.01-sanitized'.AE20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1]" office:value-type="float" office:value="0" calcext:value-type="float">
            <text:p>0</text:p>
          </table:table-cell>
          <table:table-cell table:formula="of:=[$'sapmachine16-few-loaders-5-400-interleave1.0-sanitized'.AE201]" office:value-type="float" office:value="0" calcext:value-type="float">
            <text:p>0</text:p>
          </table:table-cell>
          <table:table-cell table:formula="of:=[$'sapmachine16-few-loaders-5-400-interleave0.1-sanitized'.AE201]" office:value-type="float" office:value="0" calcext:value-type="float">
            <text:p>0</text:p>
          </table:table-cell>
          <table:table-cell table:formula="of:=[$'sapmachine16-few-loaders-5-400-interleave0.01-sanitized'.AE20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2]" office:value-type="float" office:value="0" calcext:value-type="float">
            <text:p>0</text:p>
          </table:table-cell>
          <table:table-cell table:formula="of:=[$'sapmachine16-few-loaders-5-400-interleave1.0-sanitized'.AE202]" office:value-type="float" office:value="0" calcext:value-type="float">
            <text:p>0</text:p>
          </table:table-cell>
          <table:table-cell table:formula="of:=[$'sapmachine16-few-loaders-5-400-interleave0.1-sanitized'.AE202]" office:value-type="float" office:value="0" calcext:value-type="float">
            <text:p>0</text:p>
          </table:table-cell>
          <table:table-cell table:formula="of:=[$'sapmachine16-few-loaders-5-400-interleave0.01-sanitized'.AE20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3]" office:value-type="float" office:value="0" calcext:value-type="float">
            <text:p>0</text:p>
          </table:table-cell>
          <table:table-cell table:formula="of:=[$'sapmachine16-few-loaders-5-400-interleave1.0-sanitized'.AE203]" office:value-type="float" office:value="0" calcext:value-type="float">
            <text:p>0</text:p>
          </table:table-cell>
          <table:table-cell table:formula="of:=[$'sapmachine16-few-loaders-5-400-interleave0.1-sanitized'.AE203]" office:value-type="float" office:value="0" calcext:value-type="float">
            <text:p>0</text:p>
          </table:table-cell>
          <table:table-cell table:formula="of:=[$'sapmachine16-few-loaders-5-400-interleave0.01-sanitized'.AE20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4]" office:value-type="float" office:value="0" calcext:value-type="float">
            <text:p>0</text:p>
          </table:table-cell>
          <table:table-cell table:formula="of:=[$'sapmachine16-few-loaders-5-400-interleave1.0-sanitized'.AE204]" office:value-type="float" office:value="0" calcext:value-type="float">
            <text:p>0</text:p>
          </table:table-cell>
          <table:table-cell table:formula="of:=[$'sapmachine16-few-loaders-5-400-interleave0.1-sanitized'.AE204]" office:value-type="float" office:value="0" calcext:value-type="float">
            <text:p>0</text:p>
          </table:table-cell>
          <table:table-cell table:formula="of:=[$'sapmachine16-few-loaders-5-400-interleave0.01-sanitized'.AE20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5]" office:value-type="float" office:value="0" calcext:value-type="float">
            <text:p>0</text:p>
          </table:table-cell>
          <table:table-cell table:formula="of:=[$'sapmachine16-few-loaders-5-400-interleave1.0-sanitized'.AE205]" office:value-type="float" office:value="0" calcext:value-type="float">
            <text:p>0</text:p>
          </table:table-cell>
          <table:table-cell table:formula="of:=[$'sapmachine16-few-loaders-5-400-interleave0.1-sanitized'.AE205]" office:value-type="float" office:value="0" calcext:value-type="float">
            <text:p>0</text:p>
          </table:table-cell>
          <table:table-cell table:formula="of:=[$'sapmachine16-few-loaders-5-400-interleave0.01-sanitized'.AE20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6]" office:value-type="float" office:value="0" calcext:value-type="float">
            <text:p>0</text:p>
          </table:table-cell>
          <table:table-cell table:formula="of:=[$'sapmachine16-few-loaders-5-400-interleave1.0-sanitized'.AE206]" office:value-type="float" office:value="0" calcext:value-type="float">
            <text:p>0</text:p>
          </table:table-cell>
          <table:table-cell table:formula="of:=[$'sapmachine16-few-loaders-5-400-interleave0.1-sanitized'.AE206]" office:value-type="float" office:value="0" calcext:value-type="float">
            <text:p>0</text:p>
          </table:table-cell>
          <table:table-cell table:formula="of:=[$'sapmachine16-few-loaders-5-400-interleave0.01-sanitized'.AE20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7]" office:value-type="float" office:value="0" calcext:value-type="float">
            <text:p>0</text:p>
          </table:table-cell>
          <table:table-cell table:formula="of:=[$'sapmachine16-few-loaders-5-400-interleave1.0-sanitized'.AE207]" office:value-type="float" office:value="0" calcext:value-type="float">
            <text:p>0</text:p>
          </table:table-cell>
          <table:table-cell table:formula="of:=[$'sapmachine16-few-loaders-5-400-interleave0.1-sanitized'.AE207]" office:value-type="float" office:value="0" calcext:value-type="float">
            <text:p>0</text:p>
          </table:table-cell>
          <table:table-cell table:formula="of:=[$'sapmachine16-few-loaders-5-400-interleave0.01-sanitized'.AE20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8]" office:value-type="float" office:value="0" calcext:value-type="float">
            <text:p>0</text:p>
          </table:table-cell>
          <table:table-cell table:formula="of:=[$'sapmachine16-few-loaders-5-400-interleave1.0-sanitized'.AE208]" office:value-type="float" office:value="0" calcext:value-type="float">
            <text:p>0</text:p>
          </table:table-cell>
          <table:table-cell table:formula="of:=[$'sapmachine16-few-loaders-5-400-interleave0.1-sanitized'.AE208]" office:value-type="float" office:value="0" calcext:value-type="float">
            <text:p>0</text:p>
          </table:table-cell>
          <table:table-cell table:formula="of:=[$'sapmachine16-few-loaders-5-400-interleave0.01-sanitized'.AE20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09]" office:value-type="float" office:value="0" calcext:value-type="float">
            <text:p>0</text:p>
          </table:table-cell>
          <table:table-cell table:formula="of:=[$'sapmachine16-few-loaders-5-400-interleave1.0-sanitized'.AE209]" office:value-type="float" office:value="0" calcext:value-type="float">
            <text:p>0</text:p>
          </table:table-cell>
          <table:table-cell table:formula="of:=[$'sapmachine16-few-loaders-5-400-interleave0.1-sanitized'.AE209]" office:value-type="float" office:value="0" calcext:value-type="float">
            <text:p>0</text:p>
          </table:table-cell>
          <table:table-cell table:formula="of:=[$'sapmachine16-few-loaders-5-400-interleave0.01-sanitized'.AE20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0]" office:value-type="float" office:value="0" calcext:value-type="float">
            <text:p>0</text:p>
          </table:table-cell>
          <table:table-cell table:formula="of:=[$'sapmachine16-few-loaders-5-400-interleave1.0-sanitized'.AE210]" office:value-type="float" office:value="0" calcext:value-type="float">
            <text:p>0</text:p>
          </table:table-cell>
          <table:table-cell table:formula="of:=[$'sapmachine16-few-loaders-5-400-interleave0.1-sanitized'.AE210]" office:value-type="float" office:value="0" calcext:value-type="float">
            <text:p>0</text:p>
          </table:table-cell>
          <table:table-cell table:formula="of:=[$'sapmachine16-few-loaders-5-400-interleave0.01-sanitized'.AE21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1]" office:value-type="float" office:value="0" calcext:value-type="float">
            <text:p>0</text:p>
          </table:table-cell>
          <table:table-cell table:formula="of:=[$'sapmachine16-few-loaders-5-400-interleave1.0-sanitized'.AE211]" office:value-type="float" office:value="0" calcext:value-type="float">
            <text:p>0</text:p>
          </table:table-cell>
          <table:table-cell table:formula="of:=[$'sapmachine16-few-loaders-5-400-interleave0.1-sanitized'.AE211]" office:value-type="float" office:value="0" calcext:value-type="float">
            <text:p>0</text:p>
          </table:table-cell>
          <table:table-cell table:formula="of:=[$'sapmachine16-few-loaders-5-400-interleave0.01-sanitized'.AE21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2]" office:value-type="float" office:value="0" calcext:value-type="float">
            <text:p>0</text:p>
          </table:table-cell>
          <table:table-cell table:formula="of:=[$'sapmachine16-few-loaders-5-400-interleave1.0-sanitized'.AE212]" office:value-type="float" office:value="0" calcext:value-type="float">
            <text:p>0</text:p>
          </table:table-cell>
          <table:table-cell table:formula="of:=[$'sapmachine16-few-loaders-5-400-interleave0.1-sanitized'.AE212]" office:value-type="float" office:value="0" calcext:value-type="float">
            <text:p>0</text:p>
          </table:table-cell>
          <table:table-cell table:formula="of:=[$'sapmachine16-few-loaders-5-400-interleave0.01-sanitized'.AE21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3]" office:value-type="float" office:value="0" calcext:value-type="float">
            <text:p>0</text:p>
          </table:table-cell>
          <table:table-cell table:formula="of:=[$'sapmachine16-few-loaders-5-400-interleave1.0-sanitized'.AE213]" office:value-type="float" office:value="0" calcext:value-type="float">
            <text:p>0</text:p>
          </table:table-cell>
          <table:table-cell table:formula="of:=[$'sapmachine16-few-loaders-5-400-interleave0.1-sanitized'.AE213]" office:value-type="float" office:value="0" calcext:value-type="float">
            <text:p>0</text:p>
          </table:table-cell>
          <table:table-cell table:formula="of:=[$'sapmachine16-few-loaders-5-400-interleave0.01-sanitized'.AE21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4]" office:value-type="float" office:value="0" calcext:value-type="float">
            <text:p>0</text:p>
          </table:table-cell>
          <table:table-cell table:formula="of:=[$'sapmachine16-few-loaders-5-400-interleave1.0-sanitized'.AE214]" office:value-type="float" office:value="0" calcext:value-type="float">
            <text:p>0</text:p>
          </table:table-cell>
          <table:table-cell table:formula="of:=[$'sapmachine16-few-loaders-5-400-interleave0.1-sanitized'.AE214]" office:value-type="float" office:value="0" calcext:value-type="float">
            <text:p>0</text:p>
          </table:table-cell>
          <table:table-cell table:formula="of:=[$'sapmachine16-few-loaders-5-400-interleave0.01-sanitized'.AE21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5]" office:value-type="float" office:value="0" calcext:value-type="float">
            <text:p>0</text:p>
          </table:table-cell>
          <table:table-cell table:formula="of:=[$'sapmachine16-few-loaders-5-400-interleave1.0-sanitized'.AE215]" office:value-type="float" office:value="0" calcext:value-type="float">
            <text:p>0</text:p>
          </table:table-cell>
          <table:table-cell table:formula="of:=[$'sapmachine16-few-loaders-5-400-interleave0.1-sanitized'.AE215]" office:value-type="float" office:value="0" calcext:value-type="float">
            <text:p>0</text:p>
          </table:table-cell>
          <table:table-cell table:formula="of:=[$'sapmachine16-few-loaders-5-400-interleave0.01-sanitized'.AE21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6]" office:value-type="float" office:value="0" calcext:value-type="float">
            <text:p>0</text:p>
          </table:table-cell>
          <table:table-cell table:formula="of:=[$'sapmachine16-few-loaders-5-400-interleave1.0-sanitized'.AE216]" office:value-type="float" office:value="0" calcext:value-type="float">
            <text:p>0</text:p>
          </table:table-cell>
          <table:table-cell table:formula="of:=[$'sapmachine16-few-loaders-5-400-interleave0.1-sanitized'.AE216]" office:value-type="float" office:value="0" calcext:value-type="float">
            <text:p>0</text:p>
          </table:table-cell>
          <table:table-cell table:formula="of:=[$'sapmachine16-few-loaders-5-400-interleave0.01-sanitized'.AE21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7]" office:value-type="float" office:value="0" calcext:value-type="float">
            <text:p>0</text:p>
          </table:table-cell>
          <table:table-cell table:formula="of:=[$'sapmachine16-few-loaders-5-400-interleave1.0-sanitized'.AE217]" office:value-type="float" office:value="0" calcext:value-type="float">
            <text:p>0</text:p>
          </table:table-cell>
          <table:table-cell table:formula="of:=[$'sapmachine16-few-loaders-5-400-interleave0.1-sanitized'.AE217]" office:value-type="float" office:value="0" calcext:value-type="float">
            <text:p>0</text:p>
          </table:table-cell>
          <table:table-cell table:formula="of:=[$'sapmachine16-few-loaders-5-400-interleave0.01-sanitized'.AE21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8]" office:value-type="float" office:value="0" calcext:value-type="float">
            <text:p>0</text:p>
          </table:table-cell>
          <table:table-cell table:formula="of:=[$'sapmachine16-few-loaders-5-400-interleave1.0-sanitized'.AE218]" office:value-type="float" office:value="0" calcext:value-type="float">
            <text:p>0</text:p>
          </table:table-cell>
          <table:table-cell table:formula="of:=[$'sapmachine16-few-loaders-5-400-interleave0.1-sanitized'.AE218]" office:value-type="float" office:value="0" calcext:value-type="float">
            <text:p>0</text:p>
          </table:table-cell>
          <table:table-cell table:formula="of:=[$'sapmachine16-few-loaders-5-400-interleave0.01-sanitized'.AE21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19]" office:value-type="float" office:value="0" calcext:value-type="float">
            <text:p>0</text:p>
          </table:table-cell>
          <table:table-cell table:formula="of:=[$'sapmachine16-few-loaders-5-400-interleave1.0-sanitized'.AE219]" office:value-type="float" office:value="0" calcext:value-type="float">
            <text:p>0</text:p>
          </table:table-cell>
          <table:table-cell table:formula="of:=[$'sapmachine16-few-loaders-5-400-interleave0.1-sanitized'.AE219]" office:value-type="float" office:value="0" calcext:value-type="float">
            <text:p>0</text:p>
          </table:table-cell>
          <table:table-cell table:formula="of:=[$'sapmachine16-few-loaders-5-400-interleave0.01-sanitized'.AE21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0]" office:value-type="float" office:value="0" calcext:value-type="float">
            <text:p>0</text:p>
          </table:table-cell>
          <table:table-cell table:formula="of:=[$'sapmachine16-few-loaders-5-400-interleave1.0-sanitized'.AE220]" office:value-type="float" office:value="0" calcext:value-type="float">
            <text:p>0</text:p>
          </table:table-cell>
          <table:table-cell table:formula="of:=[$'sapmachine16-few-loaders-5-400-interleave0.1-sanitized'.AE220]" office:value-type="float" office:value="0" calcext:value-type="float">
            <text:p>0</text:p>
          </table:table-cell>
          <table:table-cell table:formula="of:=[$'sapmachine16-few-loaders-5-400-interleave0.01-sanitized'.AE22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1]" office:value-type="float" office:value="0" calcext:value-type="float">
            <text:p>0</text:p>
          </table:table-cell>
          <table:table-cell table:formula="of:=[$'sapmachine16-few-loaders-5-400-interleave1.0-sanitized'.AE221]" office:value-type="float" office:value="0" calcext:value-type="float">
            <text:p>0</text:p>
          </table:table-cell>
          <table:table-cell table:formula="of:=[$'sapmachine16-few-loaders-5-400-interleave0.1-sanitized'.AE221]" office:value-type="float" office:value="0" calcext:value-type="float">
            <text:p>0</text:p>
          </table:table-cell>
          <table:table-cell table:formula="of:=[$'sapmachine16-few-loaders-5-400-interleave0.01-sanitized'.AE22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2]" office:value-type="float" office:value="0" calcext:value-type="float">
            <text:p>0</text:p>
          </table:table-cell>
          <table:table-cell table:formula="of:=[$'sapmachine16-few-loaders-5-400-interleave1.0-sanitized'.AE222]" office:value-type="float" office:value="0" calcext:value-type="float">
            <text:p>0</text:p>
          </table:table-cell>
          <table:table-cell table:formula="of:=[$'sapmachine16-few-loaders-5-400-interleave0.1-sanitized'.AE222]" office:value-type="float" office:value="0" calcext:value-type="float">
            <text:p>0</text:p>
          </table:table-cell>
          <table:table-cell table:formula="of:=[$'sapmachine16-few-loaders-5-400-interleave0.01-sanitized'.AE22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3]" office:value-type="float" office:value="0" calcext:value-type="float">
            <text:p>0</text:p>
          </table:table-cell>
          <table:table-cell table:formula="of:=[$'sapmachine16-few-loaders-5-400-interleave1.0-sanitized'.AE223]" office:value-type="float" office:value="0" calcext:value-type="float">
            <text:p>0</text:p>
          </table:table-cell>
          <table:table-cell table:formula="of:=[$'sapmachine16-few-loaders-5-400-interleave0.1-sanitized'.AE223]" office:value-type="float" office:value="0" calcext:value-type="float">
            <text:p>0</text:p>
          </table:table-cell>
          <table:table-cell table:formula="of:=[$'sapmachine16-few-loaders-5-400-interleave0.01-sanitized'.AE22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4]" office:value-type="float" office:value="0" calcext:value-type="float">
            <text:p>0</text:p>
          </table:table-cell>
          <table:table-cell table:formula="of:=[$'sapmachine16-few-loaders-5-400-interleave1.0-sanitized'.AE224]" office:value-type="float" office:value="0" calcext:value-type="float">
            <text:p>0</text:p>
          </table:table-cell>
          <table:table-cell table:formula="of:=[$'sapmachine16-few-loaders-5-400-interleave0.1-sanitized'.AE224]" office:value-type="float" office:value="0" calcext:value-type="float">
            <text:p>0</text:p>
          </table:table-cell>
          <table:table-cell table:formula="of:=[$'sapmachine16-few-loaders-5-400-interleave0.01-sanitized'.AE22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5]" office:value-type="float" office:value="0" calcext:value-type="float">
            <text:p>0</text:p>
          </table:table-cell>
          <table:table-cell table:formula="of:=[$'sapmachine16-few-loaders-5-400-interleave1.0-sanitized'.AE225]" office:value-type="float" office:value="0" calcext:value-type="float">
            <text:p>0</text:p>
          </table:table-cell>
          <table:table-cell table:formula="of:=[$'sapmachine16-few-loaders-5-400-interleave0.1-sanitized'.AE225]" office:value-type="float" office:value="0" calcext:value-type="float">
            <text:p>0</text:p>
          </table:table-cell>
          <table:table-cell table:formula="of:=[$'sapmachine16-few-loaders-5-400-interleave0.01-sanitized'.AE22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6]" office:value-type="float" office:value="0" calcext:value-type="float">
            <text:p>0</text:p>
          </table:table-cell>
          <table:table-cell table:formula="of:=[$'sapmachine16-few-loaders-5-400-interleave1.0-sanitized'.AE226]" office:value-type="float" office:value="0" calcext:value-type="float">
            <text:p>0</text:p>
          </table:table-cell>
          <table:table-cell table:formula="of:=[$'sapmachine16-few-loaders-5-400-interleave0.1-sanitized'.AE226]" office:value-type="float" office:value="0" calcext:value-type="float">
            <text:p>0</text:p>
          </table:table-cell>
          <table:table-cell table:formula="of:=[$'sapmachine16-few-loaders-5-400-interleave0.01-sanitized'.AE22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7]" office:value-type="float" office:value="0" calcext:value-type="float">
            <text:p>0</text:p>
          </table:table-cell>
          <table:table-cell table:formula="of:=[$'sapmachine16-few-loaders-5-400-interleave1.0-sanitized'.AE227]" office:value-type="float" office:value="0" calcext:value-type="float">
            <text:p>0</text:p>
          </table:table-cell>
          <table:table-cell table:formula="of:=[$'sapmachine16-few-loaders-5-400-interleave0.1-sanitized'.AE227]" office:value-type="float" office:value="0" calcext:value-type="float">
            <text:p>0</text:p>
          </table:table-cell>
          <table:table-cell table:formula="of:=[$'sapmachine16-few-loaders-5-400-interleave0.01-sanitized'.AE22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8]" office:value-type="float" office:value="0" calcext:value-type="float">
            <text:p>0</text:p>
          </table:table-cell>
          <table:table-cell table:formula="of:=[$'sapmachine16-few-loaders-5-400-interleave1.0-sanitized'.AE228]" office:value-type="float" office:value="0" calcext:value-type="float">
            <text:p>0</text:p>
          </table:table-cell>
          <table:table-cell table:formula="of:=[$'sapmachine16-few-loaders-5-400-interleave0.1-sanitized'.AE228]" office:value-type="float" office:value="0" calcext:value-type="float">
            <text:p>0</text:p>
          </table:table-cell>
          <table:table-cell table:formula="of:=[$'sapmachine16-few-loaders-5-400-interleave0.01-sanitized'.AE22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29]" office:value-type="float" office:value="0" calcext:value-type="float">
            <text:p>0</text:p>
          </table:table-cell>
          <table:table-cell table:formula="of:=[$'sapmachine16-few-loaders-5-400-interleave1.0-sanitized'.AE229]" office:value-type="float" office:value="0" calcext:value-type="float">
            <text:p>0</text:p>
          </table:table-cell>
          <table:table-cell table:formula="of:=[$'sapmachine16-few-loaders-5-400-interleave0.1-sanitized'.AE229]" office:value-type="float" office:value="0" calcext:value-type="float">
            <text:p>0</text:p>
          </table:table-cell>
          <table:table-cell table:formula="of:=[$'sapmachine16-few-loaders-5-400-interleave0.01-sanitized'.AE22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0]" office:value-type="float" office:value="0" calcext:value-type="float">
            <text:p>0</text:p>
          </table:table-cell>
          <table:table-cell table:formula="of:=[$'sapmachine16-few-loaders-5-400-interleave1.0-sanitized'.AE230]" office:value-type="float" office:value="0" calcext:value-type="float">
            <text:p>0</text:p>
          </table:table-cell>
          <table:table-cell table:formula="of:=[$'sapmachine16-few-loaders-5-400-interleave0.1-sanitized'.AE230]" office:value-type="float" office:value="0" calcext:value-type="float">
            <text:p>0</text:p>
          </table:table-cell>
          <table:table-cell table:formula="of:=[$'sapmachine16-few-loaders-5-400-interleave0.01-sanitized'.AE23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1]" office:value-type="float" office:value="0" calcext:value-type="float">
            <text:p>0</text:p>
          </table:table-cell>
          <table:table-cell table:formula="of:=[$'sapmachine16-few-loaders-5-400-interleave1.0-sanitized'.AE231]" office:value-type="float" office:value="0" calcext:value-type="float">
            <text:p>0</text:p>
          </table:table-cell>
          <table:table-cell table:formula="of:=[$'sapmachine16-few-loaders-5-400-interleave0.1-sanitized'.AE231]" office:value-type="float" office:value="0" calcext:value-type="float">
            <text:p>0</text:p>
          </table:table-cell>
          <table:table-cell table:formula="of:=[$'sapmachine16-few-loaders-5-400-interleave0.01-sanitized'.AE23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2]" office:value-type="float" office:value="0" calcext:value-type="float">
            <text:p>0</text:p>
          </table:table-cell>
          <table:table-cell table:formula="of:=[$'sapmachine16-few-loaders-5-400-interleave1.0-sanitized'.AE232]" office:value-type="float" office:value="0" calcext:value-type="float">
            <text:p>0</text:p>
          </table:table-cell>
          <table:table-cell table:formula="of:=[$'sapmachine16-few-loaders-5-400-interleave0.1-sanitized'.AE232]" office:value-type="float" office:value="0" calcext:value-type="float">
            <text:p>0</text:p>
          </table:table-cell>
          <table:table-cell table:formula="of:=[$'sapmachine16-few-loaders-5-400-interleave0.01-sanitized'.AE23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3]" office:value-type="float" office:value="0" calcext:value-type="float">
            <text:p>0</text:p>
          </table:table-cell>
          <table:table-cell table:formula="of:=[$'sapmachine16-few-loaders-5-400-interleave1.0-sanitized'.AE233]" office:value-type="float" office:value="0" calcext:value-type="float">
            <text:p>0</text:p>
          </table:table-cell>
          <table:table-cell table:formula="of:=[$'sapmachine16-few-loaders-5-400-interleave0.1-sanitized'.AE233]" office:value-type="float" office:value="0" calcext:value-type="float">
            <text:p>0</text:p>
          </table:table-cell>
          <table:table-cell table:formula="of:=[$'sapmachine16-few-loaders-5-400-interleave0.01-sanitized'.AE23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4]" office:value-type="float" office:value="0" calcext:value-type="float">
            <text:p>0</text:p>
          </table:table-cell>
          <table:table-cell table:formula="of:=[$'sapmachine16-few-loaders-5-400-interleave1.0-sanitized'.AE234]" office:value-type="float" office:value="0" calcext:value-type="float">
            <text:p>0</text:p>
          </table:table-cell>
          <table:table-cell table:formula="of:=[$'sapmachine16-few-loaders-5-400-interleave0.1-sanitized'.AE234]" office:value-type="float" office:value="0" calcext:value-type="float">
            <text:p>0</text:p>
          </table:table-cell>
          <table:table-cell table:formula="of:=[$'sapmachine16-few-loaders-5-400-interleave0.01-sanitized'.AE23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5]" office:value-type="float" office:value="0" calcext:value-type="float">
            <text:p>0</text:p>
          </table:table-cell>
          <table:table-cell table:formula="of:=[$'sapmachine16-few-loaders-5-400-interleave1.0-sanitized'.AE235]" office:value-type="float" office:value="0" calcext:value-type="float">
            <text:p>0</text:p>
          </table:table-cell>
          <table:table-cell table:formula="of:=[$'sapmachine16-few-loaders-5-400-interleave0.1-sanitized'.AE235]" office:value-type="float" office:value="0" calcext:value-type="float">
            <text:p>0</text:p>
          </table:table-cell>
          <table:table-cell table:formula="of:=[$'sapmachine16-few-loaders-5-400-interleave0.01-sanitized'.AE23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6]" office:value-type="float" office:value="0" calcext:value-type="float">
            <text:p>0</text:p>
          </table:table-cell>
          <table:table-cell table:formula="of:=[$'sapmachine16-few-loaders-5-400-interleave1.0-sanitized'.AE236]" office:value-type="float" office:value="0" calcext:value-type="float">
            <text:p>0</text:p>
          </table:table-cell>
          <table:table-cell table:formula="of:=[$'sapmachine16-few-loaders-5-400-interleave0.1-sanitized'.AE236]" office:value-type="float" office:value="0" calcext:value-type="float">
            <text:p>0</text:p>
          </table:table-cell>
          <table:table-cell table:formula="of:=[$'sapmachine16-few-loaders-5-400-interleave0.01-sanitized'.AE23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7]" office:value-type="float" office:value="0" calcext:value-type="float">
            <text:p>0</text:p>
          </table:table-cell>
          <table:table-cell table:formula="of:=[$'sapmachine16-few-loaders-5-400-interleave1.0-sanitized'.AE237]" office:value-type="float" office:value="0" calcext:value-type="float">
            <text:p>0</text:p>
          </table:table-cell>
          <table:table-cell table:formula="of:=[$'sapmachine16-few-loaders-5-400-interleave0.1-sanitized'.AE237]" office:value-type="float" office:value="0" calcext:value-type="float">
            <text:p>0</text:p>
          </table:table-cell>
          <table:table-cell table:formula="of:=[$'sapmachine16-few-loaders-5-400-interleave0.01-sanitized'.AE23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8]" office:value-type="float" office:value="0" calcext:value-type="float">
            <text:p>0</text:p>
          </table:table-cell>
          <table:table-cell table:formula="of:=[$'sapmachine16-few-loaders-5-400-interleave1.0-sanitized'.AE238]" office:value-type="float" office:value="0" calcext:value-type="float">
            <text:p>0</text:p>
          </table:table-cell>
          <table:table-cell table:formula="of:=[$'sapmachine16-few-loaders-5-400-interleave0.1-sanitized'.AE238]" office:value-type="float" office:value="0" calcext:value-type="float">
            <text:p>0</text:p>
          </table:table-cell>
          <table:table-cell table:formula="of:=[$'sapmachine16-few-loaders-5-400-interleave0.01-sanitized'.AE23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39]" office:value-type="float" office:value="0" calcext:value-type="float">
            <text:p>0</text:p>
          </table:table-cell>
          <table:table-cell table:formula="of:=[$'sapmachine16-few-loaders-5-400-interleave1.0-sanitized'.AE239]" office:value-type="float" office:value="0" calcext:value-type="float">
            <text:p>0</text:p>
          </table:table-cell>
          <table:table-cell table:formula="of:=[$'sapmachine16-few-loaders-5-400-interleave0.1-sanitized'.AE239]" office:value-type="float" office:value="0" calcext:value-type="float">
            <text:p>0</text:p>
          </table:table-cell>
          <table:table-cell table:formula="of:=[$'sapmachine16-few-loaders-5-400-interleave0.01-sanitized'.AE23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0]" office:value-type="float" office:value="0" calcext:value-type="float">
            <text:p>0</text:p>
          </table:table-cell>
          <table:table-cell table:formula="of:=[$'sapmachine16-few-loaders-5-400-interleave1.0-sanitized'.AE240]" office:value-type="float" office:value="0" calcext:value-type="float">
            <text:p>0</text:p>
          </table:table-cell>
          <table:table-cell table:formula="of:=[$'sapmachine16-few-loaders-5-400-interleave0.1-sanitized'.AE240]" office:value-type="float" office:value="0" calcext:value-type="float">
            <text:p>0</text:p>
          </table:table-cell>
          <table:table-cell table:formula="of:=[$'sapmachine16-few-loaders-5-400-interleave0.01-sanitized'.AE240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1]" office:value-type="float" office:value="0" calcext:value-type="float">
            <text:p>0</text:p>
          </table:table-cell>
          <table:table-cell table:formula="of:=[$'sapmachine16-few-loaders-5-400-interleave1.0-sanitized'.AE241]" office:value-type="float" office:value="0" calcext:value-type="float">
            <text:p>0</text:p>
          </table:table-cell>
          <table:table-cell table:formula="of:=[$'sapmachine16-few-loaders-5-400-interleave0.1-sanitized'.AE241]" office:value-type="float" office:value="0" calcext:value-type="float">
            <text:p>0</text:p>
          </table:table-cell>
          <table:table-cell table:formula="of:=[$'sapmachine16-few-loaders-5-400-interleave0.01-sanitized'.AE241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2]" office:value-type="float" office:value="0" calcext:value-type="float">
            <text:p>0</text:p>
          </table:table-cell>
          <table:table-cell table:formula="of:=[$'sapmachine16-few-loaders-5-400-interleave1.0-sanitized'.AE242]" office:value-type="float" office:value="0" calcext:value-type="float">
            <text:p>0</text:p>
          </table:table-cell>
          <table:table-cell table:formula="of:=[$'sapmachine16-few-loaders-5-400-interleave0.1-sanitized'.AE242]" office:value-type="float" office:value="0" calcext:value-type="float">
            <text:p>0</text:p>
          </table:table-cell>
          <table:table-cell table:formula="of:=[$'sapmachine16-few-loaders-5-400-interleave0.01-sanitized'.AE242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3]" office:value-type="float" office:value="0" calcext:value-type="float">
            <text:p>0</text:p>
          </table:table-cell>
          <table:table-cell table:formula="of:=[$'sapmachine16-few-loaders-5-400-interleave1.0-sanitized'.AE243]" office:value-type="float" office:value="0" calcext:value-type="float">
            <text:p>0</text:p>
          </table:table-cell>
          <table:table-cell table:formula="of:=[$'sapmachine16-few-loaders-5-400-interleave0.1-sanitized'.AE243]" office:value-type="float" office:value="0" calcext:value-type="float">
            <text:p>0</text:p>
          </table:table-cell>
          <table:table-cell table:formula="of:=[$'sapmachine16-few-loaders-5-400-interleave0.01-sanitized'.AE243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4]" office:value-type="float" office:value="0" calcext:value-type="float">
            <text:p>0</text:p>
          </table:table-cell>
          <table:table-cell table:formula="of:=[$'sapmachine16-few-loaders-5-400-interleave1.0-sanitized'.AE244]" office:value-type="float" office:value="0" calcext:value-type="float">
            <text:p>0</text:p>
          </table:table-cell>
          <table:table-cell table:formula="of:=[$'sapmachine16-few-loaders-5-400-interleave0.1-sanitized'.AE244]" office:value-type="float" office:value="0" calcext:value-type="float">
            <text:p>0</text:p>
          </table:table-cell>
          <table:table-cell table:formula="of:=[$'sapmachine16-few-loaders-5-400-interleave0.01-sanitized'.AE244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5]" office:value-type="float" office:value="0" calcext:value-type="float">
            <text:p>0</text:p>
          </table:table-cell>
          <table:table-cell table:formula="of:=[$'sapmachine16-few-loaders-5-400-interleave1.0-sanitized'.AE245]" office:value-type="float" office:value="0" calcext:value-type="float">
            <text:p>0</text:p>
          </table:table-cell>
          <table:table-cell table:formula="of:=[$'sapmachine16-few-loaders-5-400-interleave0.1-sanitized'.AE245]" office:value-type="float" office:value="0" calcext:value-type="float">
            <text:p>0</text:p>
          </table:table-cell>
          <table:table-cell table:formula="of:=[$'sapmachine16-few-loaders-5-400-interleave0.01-sanitized'.AE245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6]" office:value-type="float" office:value="0" calcext:value-type="float">
            <text:p>0</text:p>
          </table:table-cell>
          <table:table-cell table:formula="of:=[$'sapmachine16-few-loaders-5-400-interleave1.0-sanitized'.AE246]" office:value-type="float" office:value="0" calcext:value-type="float">
            <text:p>0</text:p>
          </table:table-cell>
          <table:table-cell table:formula="of:=[$'sapmachine16-few-loaders-5-400-interleave0.1-sanitized'.AE246]" office:value-type="float" office:value="0" calcext:value-type="float">
            <text:p>0</text:p>
          </table:table-cell>
          <table:table-cell table:formula="of:=[$'sapmachine16-few-loaders-5-400-interleave0.01-sanitized'.AE246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7]" office:value-type="float" office:value="0" calcext:value-type="float">
            <text:p>0</text:p>
          </table:table-cell>
          <table:table-cell table:formula="of:=[$'sapmachine16-few-loaders-5-400-interleave1.0-sanitized'.AE247]" office:value-type="float" office:value="0" calcext:value-type="float">
            <text:p>0</text:p>
          </table:table-cell>
          <table:table-cell table:formula="of:=[$'sapmachine16-few-loaders-5-400-interleave0.1-sanitized'.AE247]" office:value-type="float" office:value="0" calcext:value-type="float">
            <text:p>0</text:p>
          </table:table-cell>
          <table:table-cell table:formula="of:=[$'sapmachine16-few-loaders-5-400-interleave0.01-sanitized'.AE247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8]" office:value-type="float" office:value="0" calcext:value-type="float">
            <text:p>0</text:p>
          </table:table-cell>
          <table:table-cell table:formula="of:=[$'sapmachine16-few-loaders-5-400-interleave1.0-sanitized'.AE248]" office:value-type="float" office:value="0" calcext:value-type="float">
            <text:p>0</text:p>
          </table:table-cell>
          <table:table-cell table:formula="of:=[$'sapmachine16-few-loaders-5-400-interleave0.1-sanitized'.AE248]" office:value-type="float" office:value="0" calcext:value-type="float">
            <text:p>0</text:p>
          </table:table-cell>
          <table:table-cell table:formula="of:=[$'sapmachine16-few-loaders-5-400-interleave0.01-sanitized'.AE248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49]" office:value-type="float" office:value="0" calcext:value-type="float">
            <text:p>0</text:p>
          </table:table-cell>
          <table:table-cell table:formula="of:=[$'sapmachine16-few-loaders-5-400-interleave1.0-sanitized'.AE249]" office:value-type="float" office:value="0" calcext:value-type="float">
            <text:p>0</text:p>
          </table:table-cell>
          <table:table-cell table:formula="of:=[$'sapmachine16-few-loaders-5-400-interleave0.1-sanitized'.AE249]" office:value-type="float" office:value="0" calcext:value-type="float">
            <text:p>0</text:p>
          </table:table-cell>
          <table:table-cell table:formula="of:=[$'sapmachine16-few-loaders-5-400-interleave0.01-sanitized'.AE249]" office:value-type="float" office:value="0" calcext:value-type="float">
            <text:p>0</text:p>
          </table:table-cell>
        </table:table-row>
        <table:table-row table:style-name="ro1">
          <table:table-cell table:formula="of:=[$'sapmachine16-few-loaders-5-400-interleave0.01-sanitized'.AF250]" office:value-type="float" office:value="0" calcext:value-type="float">
            <text:p>0</text:p>
          </table:table-cell>
          <table:table-cell table:formula="of:=[$'sapmachine16-few-loaders-5-400-interleave1.0-sanitized'.AE250]" office:value-type="float" office:value="0" calcext:value-type="float">
            <text:p>0</text:p>
          </table:table-cell>
          <table:table-cell table:formula="of:=[$'sapmachine16-few-loaders-5-400-interleave0.1-sanitized'.AE250]" office:value-type="float" office:value="0" calcext:value-type="float">
            <text:p>0</text:p>
          </table:table-cell>
          <table:table-cell table:formula="of:=[$'sapmachine16-few-loaders-5-400-interleave0.01-sanitized'.AE2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18:58.156946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6:22:20.086251757</dc:date>
    <meta:editing-duration>PT22M34S</meta:editing-duration>
    <meta:editing-cycles>6</meta:editing-cycles>
    <meta:generator>LibreOffice/6.4.6.2$Linux_X86_64 LibreOffice_project/40$Build-2</meta:generator>
    <meta:document-statistic meta:table-count="4" meta:cell-count="181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4cm" svg:height="15.274cm" xlink:href=".." xlink:type="simple" chart:class="chart:line" chart:style-name="ch1">
        <chart:legend chart:legend-position="end" svg:x="21.962cm" svg:y="6.591cm" style:legend-expansion="high" chart:style-name="ch2"/>
        <chart:plot-area chart:style-name="ch3" table:cell-range-address="Sheet4.A1:Sheet4.D250" chart:data-source-has-labels="row" svg:x="0.514cm" svg:y="0.305cm" svg:width="20.934cm" svg:height="14.664cm">
          <chartooo:coordinate-region svg:x="1.876cm" svg:y="0.426cm" svg:width="19.431cm" svg:height="13.5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50" chart:label-cell-address="Sheet4.A1:Sheet4.A1" chart:class="chart:line">
            <chart:data-point chart:repeated="249"/>
          </chart:series>
          <chart:series chart:style-name="ch7" chart:values-cell-range-address="Sheet4.B2:Sheet4.B250" chart:label-cell-address="Sheet4.B1:Sheet4.B1" chart:class="chart:line">
            <chart:data-point chart:repeated="249"/>
          </chart:series>
          <chart:series chart:style-name="ch8" chart:values-cell-range-address="Sheet4.C2:Sheet4.C250" chart:label-cell-address="Sheet4.C1:Sheet4.C1" chart:class="chart:line">
            <chart:data-point chart:repeated="249"/>
          </chart:series>
          <chart:series chart:style-name="ch9" chart:values-cell-range-address="Sheet4.D2:Sheet4.D250" chart:label-cell-address="Sheet4.D1:Sheet4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Sheet4.A1:Sheet4.A1</svg:desc>
                </draw:g>
              </table:table-cell>
              <table:table-cell office:value-type="string">
                <text:p>Committed 1.0</text:p>
                <draw:g>
                  <svg:desc>Sheet4.B1:Sheet4.B1</svg:desc>
                </draw:g>
              </table:table-cell>
              <table:table-cell office:value-type="string">
                <text:p>Committed 0.1</text:p>
                <draw:g>
                  <svg:desc>Sheet4.C1:Sheet4.C1</svg:desc>
                </draw:g>
              </table:table-cell>
              <table:table-cell office:value-type="string">
                <text:p>Committed 0.01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7">
                <text:p>3767</text:p>
                <draw:g>
                  <svg:desc>Sheet4.A2:Sheet4.A250</svg:desc>
                </draw:g>
              </table:table-cell>
              <table:table-cell office:value-type="float" office:value="3968">
                <text:p>3968</text:p>
                <draw:g>
                  <svg:desc>Sheet4.B2:Sheet4.B250</svg:desc>
                </draw:g>
              </table:table-cell>
              <table:table-cell office:value-type="float" office:value="3968">
                <text:p>3968</text:p>
                <draw:g>
                  <svg:desc>Sheet4.C2:Sheet4.C250</svg:desc>
                </draw:g>
              </table:table-cell>
              <table:table-cell office:value-type="float" office:value="3968">
                <text:p>3968</text:p>
                <draw:g>
                  <svg:desc>Sheet4.D2:Sheet4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12">
                <text:p>15112</text:p>
              </table:table-cell>
              <table:table-cell office:value-type="float" office:value="15360">
                <text:p>15360</text:p>
              </table:table-cell>
              <table:table-cell office:value-type="float" office:value="15040">
                <text:p>15040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08">
                <text:p>15808</text:p>
              </table:table-cell>
              <table:table-cell office:value-type="float" office:value="15936">
                <text:p>15936</text:p>
              </table:table-cell>
              <table:table-cell office:value-type="float" office:value="15936">
                <text:p>15936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92">
                <text:p>16292</text:p>
              </table:table-cell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02">
                <text:p>16702</text:p>
              </table:table-cell>
              <table:table-cell office:value-type="float" office:value="16832">
                <text:p>16832</text:p>
              </table:table-cell>
              <table:table-cell office:value-type="float" office:value="16896">
                <text:p>16896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35">
                <text:p>16835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782">
                <text:p>104782</text:p>
              </table:table-cell>
              <table:table-cell office:value-type="float" office:value="68352">
                <text:p>68352</text:p>
              </table:table-cell>
              <table:table-cell office:value-type="float" office:value="73152">
                <text:p>73152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769">
                <text:p>228769</text:p>
              </table:table-cell>
              <table:table-cell office:value-type="float" office:value="192640">
                <text:p>192640</text:p>
              </table:table-cell>
              <table:table-cell office:value-type="float" office:value="195904">
                <text:p>19590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8769">
                <text:p>228769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575">
                <text:p>207575</text:p>
              </table:table-cell>
              <table:table-cell office:value-type="float" office:value="232192">
                <text:p>232192</text:p>
              </table:table-cell>
              <table:table-cell office:value-type="float" office:value="231424">
                <text:p>23142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575">
                <text:p>207575</text:p>
              </table:table-cell>
              <table:table-cell office:value-type="float" office:value="211264">
                <text:p>211264</text:p>
              </table:table-cell>
              <table:table-cell office:value-type="float" office:value="213504">
                <text:p>21350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575">
                <text:p>207575</text:p>
              </table:table-cell>
              <table:table-cell office:value-type="float" office:value="211264">
                <text:p>211264</text:p>
              </table:table-cell>
              <table:table-cell office:value-type="float" office:value="213504">
                <text:p>213504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384">
                <text:p>186384</text:p>
              </table:table-cell>
              <table:table-cell office:value-type="float" office:value="211264">
                <text:p>211264</text:p>
              </table:table-cell>
              <table:table-cell office:value-type="float" office:value="213504">
                <text:p>213504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84">
                <text:p>186384</text:p>
              </table:table-cell>
              <table:table-cell office:value-type="float" office:value="189632">
                <text:p>189632</text:p>
              </table:table-cell>
              <table:table-cell office:value-type="float" office:value="190784">
                <text:p>190784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384">
                <text:p>186384</text:p>
              </table:table-cell>
              <table:table-cell office:value-type="float" office:value="189632">
                <text:p>189632</text:p>
              </table:table-cell>
              <table:table-cell office:value-type="float" office:value="190784">
                <text:p>190784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190">
                <text:p>165190</text:p>
              </table:table-cell>
              <table:table-cell office:value-type="float" office:value="189632">
                <text:p>189632</text:p>
              </table:table-cell>
              <table:table-cell office:value-type="float" office:value="190784">
                <text:p>190784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190">
                <text:p>165190</text:p>
              </table:table-cell>
              <table:table-cell office:value-type="float" office:value="168192">
                <text:p>168192</text:p>
              </table:table-cell>
              <table:table-cell office:value-type="float" office:value="170752">
                <text:p>170752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190">
                <text:p>165190</text:p>
              </table:table-cell>
              <table:table-cell office:value-type="float" office:value="168192">
                <text:p>168192</text:p>
              </table:table-cell>
              <table:table-cell office:value-type="float" office:value="170752">
                <text:p>170752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999">
                <text:p>143999</text:p>
              </table:table-cell>
              <table:table-cell office:value-type="float" office:value="168192">
                <text:p>168192</text:p>
              </table:table-cell>
              <table:table-cell office:value-type="float" office:value="170752">
                <text:p>170752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999">
                <text:p>143999</text:p>
              </table:table-cell>
              <table:table-cell office:value-type="float" office:value="146624">
                <text:p>146624</text:p>
              </table:table-cell>
              <table:table-cell office:value-type="float" office:value="147840">
                <text:p>147840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999">
                <text:p>143999</text:p>
              </table:table-cell>
              <table:table-cell office:value-type="float" office:value="146624">
                <text:p>146624</text:p>
              </table:table-cell>
              <table:table-cell office:value-type="float" office:value="147840">
                <text:p>147840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805">
                <text:p>122805</text:p>
              </table:table-cell>
              <table:table-cell office:value-type="float" office:value="146624">
                <text:p>146624</text:p>
              </table:table-cell>
              <table:table-cell office:value-type="float" office:value="147840">
                <text:p>147840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805">
                <text:p>122805</text:p>
              </table:table-cell>
              <table:table-cell office:value-type="float" office:value="125184">
                <text:p>125184</text:p>
              </table:table-cell>
              <table:table-cell office:value-type="float" office:value="127872">
                <text:p>127872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805">
                <text:p>122805</text:p>
              </table:table-cell>
              <table:table-cell office:value-type="float" office:value="125184">
                <text:p>125184</text:p>
              </table:table-cell>
              <table:table-cell office:value-type="float" office:value="127872">
                <text:p>127872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614">
                <text:p>101614</text:p>
              </table:table-cell>
              <table:table-cell office:value-type="float" office:value="125184">
                <text:p>125184</text:p>
              </table:table-cell>
              <table:table-cell office:value-type="float" office:value="127872">
                <text:p>127872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614">
                <text:p>101614</text:p>
              </table:table-cell>
              <table:table-cell office:value-type="float" office:value="103552">
                <text:p>103552</text:p>
              </table:table-cell>
              <table:table-cell office:value-type="float" office:value="105024">
                <text:p>105024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614">
                <text:p>101614</text:p>
              </table:table-cell>
              <table:table-cell office:value-type="float" office:value="103552">
                <text:p>103552</text:p>
              </table:table-cell>
              <table:table-cell office:value-type="float" office:value="105024">
                <text:p>105024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420">
                <text:p>80420</text:p>
              </table:table-cell>
              <table:table-cell office:value-type="float" office:value="103552">
                <text:p>103552</text:p>
              </table:table-cell>
              <table:table-cell office:value-type="float" office:value="105024">
                <text:p>105024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420">
                <text:p>80420</text:p>
              </table:table-cell>
              <table:table-cell office:value-type="float" office:value="82112">
                <text:p>82112</text:p>
              </table:table-cell>
              <table:table-cell office:value-type="float" office:value="84992">
                <text:p>84992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420">
                <text:p>80420</text:p>
              </table:table-cell>
              <table:table-cell office:value-type="float" office:value="82112">
                <text:p>82112</text:p>
              </table:table-cell>
              <table:table-cell office:value-type="float" office:value="84992">
                <text:p>84992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229">
                <text:p>59229</text:p>
              </table:table-cell>
              <table:table-cell office:value-type="float" office:value="82112">
                <text:p>82112</text:p>
              </table:table-cell>
              <table:table-cell office:value-type="float" office:value="84992">
                <text:p>84992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229">
                <text:p>59229</text:p>
              </table:table-cell>
              <table:table-cell office:value-type="float" office:value="60544">
                <text:p>60544</text:p>
              </table:table-cell>
              <table:table-cell office:value-type="float" office:value="62080">
                <text:p>62080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229">
                <text:p>59229</text:p>
              </table:table-cell>
              <table:table-cell office:value-type="float" office:value="60544">
                <text:p>60544</text:p>
              </table:table-cell>
              <table:table-cell office:value-type="float" office:value="62080">
                <text:p>62080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5">
                <text:p>38035</text:p>
              </table:table-cell>
              <table:table-cell office:value-type="float" office:value="60544">
                <text:p>60544</text:p>
              </table:table-cell>
              <table:table-cell office:value-type="float" office:value="62080">
                <text:p>62080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7">
                <text:p>38037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46">
                <text:p>16846</text:p>
              </table:table-cell>
              <table:table-cell office:value-type="float" office:value="39104">
                <text:p>39104</text:p>
              </table:table-cell>
              <table:table-cell office:value-type="float" office:value="42112">
                <text:p>42112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46">
                <text:p>16846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7024">
                <text:p>17024</text:p>
              </table:table-cell>
              <table:table-cell office:value-type="float" office:value="16960">
                <text:p>16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